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9000002E0BBA5573393F9E807.png" manifest:media-type="image/png"/>
  <manifest:file-entry manifest:full-path="Pictures/10000001000001BF0000007A38BAF8680FF70C73.png" manifest:media-type="image/png"/>
  <manifest:file-entry manifest:full-path="Pictures/1000000100000475000002B9ECDF604BDCD7101F.png" manifest:media-type="image/png"/>
  <manifest:file-entry manifest:full-path="Pictures/100000010000029A000000E5D63FD82B528D7B5E.png" manifest:media-type="image/png"/>
  <manifest:file-entry manifest:full-path="Pictures/10000001000001BF0000038AF122C02E3D2D6B36.png" manifest:media-type="image/png"/>
  <manifest:file-entry manifest:full-path="Pictures/10000001000009C40000020DBE65076CA7D71BDC.png" manifest:media-type="image/png"/>
  <manifest:file-entry manifest:full-path="Pictures/1000000100000850000008C0F7C9CE469DE9D64D.png" manifest:media-type="image/png"/>
  <manifest:file-entry manifest:full-path="Pictures/10000001000003BF000009C47C593384684B71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Lohit Devanagari4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Ubuntu Mono" svg:font-family="'Ubuntu Mono'"/>
    <style:font-face style:name="Ubuntu Mono1" svg:font-family="'Ubuntu Mono'" style:font-adornments="Italic" style:font-pitch="fixed"/>
    <style:font-face style:name="Ubuntu Mono2" svg:font-family="'Ubuntu Mono'" style:font-pitch="fixed"/>
    <style:font-face style:name="Ubuntu Mono3" svg:font-family="'Ubuntu Mono'" style:font-pitch="variable"/>
    <style:font-face style:name="YS Display" svg:font-family="'YS Display'" style:font-pitch="variable"/>
    <style:font-face style:name="YS Display Medium" svg:font-family="'YS Display Medium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.1cm" fo:padding-left="0.1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4.21cm"/>
      <style:paragraph-properties style:writing-mode="lr-tb"/>
    </style:style>
    <style:style style:name="pr1" style:family="presentation" style:parent-style-name="Обложка_20_раздела_5f_2строки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Обложка_20_раздела_5f_2строки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Обложка_20_раздела_5f_2строки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Обложка_20_раздела_5f_2строки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pr5" style:family="presentation" style:parent-style-name="Обложка_20_раздела_5f_2строки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254cm" fo:wrap-option="wrap"/>
      <style:paragraph-properties style:writing-mode="lr-tb"/>
    </style:style>
    <style:style style:name="pr6" style:family="presentation" style:parent-style-name="Обложка_20_раздела_5f_2строки-notes">
      <style:graphic-properties draw:fill-color="#ffffff" fo:min-height="12.572cm"/>
      <style:paragraph-properties style:writing-mode="lr-tb"/>
    </style:style>
    <style:style style:name="pr7" style:family="presentation" style:parent-style-name="СОдержание_5f_12пунктов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СОдержание_5f_12пунктов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254cm" fo:wrap-option="wrap"/>
      <style:paragraph-properties style:writing-mode="lr-tb"/>
    </style:style>
    <style:style style:name="pr9" style:family="presentation" style:parent-style-name="СОдержание_5f_12пунктов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СОдержание_5f_12пунктов-notes">
      <style:graphic-properties draw:fill-color="#ffffff" fo:min-height="12.572cm"/>
      <style:paragraph-properties style:writing-mode="lr-tb"/>
    </style:style>
    <style:style style:name="pr11" style:family="presentation" style:parent-style-name="Обложка_20_раздела_5f_2строки_5f_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Обложка_20_раздела_5f_2строки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Обложка_20_раздела_5f_2строки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pr15" style:family="presentation" style:parent-style-name="Обложка_20_раздела_5f_2строки_5f_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254cm" fo:wrap-option="wrap"/>
      <style:paragraph-properties style:writing-mode="lr-tb"/>
    </style:style>
    <style:style style:name="pr16" style:family="presentation" style:parent-style-name="Обложка_20_раздела_5f_2строки_5f_-notes">
      <style:graphic-properties draw:fill-color="#ffffff" fo:min-height="12.572cm"/>
      <style:paragraph-properties style:writing-mode="lr-tb"/>
    </style:style>
    <style:style style:name="pr17" style:family="presentation" style:parent-style-name="Заголовок_20__2b__20_текс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Заголовок_20__2b__20_текст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Заголовок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Заголовок_20__2b__20_текст-notes">
      <style:graphic-properties draw:fill-color="#ffffff" fo:min-height="12.572cm"/>
      <style:paragraph-properties style:writing-mode="lr-tb"/>
    </style:style>
    <style:style style:name="pr2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Заголовок_20__2b__20_текст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Заголовок_20__2b__20_текст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Заголовок_20__2b__20_текст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Заголовок_20__2b__20_текст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254cm" fo:wrap-option="wrap"/>
      <style:paragraph-properties style:writing-mode="lr-tb"/>
    </style:style>
    <style:style style:name="pr9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3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3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8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4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2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3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4" style:family="presentation" style:parent-style-name="Обложка_20_раздела_5f_2строки_5f_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5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6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7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8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9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0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1" style:family="presentation" style:parent-style-name="Заголовок_20__2b__20_текст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2" style:family="presentation" style:parent-style-name="Финальный_20_слайд_20__2013__20_спасибо_20_за_20_внимание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73" style:family="presentation" style:parent-style-name="Финальный_20_слайд_20__2013__20_спасибо_20_за_20_внимание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74" style:family="presentation" style:parent-style-name="Финальный_20_слайд_20__2013__20_спасибо_20_за_20_внимание-backgroundobject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5" style:family="presentation" style:parent-style-name="Финальный_20_слайд_20__2013__20_спасибо_20_за_20_внима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6" style:family="presentation" style:parent-style-name="Финальный_20_слайд_20__2013__20_спасибо_20_за_20_внимание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200%" fo:text-align="start" fo:text-indent="0cm" style:punctuation-wrap="hanging" style:writing-mode="lr-tb" style:font-independent-line-spacing="true"/>
      <style:text-properties fo:font-size="24pt" fo:hyphenate="false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Ubuntu Mono2"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loext:opacity="0%" style:font-name="Ubuntu Mono2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808080" loext:opacity="100%" style:font-name="Ubuntu Mono2"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writing-mode="lr-tb"/>
      <style:text-properties fo:hyphenate="false"/>
    </style:style>
    <style:style style:name="P2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8" style:family="paragraph">
      <style:paragraph-properties fo:margin-top="0cm" fo:margin-bottom="0cm" fo:line-height="100%" style:text-autospace="none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loext:opacity="0%" style:font-name="Ubuntu Mono2" fo:font-size="14pt" style:font-size-asian="14pt" style:font-size-complex="14pt"/>
    </style:style>
    <style:style style:name="P34" style:family="paragraph">
      <style:paragraph-properties fo:text-align="start"/>
      <style:text-properties fo:color="#127622" loext:opacity="100%" style:font-name="Liberation Mono2" fo:font-size="28pt" style:font-name-asian="Liberation Mono2" style:font-size-asian="28pt" style:font-name-complex="Liberation Mono2" style:font-size-complex="28pt"/>
    </style:style>
    <style:style style:name="P35" style:family="paragraph">
      <loext:graphic-properties draw:fill="none"/>
      <style:paragraph-properties fo:text-align="start"/>
      <style:text-properties fo:color="#127622" loext:opacity="100%" style:font-name="Liberation Mono2" fo:font-size="28pt" style:font-name-asian="Liberation Mono2" style:font-size-asian="28pt" style:font-name-complex="Liberation Mono2" style:font-size-complex="28pt"/>
    </style:style>
    <style:style style:name="P36" style:family="paragraph">
      <style:paragraph-properties fo:margin-top="0cm" fo:margin-bottom="0cm" fo:line-height="2.117cm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YS Display Medium" style:font-size-complex="54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2bf52c" loext:opacity="100%" style:text-line-through-style="none" style:text-line-through-type="none" style:text-position="0% 100%" style:font-name="Arial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8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808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0" style:family="text">
      <style:text-properties fo:font-variant="normal" fo:text-transform="none" fo:color="#c0c0c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2" style:family="text">
      <style:text-properties fo:font-variant="normal" fo:text-transform="none" fo:color="#800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3" style:family="text">
      <style:text-properties fo:font-variant="normal" fo:text-transform="none" fo:color="#092e64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4" style:family="text">
      <style:text-properties fo:font-variant="normal" fo:text-transform="none" fo:color="#800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5" style:family="text">
      <style:text-properties fo:font-variant="normal" fo:text-transform="none" fo:color="#008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6" style:family="text">
      <style:text-properties fo:font-variant="normal" fo:text-transform="none" fo:color="#00677c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7" style:family="text">
      <style:text-properties fo:font-variant="normal" fo:text-transform="none" fo:color="#00677c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18" style:family="text">
      <style:text-properties fo:font-variant="normal" fo:text-transform="none" fo:color="#c0c0c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19" style:family="text">
      <style:text-properties fo:font-variant="normal" fo:text-transform="none" fo:color="#00677c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1" style:family="text">
      <style:text-properties fo:font-variant="normal" fo:text-transform="none" fo:color="#808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2" style:family="text">
      <style:text-properties fo:font-variant="normal" fo:text-transform="none" fo:color="#800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3" style:family="text">
      <style:text-properties fo:font-variant="normal" fo:text-transform="none" fo:color="#092e64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4" style:family="text">
      <style:text-properties fo:font-variant="normal" fo:text-transform="none" fo:color="#00800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4pt" fo:letter-spacing="normal" fo:language="ru" fo:country="RU" fo:font-style="normal" fo:text-shadow="none" style:text-underline-style="none" fo:font-weight="normal" style:letter-kerning="true" fo:background-color="transparent" style:font-name-asian="Liberation Mono1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4pt" fo:letter-spacing="normal" fo:font-style="normal" style:text-underline-style="none" fo:font-weight="normal" fo:background-color="transparent" style:font-name-asian="Liberation Mono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4pt" fo:letter-spacing="normal" fo:font-style="normal" style:text-underline-style="none" fo:font-weight="bold" fo:background-color="transparent" style:font-name-asian="Liberation Mono1" style:font-size-asian="14pt" style:font-style-asian="normal" style:font-weight-asian="bold" style:font-name-complex="Arial" style:font-size-complex="14pt" style:font-style-complex="normal" style:font-weight-complex="bold"/>
    </style:style>
    <style:style style:name="T30" style:family="text">
      <style:text-properties fo:font-variant="normal" fo:text-transform="none" fo:color="#808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31" style:family="text">
      <style:text-properties fo:font-variant="normal" fo:text-transform="none" fo:color="#808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92e64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e5c00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4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loext:opacity="100%" style:text-line-through-style="none" style:text-line-through-type="none" style:text-position="0% 100%" style:font-name="Ubuntu Mono2" fo:font-size="14pt" fo:letter-spacing="normal" fo:font-style="normal" style:text-underline-style="none" fo:font-weight="normal" fo:background-color="transparent" style:font-name-asian="Noto Sans Mono CJK SC" style:font-size-asian="14pt" style:font-style-asian="normal" style:font-weight-asian="normal" style:font-name-complex="Ubuntu Mono2" style:font-size-complex="14pt" style:font-style-complex="normal" style:font-weight-complex="normal"/>
    </style:style>
    <style:style style:name="T5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Mono2" fo:font-size="14pt" fo:letter-spacing="normal" fo:language="ru" fo:country="RU" fo:font-style="normal" fo:text-shadow="none" style:text-underline-style="none" fo:font-weight="bold" style:letter-kerning="true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54pt" fo:letter-spacing="normal" fo:language="ru" fo:country="RU" fo:font-style="normal" fo:text-shadow="none" style:text-underline-style="none" fo:font-weight="bold" style:letter-kerning="true" fo:background-color="transparent" style:font-name-asian="Noto Sans CJK SC2" style:font-size-asian="54pt" style:font-style-asian="normal" style:font-weight-asian="bold" style:font-name-complex="YS Display Medium" style:font-size-complex="5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80" loext:opacity="100%" style:text-line-through-style="none" style:text-line-through-type="none" style:text-position="0% 100%" style:font-name="Ubuntu Mono2" fo:font-size="14pt" fo:letter-spacing="normal" fo:font-style="normal" style:text-underline-style="none" fo:font-weight="bold" fo:background-color="transparent" style:font-name-asian="Noto Sans Mono CJK SC" style:font-size-asian="14pt" style:font-style-asian="normal" style:font-weight-asian="bold" style:font-name-complex="Ubuntu Mono2" style:font-size-complex="14pt" style:font-style-complex="normal" style:font-weight-complex="bold"/>
    </style:style>
    <style:style style:name="T58" style:family="text">
      <style:text-properties fo:color="#127622" loext:opacity="100%" fo:font-size="28pt" style:font-size-asian="28pt" style:font-size-complex="28pt"/>
    </style:style>
    <style:style style:name="T59" style:family="text">
      <style:text-properties fo:color="#127622" loext:opacity="100%" style:font-name="Liberation Mono2" fo:font-size="28pt" style:font-name-asian="Liberation Mono2" style:font-size-asian="28pt" style:font-name-complex="Liberation Mono2" style:font-size-complex="28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7">
        <style:list-level-properties text:min-label-width="0.953cm"/>
        <style:text-properties fo:color="#2bf52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953cm"/>
        <style:text-properties fo:color="#2bf52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794cm"/>
        <style:text-properties fo:font-family="Wingdings" style:font-pitch="variable" style:font-charset="x-symbol" fo:color="#2bf5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писание раздела &#10;в две полные строки" draw:style-name="dp1" draw:master-page-name="Обложка_20_раздела_5f_2строки" presentation:presentation-page-layout-name="AL1T0">
        <draw:frame draw:name="Заголовок 1" presentation:style-name="pr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С++26</text:span><text:span text:style-name="T1"><text:line-break/></text:span><text:span text:style-name="T1">Летняя встреча ISO WG21</text:span></text:p>
          </draw:text-box>
        </draw:frame>
        <draw:frame draw:name="Нижний колонтитул 2" presentation:style-name="pr2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" presentation:style-name="pr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4" presentation:style-name="pr4" draw:text-style-name="P7" draw:layer="layout" svg:width="17.532cm" svg:height="3.92cm" svg:x="8.431cm" svg:y="7.577cm" presentation:class="subtitle" presentation:user-transformed="true">
          <draw:text-box>
            <text:p text:style-name="P6"><text:span text:style-name="T3">Полухин Антон</text:span><text:span text:style-name="T4"><text:line-break/></text:span><text:span text:style-name="T3">Эксперт разработчик C++</text:span><text:span text:style-name="T4"><text:line-break/></text:span><text:span text:style-name="T4"/></text:p>
            <text:p text:style-name="P6"><text:span text:style-name="T3"/></text:p>
          </draw:text-box>
        </draw:frame>
        <draw:frame draw:name="Объект 5" presentation:style-name="pr5" draw:text-style-name="P2" draw:layer="layout" svg:width="26.696cm" svg:height="2.817cm" svg:x="1.016cm" svg:y="1.0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одержание" draw:style-name="dp3" draw:master-page-name="СОдержание_5f_12пунктов">
        <draw:frame draw:name="Заголовок 1" presentation:style-name="pr7" draw:text-style-name="P2" draw:layer="layout" svg:width="31.802cm" svg:height="2.286cm" svg:x="1.032cm" svg:y="1.023cm" presentation:class="title" presentation:user-transformed="true">
          <draw:text-box>
            <text:p text:style-name="P1"><text:span text:style-name="T1">Содержание</text:span></text:p>
          </draw:text-box>
        </draw:frame>
        <draw:frame draw:name="Объект 3" presentation:style-name="pr8" draw:text-style-name="P10" draw:layer="layout" svg:width="12.099cm" svg:height="13.684cm" svg:x="17.956cm" svg:y="3.31cm" presentation:class="outline" presentation:user-transformed="true">
          <draw:text-box>
            <text:list text:style-name="L3">
              <text:list-item>
                <text:p text:style-name="P9"><text:span text:style-name="T5">*function*</text:span></text:p>
              </text:list-item>
              <text:list-item>
                <text:p text:style-name="P9"><text:span text:style-name="T5">constexpr</text:span></text:p>
              </text:list-item>
              <text:list-item>
                <text:p text:style-name="P9"><text:span text:style-name="T5">submdspan</text:span></text:p>
              </text:list-item>
              <text:list-item>
                <text:p text:style-name="P9"><text:span text:style-name="T5"><text:s/></text:span><text:span text:style-name="T5">И ещё...</text:span></text:p>
              </text:list-item>
            </text:list>
          </draw:text-box>
        </draw:frame>
        <draw:frame draw:name="Нижний колонтитул 4" presentation:style-name="pr9" draw:text-style-name="P3" draw:layer="layout" svg:width="15.9cm" svg:height="1.022cm" svg:x="1.032cm" svg:y="18.027cm" presentation:class="footer" presentation:user-transformed="true">
          <draw:text-box>
            <text:p/>
          </draw:text-box>
        </draw:frame>
        <draw:custom-shape draw:name="Объект 3" draw:style-name="gr2" draw:text-style-name="P12" draw:layer="layout" svg:width="12.099cm" svg:height="13.684cm" svg:x="4.833cm" svg:y="3.31cm">
          <text:list text:style-name="L4">
            <text:list-item>
              <text:p text:style-name="P11"><text:span text:style-name="T5">static_assert</text:span></text:p>
            </text:list-item>
            <text:list-item>
              <text:p text:style-name="P11"><text:span text:style-name="T5">_</text:span></text:p>
            </text:list-item>
            <text:list-item>
              <text:p text:style-name="P11"><text:span text:style-name="T5">to_string</text:span></text:p>
            </text:list-item>
            <text:list-item>
              <text:p text:style-name="P11"><text:span text:style-name="T5">Hazard Pointer</text:span></text:p>
            </text:list-item>
            <text:list-item>
              <text:p text:style-name="P11"><text:span text:style-name="T5">RCU</text:span></text:p>
            </text:list-item>
            <text:list-item>
              <text:p text:style-name="P11"><text:span text:style-name="T5">native_handl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ложка_20_раздела_5f_2строки_5f_">
        <draw:frame draw:name="Заголовок 2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static_assert</text:span></text:p>
          </draw:text-box>
        </draw:frame>
        <draw:frame draw:name="Нижний колонтитул 32" presentation:style-name="pr12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1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3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7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1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аголовок_20__2b__20_текст">
        <draw:frame draw:name="Title 2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9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25" presentation:style-name="pr1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5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Оформление презентации" draw:style-name="dp1" draw:master-page-name="Заголовок_20__2b__20_текст">
        <draw:frame draw:name="Title 2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;</text:span></text:p>
          </draw:text-box>
        </draw:frame>
        <draw:frame draw:name="Нижний колонтитул 1" presentation:style-name="pr2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аголовок_20__2b__20_текст">
        <draw:frame draw:name="Title 2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8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1"/></text:p>
            <text:p text:style-name="P18"><text:span text:style-name="T10"/></text:p>
            <text:p text:style-name="P18"><text:span text:style-name="T10"/></text:p>
            <text:p text:style-name="P18"><text:span text:style-name="T9"><text:s/></text:span><text:span text:style-name="T9">private</text:span><text:span text:style-name="T11">:</text:span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1"/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22" presentation:style-name="pr2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аголовок_20__2b__20_текст">
        <draw:frame draw:name="Title 1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 text:c="2"/></text:span><text:span text:style-name="T11">~</text:span><text:span text:style-name="T16">FastPimpl</text:span><text:span text:style-name="T11">()</text:span><text:span text:style-name="T10"> </text:span><text:span text:style-name="T9">noexcept</text:span><text:span text:style-name="T10"> </text:span><text:span text:style-name="T11">{ </text:span><text:span text:style-name="T15">//</text:span><text:span text:style-name="T10"> </text:span><text:span text:style-name="T15">Used in `*cpp` only</text:span></text:p>
            <text:p text:style-name="P18"><text:span text:style-name="T10"><text:s text:c="4"/></text:span><text:span text:style-name="T17">Validate</text:span><text:span text:style-name="T11">&lt;</text:span><text:span text:style-name="T9">sizeof</text:span><text:span text:style-name="T11">(</text:span><text:span text:style-name="T12">T</text:span><text:span text:style-name="T11">),</text:span><text:span text:style-name="T10"> </text:span><text:span text:style-name="T9">alignof</text:span><text:span text:style-name="T11">(</text:span><text:span text:style-name="T12">T</text:span><text:span text:style-name="T11">)&gt;();</text:span></text:p>
            <text:p text:style-name="P18"><text:span text:style-name="T10"><text:s text:c="4"/></text:span><text:span text:style-name="T9">reinterpret_cast</text:span><text:span text:style-name="T11">&lt;T*&gt;(&amp;storage_)-&gt;~</text:span><text:span text:style-name="T12">T</text:span><text:span text:style-name="T11">(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1"/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15" presentation:style-name="pr2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аголовок_20__2b__20_текст">
        <draw:frame draw:name="Title 2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 text:c="2"/></text:span><text:span text:style-name="T11">~</text:span><text:span text:style-name="T16">FastPimpl</text:span><text:span text:style-name="T11">()</text:span><text:span text:style-name="T10"> </text:span><text:span text:style-name="T9">noexcept</text:span><text:span text:style-name="T10"> </text:span><text:span text:style-name="T11">{ </text:span><text:span text:style-name="T15">//</text:span><text:span text:style-name="T10"> </text:span><text:span text:style-name="T15">Used in `*cpp` only</text:span></text:p>
            <text:p text:style-name="P18"><text:span text:style-name="T18"><text:s text:c="4"/></text:span><text:span text:style-name="T19">Validate</text:span><text:span text:style-name="T20">&lt;</text:span><text:span text:style-name="T21">sizeof</text:span><text:span text:style-name="T20">(</text:span><text:span text:style-name="T22">T</text:span><text:span text:style-name="T20">),</text:span><text:span text:style-name="T18"> </text:span><text:span text:style-name="T21">alignof</text:span><text:span text:style-name="T20">(</text:span><text:span text:style-name="T22">T</text:span><text:span text:style-name="T20">)&gt;();</text:span></text:p>
            <text:p text:style-name="P18"><text:span text:style-name="T10"><text:s text:c="4"/></text:span><text:span text:style-name="T9">reinterpret_cast</text:span><text:span text:style-name="T11">&lt;T*&gt;(&amp;storage_)-&gt;~</text:span><text:span text:style-name="T12">T</text:span><text:span text:style-name="T11">(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1"/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30" presentation:style-name="pr2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аголовок_20__2b__20_текст">
        <draw:frame draw:name="Title 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 text:c="2"/></text:span><text:span text:style-name="T11">~</text:span><text:span text:style-name="T16">FastPimpl</text:span><text:span text:style-name="T11">()</text:span><text:span text:style-name="T10"> </text:span><text:span text:style-name="T9">noexcept</text:span><text:span text:style-name="T10"> </text:span><text:span text:style-name="T11">{ </text:span><text:span text:style-name="T15">//</text:span><text:span text:style-name="T10"> </text:span><text:span text:style-name="T15">Used in `*cpp` only</text:span></text:p>
            <text:p text:style-name="P18"><text:span text:style-name="T10"><text:s text:c="4"/></text:span><text:span text:style-name="T17">Validate</text:span><text:span text:style-name="T11">&lt;</text:span><text:span text:style-name="T9">sizeof</text:span><text:span text:style-name="T11">(</text:span><text:span text:style-name="T12">T</text:span><text:span text:style-name="T11">),</text:span><text:span text:style-name="T10"> </text:span><text:span text:style-name="T9">alignof</text:span><text:span text:style-name="T11">(</text:span><text:span text:style-name="T12">T</text:span><text:span text:style-name="T11">)&gt;();</text:span></text:p>
            <text:p text:style-name="P18"><text:span text:style-name="T10"><text:s text:c="4"/></text:span><text:span text:style-name="T9">reinterpret_cast</text:span><text:span text:style-name="T11">&lt;T*&gt;(&amp;storage_)-&gt;~</text:span><text:span text:style-name="T12">T</text:span><text:span text:style-name="T11">(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><text:s text:c="2"/></text:span></text:p>
            <text:p text:style-name="P18"><text:span text:style-name="T10"><text:s text:c="2"/></text:span><text:span text:style-name="T9">template</text:span><text:span text:style-name="T10"> </text:span><text:span text:style-name="T11">&lt;</text:span><text:span text:style-name="T12">std</text:span><text:span text:style-name="T11">::</text:span><text:span text:style-name="T12">size_t</text:span><text:span text:style-name="T10"> </text:span><text:span text:style-name="T13">Actual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ctualAlignment</text:span><text:span text:style-name="T11">&gt;</text:span></text:p>
            <text:p text:style-name="P18"><text:span text:style-name="T10"><text:s text:c="2"/></text:span><text:span text:style-name="T9">static</text:span><text:span text:style-name="T10"> </text:span><text:span text:style-name="T9">void</text:span><text:span text:style-name="T10"> </text:span><text:span text:style-name="T16">Validate</text:span><text:span text:style-name="T11">()</text:span><text:span text:style-name="T10"> </text:span><text:span text:style-name="T9">noexcept</text:span><text:span text:style-name="T10"> </text:span><text:span text:style-name="T11">{</text:span></text:p>
            <text:p text:style-name="P18"><text:span text:style-name="T10"><text:s text:c="4"/></text:span><text:span text:style-name="T9">static_assert</text:span><text:span text:style-name="T11">(</text:span><text:span text:style-name="T13">Size</text:span><text:span text:style-name="T10"> </text:span><text:span text:style-name="T11">==</text:span><text:span text:style-name="T10"> </text:span><text:span text:style-name="T13">ActualSize</text:span><text:span text:style-name="T11">,</text:span><text:span text:style-name="T10"> </text:span><text:span text:style-name="T15">"invalid Size: Size == sizeof(T) failed"</text:span><text:span text:style-name="T11">);</text:span></text:p>
            <text:p text:style-name="P18"><text:span text:style-name="T10"><text:s text:c="4"/></text:span><text:span text:style-name="T9">static_assert</text:span><text:span text:style-name="T11">(</text:span><text:span text:style-name="T13">Alignment</text:span><text:span text:style-name="T10"> </text:span><text:span text:style-name="T11">==</text:span><text:span text:style-name="T10"> </text:span><text:span text:style-name="T13">ActualAlignment</text:span><text:span text:style-name="T11">,</text:span></text:p>
            <text:p text:style-name="P18"><text:span text:style-name="T10"><text:s text:c="18"/></text:span><text:span text:style-name="T15">"invalid Alignment: Alignment == alignof(T) failed"</text:span><text:span text:style-name="T11">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26" presentation:style-name="pr2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аголовок_20__2b__20_текст">
        <draw:frame draw:name="Title 2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 text:c="2"/></text:span><text:span text:style-name="T11">~</text:span><text:span text:style-name="T16">FastPimpl</text:span><text:span text:style-name="T11">()</text:span><text:span text:style-name="T10"> </text:span><text:span text:style-name="T9">noexcept</text:span><text:span text:style-name="T10"> </text:span><text:span text:style-name="T11">{ </text:span><text:span text:style-name="T15">//</text:span><text:span text:style-name="T10"> </text:span><text:span text:style-name="T15">Used in `*cpp` only</text:span></text:p>
            <text:p text:style-name="P18"><text:span text:style-name="T10"><text:s text:c="4"/></text:span><text:span text:style-name="T17">Validate</text:span><text:span text:style-name="T11">&lt;</text:span><text:span text:style-name="T9">sizeof</text:span><text:span text:style-name="T11">(</text:span><text:span text:style-name="T12">T</text:span><text:span text:style-name="T11">),</text:span><text:span text:style-name="T10"> </text:span><text:span text:style-name="T9">alignof</text:span><text:span text:style-name="T11">(</text:span><text:span text:style-name="T12">T</text:span><text:span text:style-name="T11">)&gt;();</text:span></text:p>
            <text:p text:style-name="P18"><text:span text:style-name="T10"><text:s text:c="4"/></text:span><text:span text:style-name="T9">reinterpret_cast</text:span><text:span text:style-name="T11">&lt;T*&gt;(&amp;storage_)-&gt;~</text:span><text:span text:style-name="T12">T</text:span><text:span text:style-name="T11">(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/></text:p>
            <text:p text:style-name="P18"><text:span text:style-name="T10"><text:s text:c="2"/></text:span><text:span text:style-name="T9">template</text:span><text:span text:style-name="T10"> </text:span><text:span text:style-name="T11">&lt;</text:span><text:span text:style-name="T12">std</text:span><text:span text:style-name="T11">::</text:span><text:span text:style-name="T12">size_t</text:span><text:span text:style-name="T10"> </text:span><text:span text:style-name="T13">Actual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ctualAlignment</text:span><text:span text:style-name="T11">&gt;</text:span></text:p>
            <text:p text:style-name="P18"><text:span text:style-name="T10"><text:s text:c="2"/></text:span><text:span text:style-name="T9">static</text:span><text:span text:style-name="T10"> </text:span><text:span text:style-name="T9">void</text:span><text:span text:style-name="T10"> </text:span><text:span text:style-name="T16">Validate</text:span><text:span text:style-name="T11">()</text:span><text:span text:style-name="T10"> </text:span><text:span text:style-name="T9">noexcept</text:span><text:span text:style-name="T10"> </text:span><text:span text:style-name="T11">{</text:span></text:p>
            <text:p text:style-name="P18"><text:span text:style-name="T18"><text:s text:c="4"/></text:span><text:span text:style-name="T21">static_assert</text:span><text:span text:style-name="T20">(</text:span><text:span text:style-name="T23">Size</text:span><text:span text:style-name="T18"> </text:span><text:span text:style-name="T20">==</text:span><text:span text:style-name="T18"> </text:span><text:span text:style-name="T23">ActualSize</text:span><text:span text:style-name="T20">,</text:span><text:span text:style-name="T18"> </text:span><text:span text:style-name="T24">"invalid Size: Size == sizeof(T) failed"</text:span><text:span text:style-name="T20">);</text:span></text:p>
            <text:p text:style-name="P18"><text:span text:style-name="T10"><text:s text:c="4"/></text:span><text:span text:style-name="T9">static_assert</text:span><text:span text:style-name="T11">(</text:span><text:span text:style-name="T13">Alignment</text:span><text:span text:style-name="T10"> </text:span><text:span text:style-name="T11">==</text:span><text:span text:style-name="T10"> </text:span><text:span text:style-name="T13">ActualAlignment</text:span><text:span text:style-name="T11">,</text:span></text:p>
            <text:p text:style-name="P18"><text:span text:style-name="T10"><text:s text:c="18"/></text:span><text:span text:style-name="T15">"invalid Alignment: Alignment == alignof(T) failed"</text:span><text:span text:style-name="T11">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27" presentation:style-name="pr2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аголовок_20__2b__20_текст">
        <draw:frame draw:name="Title 2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/></text:span><text:span text:style-name="T9">public</text:span><text:span text:style-name="T11">: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 text:c="2"/></text:span><text:span text:style-name="T11">~</text:span><text:span text:style-name="T16">FastPimpl</text:span><text:span text:style-name="T11">()</text:span><text:span text:style-name="T10"> </text:span><text:span text:style-name="T9">noexcept</text:span><text:span text:style-name="T10"> </text:span><text:span text:style-name="T11">{ </text:span><text:span text:style-name="T15">//</text:span><text:span text:style-name="T10"> </text:span><text:span text:style-name="T15">Used in `*cpp` only</text:span></text:p>
            <text:p text:style-name="P18"><text:span text:style-name="T10"><text:s text:c="4"/></text:span><text:span text:style-name="T17">Validate</text:span><text:span text:style-name="T11">&lt;</text:span><text:span text:style-name="T9">sizeof</text:span><text:span text:style-name="T11">(</text:span><text:span text:style-name="T12">T</text:span><text:span text:style-name="T11">),</text:span><text:span text:style-name="T10"> </text:span><text:span text:style-name="T9">alignof</text:span><text:span text:style-name="T11">(</text:span><text:span text:style-name="T12">T</text:span><text:span text:style-name="T11">)&gt;();</text:span></text:p>
            <text:p text:style-name="P18"><text:span text:style-name="T10"><text:s text:c="4"/></text:span><text:span text:style-name="T9">reinterpret_cast</text:span><text:span text:style-name="T11">&lt;T*&gt;(&amp;storage_)-&gt;~</text:span><text:span text:style-name="T12">T</text:span><text:span text:style-name="T11">(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/></text:p>
            <text:p text:style-name="P18"><text:span text:style-name="T10"><text:s text:c="2"/></text:span><text:span text:style-name="T9">template</text:span><text:span text:style-name="T10"> </text:span><text:span text:style-name="T11">&lt;</text:span><text:span text:style-name="T12">std</text:span><text:span text:style-name="T11">::</text:span><text:span text:style-name="T12">size_t</text:span><text:span text:style-name="T10"> </text:span><text:span text:style-name="T13">Actual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ctualAlignment</text:span><text:span text:style-name="T11">&gt;</text:span></text:p>
            <text:p text:style-name="P18"><text:span text:style-name="T10"><text:s text:c="2"/></text:span><text:span text:style-name="T9">static</text:span><text:span text:style-name="T10"> </text:span><text:span text:style-name="T9">void</text:span><text:span text:style-name="T10"> </text:span><text:span text:style-name="T16">Validate</text:span><text:span text:style-name="T11">()</text:span><text:span text:style-name="T10"> </text:span><text:span text:style-name="T9">noexcept</text:span><text:span text:style-name="T10"> </text:span><text:span text:style-name="T11">{</text:span></text:p>
            <text:p text:style-name="P18"><text:span text:style-name="T10"><text:s text:c="4"/></text:span><text:span text:style-name="T9">static_assert</text:span><text:span text:style-name="T11">(</text:span><text:span text:style-name="T13">Size</text:span><text:span text:style-name="T10"> </text:span><text:span text:style-name="T11">==</text:span><text:span text:style-name="T10"> </text:span><text:span text:style-name="T13">ActualSize</text:span><text:span text:style-name="T11">,</text:span><text:span text:style-name="T10"> </text:span><text:span text:style-name="T15">"invalid Size: Size == sizeof(T) failed"</text:span><text:span text:style-name="T11">);</text:span></text:p>
            <text:p text:style-name="P18"><text:span text:style-name="T10"><text:s text:c="4"/></text:span><text:span text:style-name="T9">static_assert</text:span><text:span text:style-name="T11">(</text:span><text:span text:style-name="T13">Alignment</text:span><text:span text:style-name="T10"> </text:span><text:span text:style-name="T11">==</text:span><text:span text:style-name="T10"> </text:span><text:span text:style-name="T13">ActualAlignment</text:span><text:span text:style-name="T11">,</text:span></text:p>
            <text:p text:style-name="P18"><text:span text:style-name="T10"><text:s text:c="18"/></text:span><text:span text:style-name="T15">"invalid Alignment: Alignment == alignof(T) failed"</text:span><text:span text:style-name="T11">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28" presentation:style-name="pr2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аголовок_20__2b__20_текст">
        <draw:frame draw:name="Title 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5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26">invalid Size: Size == sizeof(T) failed</text:span></text:p>
            <text:p text:style-name="P19"><text:span text:style-name="T27"><text:s/></text:span></text:p>
            <text:p text:style-name="P19"><text:span text:style-name="T27">&lt;source&gt;: In instantiation of 'void FastPimpl&lt;T, Size, Alignment&gt;::validate() [with int </text:span><text:span text:style-name="T27">ActualSize = 32; int ActualAlignment = 8; T = std::string; int Size = 8; int Alignment = </text:span><text:span text:style-name="T27">8]'</text:span></text:p>
          </draw:text-box>
        </draw:frame>
        <draw:frame draw:name="Нижний колонтитул 6" presentation:style-name="pr2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" presentation:style-name="pr3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аголовок_20__2b__20_текст">
        <draw:frame draw:name="Title 2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2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28">invalid Size: Size == sizeof(T) failed</text:span></text:p>
            <text:p text:style-name="P19"><text:span text:style-name="T27"><text:s/></text:span></text:p>
            <text:p text:style-name="P19"><text:span text:style-name="T27">&lt;source&gt;: In instantiation of 'void FastPimpl&lt;T, Size, Alignment&gt;::validate() [with int </text:span><text:span text:style-name="T27">ActualSize = 32; int ActualAlignment = 8; T = std::string; int Size = 8; int Alignment = </text:span><text:span text:style-name="T27">8]'</text:span></text:p>
          </draw:text-box>
        </draw:frame>
        <draw:frame draw:name="Нижний колонтитул 29" presentation:style-name="pr3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8" presentation:style-name="pr32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аголовок_20__2b__20_текст">
        <draw:frame draw:name="Title 2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4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26">invalid Size: Size == sizeof(T) failed</text:span></text:p>
            <text:p text:style-name="P19"><text:span text:style-name="T27"><text:s/></text:span></text:p>
            <text:p text:style-name="P19"><text:span text:style-name="T27">&lt;source&gt;: In instantiation of 'void FastPimpl&lt;T, Size, Alignment&gt;::validate() [with int </text:span><text:span text:style-name="T29">ActualSize = 32</text:span><text:span text:style-name="T27">; int ActualAlignment = 8; T = std::string; int Size = 8; int Alignment = </text:span><text:span text:style-name="T27">8]'</text:span></text:p>
          </draw:text-box>
        </draw:frame>
        <draw:frame draw:name="Нижний колонтитул 31" presentation:style-name="pr3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0" presentation:style-name="pr34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аголовок_20__2b__20_текст">
        <draw:frame draw:name="Title 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lignment</text:span><text:span text:style-name="T11">&gt;</text:span></text:p>
            <text:p text:style-name="P18"><text:span text:style-name="T9">class</text:span><text:span text:style-name="T10"> </text:span><text:span text:style-name="T14">FastPimpl</text:span><text:span text:style-name="T10"> </text:span><text:span text:style-name="T11">final</text:span><text:span text:style-name="T10"> </text:span><text:span text:style-name="T11">{</text:span></text:p>
            <text:p text:style-name="P18"><text:span text:style-name="T10"><text:s text:c="2"/></text:span><text:span text:style-name="T15">//</text:span><text:span text:style-name="T10"> </text:span><text:span text:style-name="T15">...</text:span></text:p>
            <text:p text:style-name="P18"><text:span text:style-name="T11"/></text:p>
            <text:p text:style-name="P18"><text:span text:style-name="T10"><text:s/></text:span><text:span text:style-name="T9">private</text:span><text:span text:style-name="T11">:</text:span></text:p>
            <text:p text:style-name="P18"><text:span text:style-name="T10"><text:s text:c="2"/></text:span><text:span text:style-name="T9">template</text:span><text:span text:style-name="T10"> </text:span><text:span text:style-name="T11">&lt;</text:span><text:span text:style-name="T12">std</text:span><text:span text:style-name="T11">::</text:span><text:span text:style-name="T12">size_t</text:span><text:span text:style-name="T10"> </text:span><text:span text:style-name="T13">ActualSize</text:span><text:span text:style-name="T11">,</text:span><text:span text:style-name="T10"> </text:span><text:span text:style-name="T12">std</text:span><text:span text:style-name="T11">::</text:span><text:span text:style-name="T12">size_t</text:span><text:span text:style-name="T10"> </text:span><text:span text:style-name="T13">ActualAlignment</text:span><text:span text:style-name="T11">&gt;</text:span></text:p>
            <text:p text:style-name="P18"><text:span text:style-name="T10"><text:s text:c="2"/></text:span><text:span text:style-name="T9">static</text:span><text:span text:style-name="T10"> </text:span><text:span text:style-name="T9">void</text:span><text:span text:style-name="T10"> </text:span><text:span text:style-name="T16">Validate</text:span><text:span text:style-name="T11">()</text:span><text:span text:style-name="T10"> </text:span><text:span text:style-name="T9">noexcept</text:span><text:span text:style-name="T10"> </text:span><text:span text:style-name="T11">{</text:span></text:p>
            <text:p text:style-name="P21"><text:span text:style-name="T10"><text:s text:c="4"/></text:span><text:span text:style-name="T9">static_assert</text:span><text:span text:style-name="T11">(</text:span></text:p>
            <text:p text:style-name="P21"><text:span text:style-name="T11"><text:s text:c="8"/></text:span><text:span text:style-name="T13">Size</text:span><text:span text:style-name="T10"> </text:span><text:span text:style-name="T11">==</text:span><text:span text:style-name="T10"> </text:span><text:span text:style-name="T13">ActualSize</text:span><text:span text:style-name="T11">,</text:span><text:span text:style-name="T11"><text:line-break/></text:span><text:span text:style-name="T11"> <text:s text:c="7"/></text:span><text:span text:style-name="T12">fmt</text:span><text:span text:style-name="T11">::</text:span><text:span text:style-name="T17">format</text:span><text:span text:style-name="T11">(</text:span><text:span text:style-name="T15">"Template argument 'Size' should be {}"</text:span><text:span text:style-name="T11">, </text:span><text:span text:style-name="T13">ActualSize</text:span><text:span text:style-name="T11">).</text:span><text:span text:style-name="T17">c_str</text:span><text:span text:style-name="T11">()</text:span></text:p>
            <text:p text:style-name="P21"><text:span text:style-name="T11"><text:s text:c="4"/></text:span><text:span text:style-name="T11">);</text:span></text:p>
            <text:p text:style-name="P18"><text:span text:style-name="T10"><text:s text:c="4"/></text:span><text:span text:style-name="T9">static_assert</text:span><text:span text:style-name="T11">(</text:span></text:p>
            <text:p text:style-name="P18"><text:span text:style-name="T11"><text:s text:c="8"/></text:span><text:span text:style-name="T13">Alignment</text:span><text:span text:style-name="T10"> </text:span><text:span text:style-name="T11">==</text:span><text:span text:style-name="T10"> </text:span><text:span text:style-name="T13">ActualAlignment</text:span><text:span text:style-name="T11">,</text:span><text:span text:style-name="T11"><text:line-break/></text:span><text:span text:style-name="T11"> <text:s text:c="7"/></text:span><text:span text:style-name="T12">fmt</text:span><text:span text:style-name="T11">::</text:span><text:span text:style-name="T17">format</text:span><text:span text:style-name="T11">(</text:span><text:span text:style-name="T15">"Template argument 'Alignment' should be {}"</text:span><text:span text:style-name="T11">, </text:span><text:span text:style-name="T13">ActualAlignment</text:span><text:span text:style-name="T11">).</text:span><text:span text:style-name="T17">c_str</text:span><text:span text:style-name="T11">()</text:span></text:p>
            <text:p text:style-name="P18"><text:span text:style-name="T11"><text:s text:c="4"/></text:span><text:span text:style-name="T11">);</text:span></text:p>
            <text:p text:style-name="P18"><text:span text:style-name="T10"><text:s text:c="2"/></text:span><text:span text:style-name="T11">}</text:span></text:p>
            <text:p text:style-name="P18"><text:span text:style-name="T11"/></text:p>
            <text:p text:style-name="P18"><text:span text:style-name="T10"><text:s text:c="2"/></text:span><text:span text:style-name="T9">alignas</text:span><text:span text:style-name="T11">(</text:span><text:span text:style-name="T14">Alignment</text:span><text:span text:style-name="T11">)</text:span><text:span text:style-name="T10"> </text:span><text:span text:style-name="T14">std</text:span><text:span text:style-name="T11">::</text:span><text:span text:style-name="T14">byte</text:span><text:span text:style-name="T10"> </text:span><text:span text:style-name="T14">storage_</text:span><text:span text:style-name="T11">[</text:span><text:span text:style-name="T14">Size</text:span><text:span text:style-name="T11">];</text:span></text:p>
            <text:p text:style-name="P18"><text:span text:style-name="T11">};</text:span></text:p>
          </draw:text-box>
        </draw:frame>
        <draw:frame draw:name="Нижний колонтитул 13" presentation:style-name="pr3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аголовок_20__2b__20_текст">
        <draw:frame draw:name="Title 3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18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18"><text:span text:style-name="T30">template &lt;class T, std::size_t Size, std::size_t Alignment&gt;</text:span></text:p>
            <text:p text:style-name="P18"><text:span text:style-name="T30">class </text:span><text:span text:style-name="T31">FastPimpl</text:span><text:span text:style-name="T30"> final {</text:span></text:p>
            <text:p text:style-name="P18"><text:span text:style-name="T30"><text:s text:c="2"/></text:span><text:span text:style-name="T30">// ...</text:span></text:p>
            <text:p text:style-name="P18"><text:span text:style-name="T30"/></text:p>
            <text:p text:style-name="P18"><text:span text:style-name="T30"><text:s/></text:span><text:span text:style-name="T30">private:</text:span></text:p>
            <text:p text:style-name="P18"><text:span text:style-name="T30"><text:s text:c="2"/></text:span><text:span text:style-name="T30">template &lt;std::size_t ActualSize, std::size_t ActualAlignment&gt;</text:span></text:p>
            <text:p text:style-name="P18"><text:span text:style-name="T30"><text:s text:c="2"/></text:span><text:span text:style-name="T30">static void </text:span><text:span text:style-name="T31">Validate</text:span><text:span text:style-name="T30">() noexcept {</text:span></text:p>
            <text:p text:style-name="P21"><text:span text:style-name="T10"><text:s text:c="4"/></text:span><text:span text:style-name="T9">static_assert</text:span><text:span text:style-name="T11">(</text:span></text:p>
            <text:p text:style-name="P21"><text:span text:style-name="T11"><text:s text:c="8"/></text:span><text:span text:style-name="T13">Size</text:span><text:span text:style-name="T10"> </text:span><text:span text:style-name="T11">==</text:span><text:span text:style-name="T10"> </text:span><text:span text:style-name="T13">ActualSize</text:span><text:span text:style-name="T11">,</text:span><text:span text:style-name="T20"><text:line-break/></text:span><text:span text:style-name="T20"> <text:s text:c="7"/></text:span><text:span text:style-name="T22">fmt</text:span><text:span text:style-name="T20">::</text:span><text:span text:style-name="T19">format</text:span><text:span text:style-name="T20">(</text:span><text:span text:style-name="T24">"Template argument 'Size' should be {}"</text:span><text:span text:style-name="T20">, </text:span><text:span text:style-name="T23">ActualSize</text:span><text:span text:style-name="T20">).</text:span><text:span text:style-name="T19">c_str</text:span><text:span text:style-name="T20">()</text:span></text:p>
            <text:p text:style-name="P21"><text:span text:style-name="T11"><text:s text:c="4"/></text:span><text:span text:style-name="T11">);</text:span></text:p>
            <text:p text:style-name="P18"><text:span text:style-name="T30"><text:s text:c="4"/></text:span><text:span text:style-name="T30">static_assert(</text:span></text:p>
            <text:p text:style-name="P18"><text:span text:style-name="T30"><text:s text:c="8"/></text:span><text:span text:style-name="T30">Alignment == ActualAlignment,</text:span><text:span text:style-name="T30"><text:line-break/></text:span><text:span text:style-name="T30"> <text:s text:c="7"/>fmt::format("Template argument 'Alignment' should be {}", ActualAlignment).c_str()</text:span></text:p>
            <text:p text:style-name="P18"><text:span text:style-name="T30"><text:s text:c="4"/></text:span><text:span text:style-name="T30">);</text:span></text:p>
            <text:p text:style-name="P18"><text:span text:style-name="T30"><text:s text:c="2"/></text:span><text:span text:style-name="T30">}</text:span></text:p>
            <text:p text:style-name="P18"><text:span text:style-name="T30"/></text:p>
            <text:p text:style-name="P18"><text:span text:style-name="T30"><text:s text:c="2"/></text:span><text:span text:style-name="T30">alignas(</text:span><text:span text:style-name="T31">Alignment</text:span><text:span text:style-name="T30">) </text:span><text:span text:style-name="T31">std</text:span><text:span text:style-name="T30">::</text:span><text:span text:style-name="T31">byte</text:span><text:span text:style-name="T30"> </text:span><text:span text:style-name="T31">storage_</text:span><text:span text:style-name="T30">[</text:span><text:span text:style-name="T31">Size</text:span><text:span text:style-name="T30">];</text:span></text:p>
            <text:p text:style-name="P18"><text:span text:style-name="T30">};</text:span></text:p>
          </draw:text-box>
        </draw:frame>
        <draw:frame draw:name="Нижний колонтитул 34" presentation:style-name="pr3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аголовок_20__2b__20_текст">
        <draw:frame draw:name="Title 1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24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32">Template argument 'Size' should be 32</text:span></text:p>
          </draw:text-box>
        </draw:frame>
        <draw:frame draw:name="Нижний колонтитул 16" presentation:style-name="pr3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Заголовок_20__2b__20_текст">
        <draw:frame draw:name="Title 3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21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33">Template argument 'Size' should be 32</text:span></text:p>
          </draw:text-box>
        </draw:frame>
        <draw:frame draw:name="Нижний колонтитул 35" presentation:style-name="pr3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4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Заголовок_20__2b__20_текст">
        <draw:frame draw:name="Title 3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atic_assert</text:span></text:p>
          </draw:text-box>
        </draw:frame>
        <draw:frame draw:name="Content Placeholder 22" presentation:style-name="pr18" draw:text-style-name="P20" draw:layer="layout" svg:width="24.523cm" svg:height="13.693cm" svg:x="1.032cm" svg:y="4.333cm" presentation:class="outline" presentation:user-transformed="true">
          <draw:text-box>
            <text:p text:style-name="P19"><text:span text:style-name="T25">&lt;source&gt;: error: static assertion failed: </text:span><text:span text:style-name="T32">Template argument 'Size' should be 32</text:span></text:p>
          </draw:text-box>
        </draw:frame>
        <draw:frame draw:name="Нижний колонтитул 36" presentation:style-name="pr3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5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Обложка_20_раздела_5f_2строки_5f_">
        <draw:frame draw:name="Заголовок 3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_</text:span></text:p>
          </draw:text-box>
        </draw:frame>
        <draw:frame draw:name="Нижний колонтитул 33" presentation:style-name="pr40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2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5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8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2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Заголовок_20__2b__20_текст">
        <draw:frame draw:name="Title 3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35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45" presentation:style-name="pr4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4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Заголовок_20__2b__20_текст">
        <draw:frame draw:name="Title 1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2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0"><text:s/></text:span><text:span text:style-name="T9">for</text:span><text:span text:style-name="T10"> </text:span><text:span text:style-name="T11">(</text:span><text:span text:style-name="T9">const</text:span><text:span text:style-name="T10"> </text:span><text:span text:style-name="T9">auto</text:span><text:span text:style-name="T11">&amp;</text:span><text:span text:style-name="T10"> </text:span><text:span text:style-name="T13">x</text:span><text:span text:style-name="T11">: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19" presentation:style-name="pr4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5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Заголовок_20__2b__20_текст">
        <draw:frame draw:name="Title 3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1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8"><text:s/></text:span><text:span text:style-name="T21">for</text:span><text:span text:style-name="T18"> </text:span><text:span text:style-name="T20">(</text:span><text:span text:style-name="T21">const</text:span><text:span text:style-name="T18"> </text:span><text:span text:style-name="T21">auto</text:span><text:span text:style-name="T20">&amp;</text:span><text:span text:style-name="T18"> </text:span><text:span text:style-name="T23">x</text:span><text:span text:style-name="T20">:</text:span><text:span text:style-name="T18"> </text:span><text:span text:style-name="T23">list</text:span><text:span text:style-name="T20">)</text:span><text:span text:style-name="T18"> </text:span><text:span text:style-name="T20">{</text:span></text:p>
            <text:p text:style-name="P22"><text:span text:style-name="T18"><text:s text:c="5"/></text:span><text:span text:style-name="T20">++</text:span><text:span text:style-name="T18"> </text:span><text:span text:style-name="T23">count</text:span><text:span text:style-name="T20">;</text:span></text:p>
            <text:p text:style-name="P22"><text:span text:style-name="T18"><text:s/></text:span><text:span text:style-name="T20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38" presentation:style-name="pr4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7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Заголовок_20__2b__20_текст">
        <draw:frame draw:name="Title 3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2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0"><text:s/></text:span><text:span text:style-name="T9">for</text:span><text:span text:style-name="T10"> </text:span><text:span text:style-name="T11">(</text:span><text:span text:style-name="T9">const</text:span><text:span text:style-name="T10"> </text:span><text:span text:style-name="T9">auto</text:span><text:span text:style-name="T11">&amp;</text:span><text:span text:style-name="T10"> </text:span><text:span text:style-name="T13">x</text:span><text:span text:style-name="T11">: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39" presentation:style-name="pr4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8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Заголовок_20__2b__20_текст">
        <draw:frame draw:name="Title 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20" presentation:style-name="pr18" draw:text-style-name="P23" draw:layer="layout" svg:width="24.523cm" svg:height="13.693cm" svg:x="1.032cm" svg:y="4.333cm" presentation:class="outline" presentation:user-transformed="true">
          <draw:text-box>
            <text:p text:style-name="P19"><text:span text:style-name="T35">&lt;source&gt;:12:19: warning: unused variable 'x' [-Wunused-variable]</text:span></text:p>
            <text:p text:style-name="P19"><text:span text:style-name="T35"><text:s/></text:span><text:span text:style-name="T35">for (const auto&amp; x: list) {</text:span></text:p>
            <text:p text:style-name="P19"><text:span text:style-name="T35"><text:s text:c="18"/></text:span><text:span text:style-name="T35">^</text:span></text:p>
          </draw:text-box>
        </draw:frame>
        <draw:frame draw:name="Нижний колонтитул 14" presentation:style-name="pr4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Заголовок_20__2b__20_текст">
        <draw:frame draw:name="Title 2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1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0"><text:s/></text:span><text:span text:style-name="T9">for</text:span><text:span text:style-name="T10"> </text:span><text:span text:style-name="T11">([[maybe_unused]]</text:span><text:span text:style-name="T10"> </text:span><text:span text:style-name="T9">const</text:span><text:span text:style-name="T10"> </text:span><text:span text:style-name="T9">auto</text:span><text:span text:style-name="T11">&amp;</text:span><text:span text:style-name="T10"> </text:span><text:span text:style-name="T13">x</text:span><text:span text:style-name="T11">: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37" presentation:style-name="pr4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6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Заголовок_20__2b__20_текст">
        <draw:frame draw:name="Title 3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3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0"><text:s/></text:span><text:span text:style-name="T9">for</text:span><text:span text:style-name="T10"> </text:span><text:span text:style-name="T11">(</text:span><text:span text:style-name="T20">[[maybe_unused]]</text:span><text:span text:style-name="T10"> </text:span><text:span text:style-name="T9">const</text:span><text:span text:style-name="T10"> </text:span><text:span text:style-name="T9">auto</text:span><text:span text:style-name="T11">&amp;</text:span><text:span text:style-name="T10"> </text:span><text:span text:style-name="T13">x</text:span><text:span text:style-name="T11">: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40" presentation:style-name="pr4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39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Заголовок_20__2b__20_текст">
        <draw:frame draw:name="Title 3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3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10"><text:s/></text:span><text:span text:style-name="T9">for</text:span><text:span text:style-name="T10"> </text:span><text:span text:style-name="T11">([[maybe_unused]]</text:span><text:span text:style-name="T10"> </text:span><text:span text:style-name="T9">const</text:span><text:span text:style-name="T10"> </text:span><text:span text:style-name="T9">auto</text:span><text:span text:style-name="T11">&amp;</text:span><text:span text:style-name="T10"> </text:span><text:span text:style-name="T13">x</text:span><text:span text:style-name="T11">: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41" presentation:style-name="pr4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0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Заголовок_20__2b__20_текст">
        <draw:frame draw:name="Title 3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3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</text:span><text:span text:style-name="T11">(</text:span><text:span text:style-name="T9">const</text:span><text:span text:style-name="T10"> 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36"><text:s/></text:span><text:span text:style-name="T37">for</text:span><text:span text:style-name="T36"> </text:span><text:span text:style-name="T38">(</text:span><text:span text:style-name="T37">const</text:span><text:span text:style-name="T36"> </text:span><text:span text:style-name="T37">auto</text:span><text:span text:style-name="T38">&amp;</text:span><text:span text:style-name="T36"> </text:span><text:span text:style-name="T39">_</text:span><text:span text:style-name="T38">:</text:span><text:span text:style-name="T36"> </text:span><text:span text:style-name="T39">list</text:span><text:span text:style-name="T38">)</text:span><text:span text:style-name="T36"> </text:span><text:span text:style-name="T38">{ <text:s text:c="2"/></text:span><text:span text:style-name="T15">// OK в С++26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42" presentation:style-name="pr4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1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Заголовок_20__2b__20_текст">
        <draw:frame draw:name="Title 3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_</text:span></text:p>
          </draw:text-box>
        </draw:frame>
        <draw:frame draw:name="Content Placeholder 3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template</text:span><text:span text:style-name="T10"> </text:span><text:span text:style-name="T11">&lt;</text:span><text:span text:style-name="T9">class</text:span><text:span text:style-name="T10"> </text:span><text:span text:style-name="T12">T</text:span><text:span text:style-name="T11">&gt;</text:span></text:p>
            <text:p text:style-name="P22"><text:span text:style-name="T12">std</text:span><text:span text:style-name="T11">::</text:span><text:span text:style-name="T12">size_t</text:span><text:span text:style-name="T10"> </text:span><text:span text:style-name="T16">list_count_and_insert</text:span><text:span text:style-name="T11">(</text:span><text:span text:style-name="T12">T</text:span><text:span text:style-name="T11">&amp;</text:span><text:span text:style-name="T10"> </text:span><text:span text:style-name="T13">list</text:span><text:span text:style-name="T11">)</text:span><text:span text:style-name="T10"> </text:span><text:span text:style-name="T11">{</text:span></text:p>
            <text:p text:style-name="P22"><text:span text:style-name="T10"><text:s/></text:span><text:span text:style-name="T12">std</text:span><text:span text:style-name="T11">::</text:span><text:span text:style-name="T12">size_t</text:span><text:span text:style-name="T10"> </text:span><text:span text:style-name="T13">count</text:span><text:span text:style-name="T10"> </text:span><text:span text:style-name="T11">=</text:span><text:span text:style-name="T10"> </text:span><text:span text:style-name="T34">0</text:span><text:span text:style-name="T11">;</text:span></text:p>
            <text:p text:style-name="P22"><text:span text:style-name="T11"/></text:p>
            <text:p text:style-name="P22"><text:span text:style-name="T36"><text:s/></text:span><text:span text:style-name="T37">for</text:span><text:span text:style-name="T36"> </text:span><text:span text:style-name="T38">(</text:span><text:span text:style-name="T37">const</text:span><text:span text:style-name="T36"> </text:span><text:span text:style-name="T37">auto</text:span><text:span text:style-name="T38">&amp;</text:span><text:span text:style-name="T36"> </text:span><text:span text:style-name="T39">_</text:span><text:span text:style-name="T38">:</text:span><text:span text:style-name="T36"> </text:span><text:span text:style-name="T39">list</text:span><text:span text:style-name="T38">)</text:span><text:span text:style-name="T36"> </text:span><text:span text:style-name="T38">{ <text:s text:c="2"/></text:span><text:span text:style-name="T15">// OK в С++26</text:span></text:p>
            <text:p text:style-name="P22"><text:span text:style-name="T10"><text:s text:c="5"/></text:span><text:span text:style-name="T11">++</text:span><text:span text:style-name="T10"> </text:span><text:span text:style-name="T13">count</text:span><text:span text:style-name="T11">;</text:span></text:p>
            <text:p text:style-name="P22"><text:span text:style-name="T10"><text:s/></text:span><text:span text:style-name="T11">}</text:span></text:p>
            <text:p text:style-name="P22"><text:span text:style-name="T38"/></text:p>
            <text:p text:style-name="P24"><text:span text:style-name="T38"><text:s/></text:span><text:span text:style-name="T37">auto</text:span><text:span text:style-name="T36"> </text:span><text:span text:style-name="T39">_ = </text:span><text:span text:style-name="T38">l</text:span><text:span text:style-name="T39">ist.insert(count);</text:span><text:span text:style-name="T38"> <text:s/></text:span><text:span text:style-name="T40">// OK в С++26</text:span></text:p>
            <text:p text:style-name="P24"><text:span text:style-name="T38"><text:s/></text:span><text:span text:style-name="T37">auto</text:span><text:span text:style-name="T36"> </text:span><text:span text:style-name="T39">_ = </text:span><text:span text:style-name="T38">l</text:span><text:span text:style-name="T39">ist.insert(count);</text:span><text:span text:style-name="T38"> <text:s/></text:span><text:span text:style-name="T40">// OK в С++26</text:span></text:p>
            <text:p text:style-name="P24"><text:span text:style-name="T38"><text:s/></text:span><text:span text:style-name="T37">auto</text:span><text:span text:style-name="T36"> </text:span><text:span text:style-name="T39">_ = </text:span><text:span text:style-name="T38">l</text:span><text:span text:style-name="T39">ist.insert(count);</text:span><text:span text:style-name="T38"> <text:s/></text:span><text:span text:style-name="T40">// OK в С++26</text:span></text:p>
            <text:p text:style-name="P22"><text:span text:style-name="T10"/></text:p>
            <text:p text:style-name="P22"><text:span text:style-name="T10"><text:s/></text:span><text:span text:style-name="T9">return</text:span><text:span text:style-name="T10"> </text:span><text:span text:style-name="T13">count</text:span><text:span text:style-name="T11">;</text:span></text:p>
            <text:p text:style-name="P22"><text:span text:style-name="T11">}</text:span></text:p>
          </draw:text-box>
        </draw:frame>
        <draw:frame draw:name="Нижний колонтитул 43" presentation:style-name="pr5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2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Обложка_20_раздела_5f_2строки_5f_">
        <draw:frame draw:name="Заголовок 4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to_string</text:span></text:p>
          </draw:text-box>
        </draw:frame>
        <draw:frame draw:name="Нижний колонтитул 44" presentation:style-name="pr51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3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6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9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3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Заголовок_20__2b__20_текст">
        <draw:frame draw:name="Title 1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to_string(floating_point)</text:span></text:p>
          </draw:text-box>
        </draw:frame>
        <draw:frame draw:name="Content Placeholder 25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17" presentation:style-name="pr5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Заголовок_20__2b__20_текст">
        <draw:frame draw:name="Title 4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to_string(floating_point)</text:span></text:p>
          </draw:text-box>
        </draw:frame>
        <draw:frame draw:name="Content Placeholder 3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auto</text:span><text:span text:style-name="T10"> </text:span><text:span text:style-name="T41">s</text:span><text:span text:style-name="T10"> </text:span><text:span text:style-name="T11">=</text:span><text:span text:style-name="T10"> </text:span><text:span text:style-name="T12">std</text:span><text:span text:style-name="T11">::</text:span><text:span text:style-name="T17">to_string</text:span><text:span text:style-name="T11">(</text:span><text:span text:style-name="T34">1e-7</text:span><text:span text:style-name="T11">);</text:span></text:p>
          </draw:text-box>
        </draw:frame>
        <draw:frame draw:name="Нижний колонтитул 46" presentation:style-name="pr5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Заголовок_20__2b__20_текст">
        <draw:frame draw:name="Title 4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to_string(floating_point)</text:span></text:p>
          </draw:text-box>
        </draw:frame>
        <draw:frame draw:name="Content Placeholder 3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auto</text:span><text:span text:style-name="T10"> </text:span><text:span text:style-name="T41">s</text:span><text:span text:style-name="T10"> </text:span><text:span text:style-name="T11">=</text:span><text:span text:style-name="T10"> </text:span><text:span text:style-name="T12">std</text:span><text:span text:style-name="T11">::</text:span><text:span text:style-name="T17">to_string</text:span><text:span text:style-name="T11">(</text:span><text:span text:style-name="T34">1e-7</text:span><text:span text:style-name="T11">);</text:span><text:span text:style-name="T10"> </text:span><text:span text:style-name="T15">//</text:span><text:span text:style-name="T10"> </text:span><text:span text:style-name="T15">C++20:</text:span><text:span text:style-name="T10"> </text:span><text:span text:style-name="T15">"0.000000"</text:span></text:p>
          </draw:text-box>
        </draw:frame>
        <draw:frame draw:name="Нижний колонтитул 47" presentation:style-name="pr5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Заголовок_20__2b__20_текст">
        <draw:frame draw:name="Title 4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to_string(floating_point)</text:span></text:p>
          </draw:text-box>
        </draw:frame>
        <draw:frame draw:name="Content Placeholder 38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auto</text:span><text:span text:style-name="T10"> </text:span><text:span text:style-name="T41">s</text:span><text:span text:style-name="T10"> </text:span><text:span text:style-name="T11">=</text:span><text:span text:style-name="T10"> </text:span><text:span text:style-name="T12">std</text:span><text:span text:style-name="T11">::</text:span><text:span text:style-name="T17">to_string</text:span><text:span text:style-name="T11">(</text:span><text:span text:style-name="T34">1e-7</text:span><text:span text:style-name="T11">);</text:span><text:span text:style-name="T10"> </text:span><text:span text:style-name="T15">//</text:span><text:span text:style-name="T10"> </text:span><text:span text:style-name="T15">C++20:</text:span><text:span text:style-name="T10"> </text:span><text:span text:style-name="T15">"0.000000"</text:span><text:span text:style-name="T10"> </text:span><text:span text:style-name="T15">или</text:span><text:span text:style-name="T10"> </text:span><text:span text:style-name="T15">"0,000000"</text:span></text:p>
          </draw:text-box>
        </draw:frame>
        <draw:frame draw:name="Нижний колонтитул 48" presentation:style-name="pr5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Заголовок_20__2b__20_текст">
        <draw:frame draw:name="Title 4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to_string(floating_point)</text:span></text:p>
          </draw:text-box>
        </draw:frame>
        <draw:frame draw:name="Content Placeholder 3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9">auto</text:span><text:span text:style-name="T10"> </text:span><text:span text:style-name="T41">s</text:span><text:span text:style-name="T10"> </text:span><text:span text:style-name="T11">=</text:span><text:span text:style-name="T10"> </text:span><text:span text:style-name="T12">std</text:span><text:span text:style-name="T11">::</text:span><text:span text:style-name="T17">to_string</text:span><text:span text:style-name="T11">(</text:span><text:span text:style-name="T34">1e-7</text:span><text:span text:style-name="T11">);</text:span><text:span text:style-name="T10"> </text:span><text:span text:style-name="T15">//</text:span><text:span text:style-name="T10"> </text:span><text:span text:style-name="T15">C++20:</text:span><text:span text:style-name="T10"> </text:span><text:span text:style-name="T15">"0.000000"</text:span><text:span text:style-name="T10"> </text:span><text:span text:style-name="T15">или</text:span><text:span text:style-name="T10"> </text:span><text:span text:style-name="T15">"0,000000"</text:span></text:p>
            <text:p text:style-name="P22"><text:span text:style-name="T10"><text:s text:c="31"/></text:span><text:span text:style-name="T15">//</text:span><text:span text:style-name="T10"> </text:span><text:span text:style-name="T15">C++26:</text:span><text:span text:style-name="T10"> </text:span><text:span text:style-name="T15">"1e-7"</text:span></text:p>
          </draw:text-box>
        </draw:frame>
        <draw:frame draw:name="Нижний колонтитул 49" presentation:style-name="pr5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Обложка_20_раздела_5f_2строки_5f_">
        <draw:frame draw:name="Заголовок 5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Hazard Pointer</text:span></text:p>
          </draw:text-box>
        </draw:frame>
        <draw:frame draw:name="Нижний колонтитул 50" presentation:style-name="pr57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9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7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10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4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Заголовок_20__2b__20_текст">
        <draw:frame draw:name="Title 1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26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18" presentation:style-name="pr5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Заголовок_20__2b__20_текст">
        <draw:frame draw:name="Title 4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</draw:text-box>
        </draw:frame>
        <draw:frame draw:name="Нижний колонтитул 51" presentation:style-name="pr5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Заголовок_20__2b__20_текст">
        <draw:frame draw:name="Title 4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42"/></text:p>
          </draw:text-box>
        </draw:frame>
        <draw:frame draw:name="Нижний колонтитул 52" presentation:style-name="pr6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Заголовок_20__2b__20_текст">
        <draw:frame draw:name="Title 5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5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42"/></text:p>
          </draw:text-box>
        </draw:frame>
        <draw:frame draw:name="Нижний колонтитул 64" presentation:style-name="pr6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3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Заголовок_20__2b__20_текст">
        <draw:frame draw:name="Title 4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8"><text:s text:c="4"/></text:span><text:span text:style-name="T43">std::hazard_pointer</text:span><text:span text:style-name="T18"> </text:span><text:span text:style-name="T43">h</text:span><text:span text:style-name="T18"> </text:span><text:span text:style-name="T43">=</text:span><text:span text:style-name="T18"> </text:span><text:span text:style-name="T43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42"/></text:p>
          </draw:text-box>
        </draw:frame>
        <draw:frame draw:name="Нижний колонтитул 53" presentation:style-name="pr6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Заголовок_20__2b__20_текст">
        <draw:frame draw:name="Title 5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5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8"><text:s text:c="4"/></text:span><text:span text:style-name="T22">Data</text:span><text:span text:style-name="T43">*</text:span><text:span text:style-name="T18"> </text:span><text:span text:style-name="T23">p</text:span><text:span text:style-name="T18"> </text:span><text:span text:style-name="T43">=</text:span><text:span text:style-name="T18"> </text:span><text:span text:style-name="T43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42"/></text:p>
          </draw:text-box>
        </draw:frame>
        <draw:frame draw:name="Нижний колонтитул 65" presentation:style-name="pr6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Заголовок_20__2b__20_текст">
        <draw:frame draw:name="Title 5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55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3">std::hazard_pointer</text:span><text:span text:style-name="T18"> </text:span><text:span text:style-name="T43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8"><text:s text:c="4"/></text:span><text:span text:style-name="T23">userFn</text:span><text:span text:style-name="T43">(</text:span><text:span text:style-name="T23">p</text:span><text:span text:style-name="T43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42"/></text:p>
          </draw:text-box>
        </draw:frame>
        <draw:frame draw:name="Нижний колонтитул 66" presentation:style-name="pr6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Заголовок_20__2b__20_текст">
        <draw:frame draw:name="Title 6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5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42"/></text:p>
          </draw:text-box>
        </draw:frame>
        <draw:frame draw:name="Нижний колонтитул 67" presentation:style-name="pr6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Заголовок_20__2b__20_текст">
        <draw:frame draw:name="Title 4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54" presentation:style-name="pr6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Заголовок_20__2b__20_текст">
        <draw:frame draw:name="Title 4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5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8"><text:s text:c="4"/></text:span><text:span text:style-name="T22">Data</text:span><text:span text:style-name="T43">*</text:span><text:span text:style-name="T18"> </text:span><text:span text:style-name="T23">old</text:span><text:span text:style-name="T18"> </text:span><text:span text:style-name="T43">=</text:span><text:span text:style-name="T18"> </text:span><text:span text:style-name="T43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56" presentation:style-name="pr6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5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Заголовок_20__2b__20_текст">
        <draw:frame draw:name="Title 4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55" presentation:style-name="pr6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Заголовок_20__2b__20_текст">
        <draw:frame draw:name="Title 5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8"><text:s text:c="4"/></text:span><text:span text:style-name="T23">old</text:span><text:span text:style-name="T43">-&gt;retire();</text:span></text:p>
            <text:p text:style-name="P22"><text:span text:style-name="T42">}</text:span></text:p>
          </draw:text-box>
        </draw:frame>
        <draw:frame draw:name="Нижний колонтитул 57" presentation:style-name="pr6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Заголовок_20__2b__20_текст">
        <draw:frame draw:name="Title 5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8"><text:s text:c="4"/></text:span><text:span text:style-name="T43">std::hazard_pointer</text:span><text:span text:style-name="T18"> </text:span><text:span text:style-name="T43">h</text:span><text:span text:style-name="T18"> </text:span><text:span text:style-name="T43">=</text:span><text:span text:style-name="T18"> </text:span><text:span text:style-name="T43">std::make_hazard_pointer();</text:span></text:p>
            <text:p text:style-name="P22"><text:span text:style-name="T18"><text:s text:c="4"/></text:span><text:span text:style-name="T22">Data</text:span><text:span text:style-name="T43">*</text:span><text:span text:style-name="T18"> </text:span><text:span text:style-name="T23">p</text:span><text:span text:style-name="T18"> </text:span><text:span text:style-name="T43">=</text:span><text:span text:style-name="T18"> </text:span><text:span text:style-name="T43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8"><text:s text:c="4"/></text:span><text:span text:style-name="T23">old</text:span><text:span text:style-name="T43">-&gt;retire();</text:span></text:p>
            <text:p text:style-name="P22"><text:span text:style-name="T42">}</text:span></text:p>
          </draw:text-box>
        </draw:frame>
        <draw:frame draw:name="Нижний колонтитул 58" presentation:style-name="pr7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Заголовок_20__2b__20_текст">
        <draw:frame draw:name="Title 5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Hazard Pointer</text:span></text:p>
          </draw:text-box>
        </draw:frame>
        <draw:frame draw:name="Content Placeholder 48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59" presentation:style-name="pr7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Обложка_20_раздела_5f_2строки_5f_">
        <draw:frame draw:name="Заголовок 6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RCU</text:span></text:p>
          </draw:text-box>
        </draw:frame>
        <draw:frame draw:name="Нижний колонтитул 60" presentation:style-name="pr72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9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8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11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5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Заголовок_20__2b__20_текст">
        <draw:frame draw:name="Title 1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28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20" presentation:style-name="pr7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Заголовок_20__2b__20_текст">
        <draw:frame draw:name="Title 5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5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62" presentation:style-name="pr7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Заголовок_20__2b__20_текст">
        <draw:frame draw:name="Title 5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5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38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63" presentation:style-name="pr7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58" presentation:style-name="pr18" draw:text-style-name="P14" draw:layer="layout" svg:width="24.523cm" svg:height="13.693cm" svg:x="16.033cm" svg:y="3.634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Заголовок_20__2b__20_текст">
        <draw:frame draw:name="Title 6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5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44">std::atomic&lt;</text:span><text:span text:style-name="T30">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18"><text:s text:c="4"/></text:span><text:span text:style-name="T43">std::scoped_lock</text:span><text:span text:style-name="T18"> </text:span><text:span text:style-name="T43">l(std::rcu_default_domain());</text:span></text:p>
            <text:p text:style-name="P22"><text:span text:style-name="T18"><text:s text:c="4"/></text:span><text:span text:style-name="T22">Data</text:span><text:span text:style-name="T43">*</text:span><text:span text:style-name="T18"> </text:span><text:span text:style-name="T23">p</text:span><text:span text:style-name="T18"> </text:span><text:span text:style-name="T43">=</text:span><text:span text:style-name="T18"> </text:span><text:span text:style-name="T43">pdata_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draw:frame draw:name="Нижний колонтитул 69" presentation:style-name="pr7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61" presentation:style-name="pr18" draw:text-style-name="P14" draw:layer="layout" svg:width="24.523cm" svg:height="13.693cm" svg:x="16.033cm" svg:y="3.634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18"><text:s text:c="4"/></text:span><text:span text:style-name="T43">std::hazard_pointer</text:span><text:span text:style-name="T18"> </text:span><text:span text:style-name="T43">h</text:span><text:span text:style-name="T18"> </text:span><text:span text:style-name="T43">=</text:span><text:span text:style-name="T18"> </text:span><text:span text:style-name="T43">std::make_hazard_pointer();</text:span></text:p>
            <text:p text:style-name="P22"><text:span text:style-name="T18"><text:s text:c="4"/></text:span><text:span text:style-name="T22">Data</text:span><text:span text:style-name="T43">*</text:span><text:span text:style-name="T18"> </text:span><text:span text:style-name="T23">p</text:span><text:span text:style-name="T18"> </text:span><text:span text:style-name="T43">=</text:span><text:span text:style-name="T18"> </text:span><text:span text:style-name="T43">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Заголовок_20__2b__20_текст">
        <draw:frame draw:name="Title 6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6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38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draw:frame draw:name="Нижний колонтитул 70" presentation:style-name="pr7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63" presentation:style-name="pr18" draw:text-style-name="P14" draw:layer="layout" svg:width="24.523cm" svg:height="13.693cm" svg:x="16.033cm" svg:y="3.634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Заголовок_20__2b__20_текст">
        <draw:frame draw:name="Title 5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4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draw:frame draw:name="Нижний колонтитул 61" presentation:style-name="pr7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0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59" presentation:style-name="pr18" draw:text-style-name="P14" draw:layer="layout" svg:width="24.523cm" svg:height="13.693cm" svg:x="16.034cm" svg:y="3.635cm" presentation:class="outline" presentation:user-transformed="true">
          <draw:text-box>
            <text:p text:style-name="P22"><text:span text:style-name="T42"/></text:p>
            <text:p text:style-name="P22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hazard_pointer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</text:span><text:span text:style-name="T12">Data</text:span><text:span text:style-name="T42">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hazard_pointer</text:span><text:span text:style-name="T10"> </text:span><text:span text:style-name="T42">h</text:span><text:span text:style-name="T10"> </text:span><text:span text:style-name="T42">=</text:span><text:span text:style-name="T10"> </text:span><text:span text:style-name="T42">std::make_hazard_pointer(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h.protect(pdata_);</text:span></text:p>
            <text:p text:style-name="P22"><text:span text:style-name="T10"><text:s text:c="4"/>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42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13">old</text:span><text:span text:style-name="T42">-&gt;retire();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Заголовок_20__2b__20_текст">
        <draw:frame draw:name="Title 6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6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draw:frame draw:name="Нижний колонтитул 71" presentation:style-name="pr7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0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65" presentation:style-name="pr18" draw:text-style-name="P25" draw:layer="layout" svg:width="24.523cm" svg:height="13.693cm" svg:x="16.034cm" svg:y="3.635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hazard_pointer h = std::make_hazard_pointer();</text:span></text:p>
            <text:p text:style-name="P22"><text:span text:style-name="T30"><text:s text:c="4"/></text:span><text:span text:style-name="T30">Data* p = 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Заголовок_20__2b__20_текст">
        <draw:frame draw:name="Title 6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6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8"><text:s text:c="4"/></text:span><text:span text:style-name="T43">std::rcu_synchronize();</text:span><text:span text:style-name="T18"> </text:span><text:span text:style-name="T24">//</text:span><text:span text:style-name="T18"> </text:span><text:span text:style-name="T24">wait</text:span><text:span text:style-name="T18"> </text:span><text:span text:style-name="T24">until</text:span><text:span text:style-name="T18"> </text:span><text:span text:style-name="T24">it’s</text:span><text:span text:style-name="T18"> </text:span><text:span text:style-name="T24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draw:frame draw:name="Нижний колонтитул 72" presentation:style-name="pr8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1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67" presentation:style-name="pr18" draw:text-style-name="P25" draw:layer="layout" svg:width="24.523cm" svg:height="13.693cm" svg:x="16.034cm" svg:y="3.635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hazard_pointer h = std::make_hazard_pointer();</text:span></text:p>
            <text:p text:style-name="P22"><text:span text:style-name="T30"><text:s text:c="4"/></text:span><text:span text:style-name="T30">Data* p = 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Заголовок_20__2b__20_текст">
        <draw:frame draw:name="Title 6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68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draw:frame draw:name="Нижний колонтитул 73" presentation:style-name="pr8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2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69" presentation:style-name="pr18" draw:text-style-name="P25" draw:layer="layout" svg:width="24.523cm" svg:height="13.693cm" svg:x="16.034cm" svg:y="3.635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hazard_pointer h = std::make_hazard_pointer();</text:span></text:p>
            <text:p text:style-name="P22"><text:span text:style-name="T30"><text:s text:c="4"/></text:span><text:span text:style-name="T30">Data* p = 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Заголовок_20__2b__20_текст">
        <draw:frame draw:name="Title 6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7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8"><text:s text:c="4"/></text:span><text:span text:style-name="T43">std::rcu_barrier();</text:span><text:span text:style-name="T18"> <text:s text:c="4"/></text:span><text:span text:style-name="T24">//</text:span><text:span text:style-name="T18"> </text:span><text:span text:style-name="T24">delete</text:span><text:span text:style-name="T18"> </text:span><text:span text:style-name="T24">the</text:span><text:span text:style-name="T18"> </text:span><text:span text:style-name="T24">remaining</text:span></text:p>
            <text:p text:style-name="P22"><text:span text:style-name="T42">}</text:span></text:p>
          </draw:text-box>
        </draw:frame>
        <draw:frame draw:name="Нижний колонтитул 74" presentation:style-name="pr8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3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71" presentation:style-name="pr18" draw:text-style-name="P25" draw:layer="layout" svg:width="24.523cm" svg:height="13.693cm" svg:x="16.034cm" svg:y="3.635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hazard_pointer h = std::make_hazard_pointer();</text:span></text:p>
            <text:p text:style-name="P22"><text:span text:style-name="T30"><text:s text:c="4"/></text:span><text:span text:style-name="T30">Data* p = 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Заголовок_20__2b__20_текст">
        <draw:frame draw:name="Title 6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</text:span></text:p>
          </draw:text-box>
        </draw:frame>
        <draw:frame draw:name="Content Placeholder 7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draw:frame draw:name="Нижний колонтитул 75" presentation:style-name="pr8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4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73" presentation:style-name="pr18" draw:text-style-name="P25" draw:layer="layout" svg:width="24.523cm" svg:height="13.693cm" svg:x="16.034cm" svg:y="3.635cm" presentation:class="outline" presentation:user-transformed="true">
          <draw:text-box>
            <text:p text:style-name="P22"><text:span text:style-name="T30"/></text:p>
            <text:p text:style-name="P22"><text:span text:style-name="T30">struct </text:span><text:span text:style-name="T31">Data</text:span><text:span text:style-name="T30"> : </text:span><text:span text:style-name="T31">std</text:span><text:span text:style-name="T30">::</text:span><text:span text:style-name="T31">hazard_pointer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hazard_pointer h = std::make_hazard_pointer();</text:span></text:p>
            <text:p text:style-name="P22"><text:span text:style-name="T30"><text:s text:c="4"/></text:span><text:span text:style-name="T30">Data* p = h.protect(pdata_);</text:span></text:p>
            <text:p text:style-name="P22"><text:span text:style-name="T30"><text:s text:c="4"/></text:span><text:span text:style-name="T30">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old-&gt;retire();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Заголовок_20__2b__20_текст">
        <draw:frame draw:name="Title 1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29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21" presentation:style-name="pr8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Заголовок_20__2b__20_текст">
        <draw:frame draw:name="Title 5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5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9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2"><text:span text:style-name="T42">}</text:span></text:p>
            <text:p text:style-name="P22"><text:span text:style-name="T9"/></text:p>
            <text:p text:style-name="P22"><text:span text:style-name="T37">void</text:span><text:span text:style-name="T36"> </text:span><text:span text:style-name="T47">shutdown</text:span><text:span text:style-name="T46">()</text:span><text:span text:style-name="T36"> </text:span><text:span text:style-name="T38">{</text:span></text:p>
            <text:p text:style-name="P24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42">}</text:span></text:p>
          </draw:text-box>
        </draw:frame>
        <draw:frame draw:name="Нижний колонтитул 68" presentation:style-name="pr8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6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Заголовок_20__2b__20_текст">
        <draw:frame draw:name="Title 6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7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9">struct</text:span><text:span text:style-name="T10"> </text:span><text:span text:style-name="T14">Data</text:span></text:p>
            <text:p text:style-name="P24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4"><text:span text:style-name="T42"/></text:p>
            <text:p text:style-name="P24"><text:span text:style-name="T42">std::atomic&lt;Data*&gt;</text:span><text:span text:style-name="T10"> </text:span><text:span text:style-name="T42">pdata_;</text:span></text:p>
            <text:p text:style-name="P24"><text:span text:style-name="T9"/></text:p>
            <text:p text:style-name="P24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4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4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4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4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4"><text:span text:style-name="T42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4"><text:span text:style-name="T42">}</text:span></text:p>
            <text:p text:style-name="P24"><text:span text:style-name="T9"/></text:p>
            <text:p text:style-name="P24"><text:span text:style-name="T37">void</text:span><text:span text:style-name="T36"> </text:span><text:span text:style-name="T47">shutdown</text:span><text:span text:style-name="T46">()</text:span><text:span text:style-name="T36"> </text:span><text:span text:style-name="T38">{</text:span></text:p>
            <text:p text:style-name="P24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4"><text:span text:style-name="T42">}</text:span></text:p>
          </draw:text-box>
        </draw:frame>
        <draw:frame draw:name="Нижний колонтитул 76" presentation:style-name="pr8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75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Заголовок_20__2b__20_текст">
        <draw:frame draw:name="Title 6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6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9">struct</text:span><text:span text:style-name="T10"> </text:span><text:span text:style-name="T14">Data</text:span></text:p>
            <text:p text:style-name="P24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4"><text:span text:style-name="T30"/></text:p>
            <text:p text:style-name="P24"><text:span text:style-name="T30">std::atomic&lt;Data*&gt; pdata_;</text:span></text:p>
            <text:p text:style-name="P24"><text:span text:style-name="T30"/></text:p>
            <text:p text:style-name="P24"><text:span text:style-name="T30">template &lt;typename Func&gt;</text:span></text:p>
            <text:p text:style-name="P24"><text:span text:style-name="T30">void </text:span><text:span text:style-name="T31">reader_op</text:span><text:span text:style-name="T30">(Func userFn) {</text:span></text:p>
            <text:p text:style-name="P24"><text:span text:style-name="T30"><text:s text:c="4"/></text:span><text:span text:style-name="T30">std::scoped_lock l(std::rcu_default_domain());</text:span></text:p>
            <text:p text:style-name="P24"><text:span text:style-name="T30"><text:s text:c="4"/></text:span><text:span text:style-name="T30">Data* p = pdata_;</text:span></text:p>
            <text:p text:style-name="P24"><text:span text:style-name="T30"><text:s text:c="4"/></text:span><text:span text:style-name="T30">if (p) userFn(p);</text:span></text:p>
            <text:p text:style-name="P24"><text:span text:style-name="T30">}</text:span></text:p>
            <text:p text:style-name="P24"><text:span text:style-name="T30"/></text:p>
            <text:p text:style-name="P24"><text:span text:style-name="T30">void </text:span><text:span text:style-name="T31">writer</text:span><text:span text:style-name="T30">(Data* newdata) {</text:span></text:p>
            <text:p text:style-name="P26"><text:span text:style-name="T44"><text:s text:c="4"/></text:span><text:span text:style-name="T44">Data* old = pdata_.exchange(newdata);</text:span></text:p>
            <text:p text:style-name="P24"><text:span text:style-name="T30"/></text:p>
            <text:p text:style-name="P24"><text:span text:style-name="T30"><text:s text:c="4"/></text:span><text:span text:style-name="T30">std::rcu_synchronize(); // wait until it’s safe</text:span></text:p>
            <text:p text:style-name="P26"><text:span text:style-name="T30"><text:s text:c="4"/></text:span><text:span text:style-name="T30">delete old;</text:span></text:p>
            <text:p text:style-name="P24"><text:span text:style-name="T30">}</text:span></text:p>
            <text:p text:style-name="P24"><text:span text:style-name="T30"/></text:p>
            <text:p text:style-name="P24"><text:span text:style-name="T44">void </text:span><text:span text:style-name="T48">shutdown</text:span><text:span text:style-name="T44">() {</text:span></text:p>
            <text:p text:style-name="P24"><text:span text:style-name="T30"><text:s text:c="4"/></text:span><text:span text:style-name="T30">writer(nullptr);</text:span></text:p>
            <text:p text:style-name="P24"><text:span text:style-name="T30">}</text:span></text:p>
          </draw:text-box>
        </draw:frame>
        <draw:frame draw:name="Нижний колонтитул 77" presentation:style-name="pr8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76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void </text:span><text:span text:style-name="T31">writer</text:span><text:span text:style-name="T30">(Data* newdata) {</text:span></text:p>
            <text:p text:style-name="P22"><text:span text:style-name="T30"><text:s text:c="4"/></text:span><text:span text:style-name="T30">Data* old = pdata_.exchange(newdata);</text:span></text:p>
            <text:p text:style-name="P22"><text:span text:style-name="T30"><text:s text:c="4"/></text:span><text:span text:style-name="T30">if (old) old-&gt;retire()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>void </text:span><text:span text:style-name="T31">shutdown</text:span><text:span text:style-name="T30">() {</text:span></text:p>
            <text:p text:style-name="P22"><text:span text:style-name="T30"><text:s text:c="4"/></text:span><text:span text:style-name="T30">writer(nullptr);</text:span></text:p>
            <text:p text:style-name="P22"><text:span text:style-name="T30"><text:s text:c="4"/></text:span><text:span text:style-name="T30">std::rcu_synchronize(); // wait until it’s safe</text:span></text:p>
            <text:p text:style-name="P22"><text:span text:style-name="T30"><text:s text:c="4"/></text:span><text:span text:style-name="T30">std::rcu_barrier(); <text:s text:c="4"/>// delete the remaining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Заголовок_20__2b__20_текст">
        <draw:frame draw:name="Title 7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7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9">struct</text:span><text:span text:style-name="T10"> </text:span><text:span text:style-name="T14">Data</text:span></text:p>
            <text:p text:style-name="P24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4"><text:span text:style-name="T42"/></text:p>
            <text:p text:style-name="P24"><text:span text:style-name="T42">std::atomic&lt;Data*&gt;</text:span><text:span text:style-name="T10"> </text:span><text:span text:style-name="T42">pdata_;</text:span></text:p>
            <text:p text:style-name="P24"><text:span text:style-name="T9"/></text:p>
            <text:p text:style-name="P24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4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4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4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4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4"><text:span text:style-name="T42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4"><text:span text:style-name="T42">}</text:span></text:p>
            <text:p text:style-name="P24"><text:span text:style-name="T9"/></text:p>
            <text:p text:style-name="P24"><text:span text:style-name="T37">void</text:span><text:span text:style-name="T36"> </text:span><text:span text:style-name="T47">shutdown</text:span><text:span text:style-name="T46">()</text:span><text:span text:style-name="T36"> </text:span><text:span text:style-name="T38">{</text:span></text:p>
            <text:p text:style-name="P24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4"><text:span text:style-name="T42">}</text:span></text:p>
          </draw:text-box>
        </draw:frame>
        <draw:frame draw:name="Нижний колонтитул 78" presentation:style-name="pr8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78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Заголовок_20__2b__20_текст">
        <draw:frame draw:name="Title 7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7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30">struct </text:span><text:span text:style-name="T31">Data</text:span></text:p>
            <text:p text:style-name="P24"><text:span text:style-name="T30">{ /* members */ };</text:span></text:p>
            <text:p text:style-name="P24"><text:span text:style-name="T30"/></text:p>
            <text:p text:style-name="P24"><text:span text:style-name="T30">std::atomic&lt;Data*&gt; pdata_;</text:span></text:p>
            <text:p text:style-name="P24"><text:span text:style-name="T30"/></text:p>
            <text:p text:style-name="P24"><text:span text:style-name="T30">template &lt;typename Func&gt;</text:span></text:p>
            <text:p text:style-name="P24"><text:span text:style-name="T30">void </text:span><text:span text:style-name="T31">reader_op</text:span><text:span text:style-name="T30">(Func userFn) {</text:span></text:p>
            <text:p text:style-name="P24"><text:span text:style-name="T30"><text:s text:c="4"/></text:span><text:span text:style-name="T30">std::scoped_lock l(std::rcu_default_domain());</text:span></text:p>
            <text:p text:style-name="P24"><text:span text:style-name="T30"><text:s text:c="4"/></text:span><text:span text:style-name="T30">Data* p = pdata_;</text:span></text:p>
            <text:p text:style-name="P24"><text:span text:style-name="T30"><text:s text:c="4"/></text:span><text:span text:style-name="T30">if (p) userFn(p);</text:span></text:p>
            <text:p text:style-name="P24"><text:span text:style-name="T30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4"><text:span text:style-name="T42">}</text:span></text:p>
            <text:p text:style-name="P24"><text:span text:style-name="T30"/></text:p>
            <text:p text:style-name="P24"><text:span text:style-name="T44">void </text:span><text:span text:style-name="T48">shutdown</text:span><text:span text:style-name="T44">() {</text:span></text:p>
            <text:p text:style-name="P24"><text:span text:style-name="T30"><text:s text:c="4"/></text:span><text:span text:style-name="T30">writer(nullptr);</text:span></text:p>
            <text:p text:style-name="P24"><text:span text:style-name="T30">}</text:span></text:p>
          </draw:text-box>
        </draw:frame>
        <draw:frame draw:name="Нижний колонтитул 79" presentation:style-name="pr8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80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>void </text:span><text:span text:style-name="T31">shutdown</text:span><text:span text:style-name="T30">() {</text:span></text:p>
            <text:p text:style-name="P22"><text:span text:style-name="T30"><text:s text:c="4"/></text:span><text:span text:style-name="T30">writer(nullptr);</text:span></text:p>
            <text:p text:style-name="P22"><text:span text:style-name="T30"><text:s text:c="4"/></text:span><text:span text:style-name="T30">std::rcu_synchronize(); // wait until it’s safe</text:span></text:p>
            <text:p text:style-name="P22"><text:span text:style-name="T30"><text:s text:c="4"/></text:span><text:span text:style-name="T30">std::rcu_barrier(); <text:s text:c="4"/>// delete the remaining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Заголовок_20__2b__20_текст">
        <draw:frame draw:name="Title 7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85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30">struct </text:span><text:span text:style-name="T31">Data</text:span></text:p>
            <text:p text:style-name="P24"><text:span text:style-name="T30">{ /* members */ };</text:span></text:p>
            <text:p text:style-name="P24"><text:span text:style-name="T30"/></text:p>
            <text:p text:style-name="P24"><text:span text:style-name="T30">std::atomic&lt;Data*&gt; pdata_;</text:span></text:p>
            <text:p text:style-name="P24"><text:span text:style-name="T30"/></text:p>
            <text:p text:style-name="P24"><text:span text:style-name="T30">template &lt;typename Func&gt;</text:span></text:p>
            <text:p text:style-name="P24"><text:span text:style-name="T30">void </text:span><text:span text:style-name="T31">reader_op</text:span><text:span text:style-name="T30">(Func userFn) {</text:span></text:p>
            <text:p text:style-name="P24"><text:span text:style-name="T30"><text:s text:c="4"/></text:span><text:span text:style-name="T30">std::scoped_lock l(std::rcu_default_domain());</text:span></text:p>
            <text:p text:style-name="P24"><text:span text:style-name="T30"><text:s text:c="4"/></text:span><text:span text:style-name="T30">Data* p = pdata_;</text:span></text:p>
            <text:p text:style-name="P24"><text:span text:style-name="T30"><text:s text:c="4"/></text:span><text:span text:style-name="T30">if (p) userFn(p);</text:span></text:p>
            <text:p text:style-name="P24"><text:span text:style-name="T30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8"><text:s text:c="4"/></text:span><text:span text:style-name="T43">std::rcu_synchronize();</text:span><text:span text:style-name="T18"> </text:span><text:span text:style-name="T24">//</text:span><text:span text:style-name="T18"> </text:span><text:span text:style-name="T24">wait</text:span><text:span text:style-name="T18"> </text:span><text:span text:style-name="T24">until</text:span><text:span text:style-name="T18"> </text:span><text:span text:style-name="T24">it’s</text:span><text:span text:style-name="T18"> </text:span><text:span text:style-name="T24">safe</text:span></text:p>
            <text:p text:style-name="P26"><text:span text:style-name="T18"><text:s text:c="4"/></text:span><text:span text:style-name="T21">delete </text:span><text:span text:style-name="T23">old</text:span><text:span text:style-name="T28">;</text:span></text:p>
            <text:p text:style-name="P24"><text:span text:style-name="T42">}</text:span></text:p>
            <text:p text:style-name="P24"><text:span text:style-name="T30"/></text:p>
            <text:p text:style-name="P24"><text:span text:style-name="T44">void </text:span><text:span text:style-name="T48">shutdown</text:span><text:span text:style-name="T44">() {</text:span></text:p>
            <text:p text:style-name="P24"><text:span text:style-name="T30"><text:s text:c="4"/></text:span><text:span text:style-name="T30">writer(nullptr);</text:span></text:p>
            <text:p text:style-name="P24"><text:span text:style-name="T30">}</text:span></text:p>
          </draw:text-box>
        </draw:frame>
        <draw:frame draw:name="Нижний колонтитул 82" presentation:style-name="pr9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86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8"><text:s text:c="4"/></text:span><text:span text:style-name="T21">if</text:span><text:span text:style-name="T28"> (</text:span><text:span text:style-name="T23">old</text:span><text:span text:style-name="T28">) </text:span><text:span text:style-name="T23">old</text:span><text:span text:style-name="T43">-&gt;retire();</text:span></text:p>
            <text:p text:style-name="P22"><text:span text:style-name="T42">}</text:span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>void </text:span><text:span text:style-name="T31">shutdown</text:span><text:span text:style-name="T30">() {</text:span></text:p>
            <text:p text:style-name="P22"><text:span text:style-name="T30"><text:s text:c="4"/></text:span><text:span text:style-name="T30">writer(nullptr);</text:span></text:p>
            <text:p text:style-name="P22"><text:span text:style-name="T30"><text:s text:c="4"/></text:span><text:span text:style-name="T30">std::rcu_synchronize(); // wait until it’s safe</text:span></text:p>
            <text:p text:style-name="P22"><text:span text:style-name="T30"><text:s text:c="4"/></text:span><text:span text:style-name="T30">std::rcu_barrier(); <text:s text:c="4"/>// delete the remaining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Заголовок_20__2b__20_текст">
        <draw:frame draw:name="Title 7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8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30">struct </text:span><text:span text:style-name="T31">Data</text:span></text:p>
            <text:p text:style-name="P24"><text:span text:style-name="T30">{ /* members */ };</text:span></text:p>
            <text:p text:style-name="P24"><text:span text:style-name="T30"/></text:p>
            <text:p text:style-name="P24"><text:span text:style-name="T30">std::atomic&lt;Data*&gt; pdata_;</text:span></text:p>
            <text:p text:style-name="P24"><text:span text:style-name="T30"/></text:p>
            <text:p text:style-name="P24"><text:span text:style-name="T30">template &lt;typename Func&gt;</text:span></text:p>
            <text:p text:style-name="P24"><text:span text:style-name="T30">void </text:span><text:span text:style-name="T31">reader_op</text:span><text:span text:style-name="T30">(Func userFn) {</text:span></text:p>
            <text:p text:style-name="P24"><text:span text:style-name="T30"><text:s text:c="4"/></text:span><text:span text:style-name="T30">std::scoped_lock l(std::rcu_default_domain());</text:span></text:p>
            <text:p text:style-name="P24"><text:span text:style-name="T30"><text:s text:c="4"/></text:span><text:span text:style-name="T30">Data* p = pdata_;</text:span></text:p>
            <text:p text:style-name="P24"><text:span text:style-name="T30"><text:s text:c="4"/></text:span><text:span text:style-name="T30">if (p) userFn(p);</text:span></text:p>
            <text:p text:style-name="P24"><text:span text:style-name="T30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4"><text:span text:style-name="T42">}</text:span></text:p>
            <text:p text:style-name="P24"><text:span text:style-name="T30"/></text:p>
            <text:p text:style-name="P24"><text:span text:style-name="T44">void </text:span><text:span text:style-name="T48">shutdown</text:span><text:span text:style-name="T44">() {</text:span></text:p>
            <text:p text:style-name="P24"><text:span text:style-name="T30"><text:s text:c="4"/></text:span><text:span text:style-name="T30">writer(nullptr);</text:span></text:p>
            <text:p text:style-name="P24"><text:span text:style-name="T30">}</text:span></text:p>
          </draw:text-box>
        </draw:frame>
        <draw:frame draw:name="Нижний колонтитул 83" presentation:style-name="pr9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88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30">struct </text:span><text:span text:style-name="T31">Data</text:span><text:span text:style-name="T30"> : </text:span><text:span text:style-name="T31">std</text:span><text:span text:style-name="T30">::</text:span><text:span text:style-name="T31">rcu_obj_base</text:span><text:span text:style-name="T30">&lt;</text:span><text:span text:style-name="T31">Data</text:span><text:span text:style-name="T30">&gt;</text:span></text:p>
            <text:p text:style-name="P22"><text:span text:style-name="T30">{ /* members */ };</text:span></text:p>
            <text:p text:style-name="P22"><text:span text:style-name="T30"/></text:p>
            <text:p text:style-name="P22"><text:span text:style-name="T30">std::atomic&lt;Data*&gt; pdata_;</text:span></text:p>
            <text:p text:style-name="P22"><text:span text:style-name="T30"/></text:p>
            <text:p text:style-name="P22"><text:span text:style-name="T30">template &lt;typename Func&gt;</text:span></text:p>
            <text:p text:style-name="P22"><text:span text:style-name="T30">void </text:span><text:span text:style-name="T31">reader_op</text:span><text:span text:style-name="T30">(Func userFn) {</text:span></text:p>
            <text:p text:style-name="P22"><text:span text:style-name="T30"><text:s text:c="4"/></text:span><text:span text:style-name="T30">std::scoped_lock l(std::rcu_default_domain());</text:span></text:p>
            <text:p text:style-name="P22"><text:span text:style-name="T30"><text:s text:c="4"/></text:span><text:span text:style-name="T30">Data* p = pdata_;</text:span></text:p>
            <text:p text:style-name="P22"><text:span text:style-name="T30"><text:s text:c="4"/></text:span><text:span text:style-name="T30">if (p) userFn(p);</text:span></text:p>
            <text:p text:style-name="P22"><text:span text:style-name="T30">}</text:span></text:p>
            <text:p text:style-name="P22"><text:span text:style-name="T30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30"/></text:p>
            <text:p text:style-name="P22"><text:span text:style-name="T30"/></text:p>
            <text:p text:style-name="P22"><text:span text:style-name="T30"/></text:p>
            <text:p text:style-name="P22"><text:span text:style-name="T30">void </text:span><text:span text:style-name="T31">shutdown</text:span><text:span text:style-name="T30">() {</text:span></text:p>
            <text:p text:style-name="P22"><text:span text:style-name="T30"><text:s text:c="4"/></text:span><text:span text:style-name="T30">writer(nullptr);</text:span></text:p>
            <text:p text:style-name="P22"><text:span text:style-name="T30"><text:s text:c="4"/></text:span><text:span text:style-name="T30">std::rcu_synchronize(); // wait until it’s safe</text:span></text:p>
            <text:p text:style-name="P22"><text:span text:style-name="T30"><text:s text:c="4"/></text:span><text:span text:style-name="T30">std::rcu_barrier(); <text:s text:c="4"/>// delete the remaining</text:span></text:p>
            <text:p text:style-name="P22"><text:span text:style-name="T3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Заголовок_20__2b__20_текст">
        <draw:frame draw:name="Title 7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</text:span></text:p>
          </draw:text-box>
        </draw:frame>
        <draw:frame draw:name="Content Placeholder 8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7"><text:span text:style-name="T9">struct</text:span><text:span text:style-name="T10"> </text:span><text:span text:style-name="T14">Data</text:span></text:p>
            <text:p text:style-name="P24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4"><text:span text:style-name="T42"/></text:p>
            <text:p text:style-name="P24"><text:span text:style-name="T42">std::atomic&lt;Data*&gt;</text:span><text:span text:style-name="T10"> </text:span><text:span text:style-name="T42">pdata_;</text:span></text:p>
            <text:p text:style-name="P24"><text:span text:style-name="T9"/></text:p>
            <text:p text:style-name="P24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4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4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4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4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4"><text:span text:style-name="T42">}</text:span></text:p>
            <text:p text:style-name="P24"><text:span text:style-name="T9"/></text:p>
            <text:p text:style-name="P24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6"><text:span text:style-name="T36"><text:s text:c="4"/></text:span><text:span text:style-name="T45">Data</text:span><text:span text:style-name="T46">*</text:span><text:span text:style-name="T36"> </text:span><text:span text:style-name="T39">old</text:span><text:span text:style-name="T36"> </text:span><text:span text:style-name="T46">=</text:span><text:span text:style-name="T36"> </text:span><text:span text:style-name="T38">pdata_.exchange(newdata);</text:span></text:p>
            <text:p text:style-name="P24"><text:span text:style-name="T10"/></text:p>
            <text:p text:style-name="P24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6"><text:span text:style-name="T10"><text:s text:c="4"/></text:span><text:span text:style-name="T9">delete </text:span><text:span text:style-name="T13">old</text:span><text:span text:style-name="T26">;</text:span></text:p>
            <text:p text:style-name="P24"><text:span text:style-name="T42">}</text:span></text:p>
            <text:p text:style-name="P24"><text:span text:style-name="T9"/></text:p>
            <text:p text:style-name="P24"><text:span text:style-name="T37">void</text:span><text:span text:style-name="T36"> </text:span><text:span text:style-name="T47">shutdown</text:span><text:span text:style-name="T46">()</text:span><text:span text:style-name="T36"> </text:span><text:span text:style-name="T38">{</text:span></text:p>
            <text:p text:style-name="P24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4"><text:span text:style-name="T42">}</text:span></text:p>
          </draw:text-box>
        </draw:frame>
        <draw:frame draw:name="Нижний колонтитул 80" presentation:style-name="pr9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Content Placeholder 82" presentation:style-name="pr18" draw:text-style-name="P14" draw:layer="layout" svg:width="24.523cm" svg:height="13.693cm" svg:x="17.033cm" svg:y="4.334cm" presentation:class="outline" presentation:user-transformed="true">
          <draw:text-box>
            <text:p text:style-name="P21"><text:span text:style-name="T9">struct</text:span><text:span text:style-name="T10"> </text:span><text:span text:style-name="T14">Data</text:span><text:span text:style-name="T10"> </text:span><text:span text:style-name="T42">:</text:span><text:span text:style-name="T10"> </text:span><text:span text:style-name="T14">std</text:span><text:span text:style-name="T42">::</text:span><text:span text:style-name="T14">rcu_obj_base</text:span><text:span text:style-name="T42">&lt;</text:span><text:span text:style-name="T14">Data</text:span><text:span text:style-name="T42">&gt;</text:span></text:p>
            <text:p text:style-name="P22"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2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p</text:span><text:span text:style-name="T10"> </text:span><text:span text:style-name="T42">=</text:span><text:span text:style-name="T10"> </text:span><text:span text:style-name="T42">pdata_;</text:span></text:p>
            <text:p text:style-name="P22"><text:span text:style-name="T10"><text:s text:c="4"/></text:span><text:span text:style-name="T9">if</text:span><text:span text:style-name="T26"> (p) </text:span><text:span text:style-name="T13">userFn</text:span><text:span text:style-name="T42">(</text:span><text:span text:style-name="T13">p</text:span><text:span text:style-name="T42">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>void</text:span><text:span text:style-name="T10"> </text:span><text:span text:style-name="T16">writer</text:span><text:span text:style-name="T42">(</text:span><text:span text:style-name="T12">Data</text:span><text:span text:style-name="T42">*</text:span><text:span text:style-name="T10"> </text:span><text:span text:style-name="T13">newdata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12">Data</text:span><text:span text:style-name="T42">*</text:span><text:span text:style-name="T10"> </text:span><text:span text:style-name="T13">old</text:span><text:span text:style-name="T10"> </text:span><text:span text:style-name="T42">=</text:span><text:span text:style-name="T10"> </text:span><text:span text:style-name="T42">pdata_.exchange(newdata);</text:span></text:p>
            <text:p text:style-name="P22"><text:span text:style-name="T10"><text:s text:c="4"/></text:span><text:span text:style-name="T9">if</text:span><text:span text:style-name="T26"> (</text:span><text:span text:style-name="T13">old</text:span><text:span text:style-name="T26">) </text:span><text:span text:style-name="T13">old</text:span><text:span text:style-name="T42">-&gt;retire();</text:span></text:p>
            <text:p text:style-name="P22"><text:span text:style-name="T42">}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>void</text:span><text:span text:style-name="T10"> </text:span><text:span text:style-name="T16">shutdown</text:span><text:span text:style-name="T42">()</text:span><text:span text:style-name="T10"> </text:span><text:span text:style-name="T42">{</text:span></text:p>
            <text:p text:style-name="P22"><text:span text:style-name="T10"><text:s text:c="4"/></text:span><text:span text:style-name="T17">writer</text:span><text:span text:style-name="T42">(</text:span><text:span text:style-name="T9">nullptr</text:span><text:span text:style-name="T42">);</text:span></text:p>
            <text:p text:style-name="P22"><text:span text:style-name="T10"><text:s text:c="4"/></text:span><text:span text:style-name="T42">std::rcu_synchronize();</text:span><text:span text:style-name="T10"> </text:span><text:span text:style-name="T15">//</text:span><text:span text:style-name="T10"> </text:span><text:span text:style-name="T15">wait</text:span><text:span text:style-name="T10"> </text:span><text:span text:style-name="T15">until</text:span><text:span text:style-name="T10"> </text:span><text:span text:style-name="T15">it’s</text:span><text:span text:style-name="T10"> </text:span><text:span text:style-name="T15">safe</text:span></text:p>
            <text:p text:style-name="P22"><text:span text:style-name="T10"><text:s text:c="4"/></text:span><text:span text:style-name="T42">std::rcu_barrier();</text:span><text:span text:style-name="T10"> <text:s text:c="4"/></text:span><text:span text:style-name="T15">//</text:span><text:span text:style-name="T10"> </text:span><text:span text:style-name="T15">delete</text:span><text:span text:style-name="T10"> </text:span><text:span text:style-name="T15">the</text:span><text:span text:style-name="T10"> </text:span><text:span text:style-name="T15">remaining</text:span></text:p>
            <text:p text:style-name="P22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Заголовок_20__2b__20_текст">
        <draw:frame draw:name="Title 7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.5</text:span></text:p>
          </draw:text-box>
        </draw:frame>
        <draw:frame draw:name="Content Placeholder 83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81" presentation:style-name="pr9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0" presentation:style-name="pr20" draw:text-style-name="P16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2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Заголовок_20__2b__20_текст">
        <draw:frame draw:name="Title 1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.5</text:span></text:p>
          </draw:text-box>
        </draw:frame>
        <draw:frame draw:name="Content Placeholder 3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 </text:span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8"><text:span text:style-name="T9">struct</text:span><text:span text:style-name="T10"> </text:span><text:span text:style-name="T14">Data2 </text:span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8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18"><text:span text:style-name="T42">std::atomic&lt;Data2*&gt;</text:span><text:span text:style-name="T10"> </text:span><text:span text:style-name="T42">pdata2_{getData2()};</text:span></text:p>
            <text:p text:style-name="P22"><text:span text:style-name="T42"/></text:p>
          </draw:text-box>
        </draw:frame>
        <draw:frame draw:name="Нижний колонтитул 23" presentation:style-name="pr9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Заголовок_20__2b__20_текст">
        <draw:frame draw:name="Title 7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RCU 2.5</text:span></text:p>
          </draw:text-box>
        </draw:frame>
        <draw:frame draw:name="Content Placeholder 8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21"><text:span text:style-name="T9">struct</text:span><text:span text:style-name="T10"> </text:span><text:span text:style-name="T14">Data </text:span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8"><text:span text:style-name="T9">struct</text:span><text:span text:style-name="T10"> </text:span><text:span text:style-name="T14">Data2 </text:span><text:span text:style-name="T42">{</text:span><text:span text:style-name="T10"> </text:span><text:span text:style-name="T15">/* members */</text:span><text:span text:style-name="T10"> </text:span><text:span text:style-name="T42">};</text:span></text:p>
            <text:p text:style-name="P28"><text:span text:style-name="T42"/></text:p>
            <text:p text:style-name="P22"><text:span text:style-name="T42">std::atomic&lt;Data*&gt;</text:span><text:span text:style-name="T10"> </text:span><text:span text:style-name="T42">pdata_;</text:span></text:p>
            <text:p text:style-name="P18"><text:span text:style-name="T42">std::atomic&lt;Data2*&gt;</text:span><text:span text:style-name="T10"> </text:span><text:span text:style-name="T42">pdata2_{getData2()};</text:span></text:p>
            <text:p text:style-name="P22"><text:span text:style-name="T42"/></text:p>
            <text:p text:style-name="P22"><text:span text:style-name="T9">template</text:span><text:span text:style-name="T10"> </text:span><text:span text:style-name="T42">&lt;</text:span><text:span text:style-name="T9">typename</text:span><text:span text:style-name="T10"> </text:span><text:span text:style-name="T12">Func</text:span><text:span text:style-name="T42">&gt;</text:span></text:p>
            <text:p text:style-name="P22"><text:span text:style-name="T9">void</text:span><text:span text:style-name="T10"> </text:span><text:span text:style-name="T16">reader_op</text:span><text:span text:style-name="T42">(</text:span><text:span text:style-name="T12">Func</text:span><text:span text:style-name="T10"> </text:span><text:span text:style-name="T13">userFn</text:span><text:span text:style-name="T42">)</text:span><text:span text:style-name="T10"> </text:span><text:span text:style-name="T42">{</text:span></text:p>
            <text:p text:style-name="P22"><text:span text:style-name="T10"><text:s text:c="4"/></text:span><text:span text:style-name="T42">std::scoped_lock</text:span><text:span text:style-name="T10"> </text:span><text:span text:style-name="T42">l(std::rcu_default_domain());</text:span></text:p>
            <text:p text:style-name="P22"><text:span text:style-name="T36"><text:s text:c="4"/></text:span><text:span text:style-name="T39">userFn</text:span><text:span text:style-name="T38">(</text:span><text:span text:style-name="T13">pdata1_.load(), pdata2_.load()</text:span><text:span text:style-name="T42">);</text:span></text:p>
            <text:p text:style-name="P22"><text:span text:style-name="T42">}</text:span></text:p>
          </draw:text-box>
        </draw:frame>
        <draw:frame draw:name="Нижний колонтитул 84" presentation:style-name="pr9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Обложка_20_раздела_5f_2строки_5f_">
        <draw:frame draw:name="Заголовок 7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native_handle()</text:span></text:p>
          </draw:text-box>
        </draw:frame>
        <draw:frame draw:name="Нижний колонтитул 85" presentation:style-name="pr96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4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9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12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6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Заголовок_20__2b__20_текст">
        <draw:frame draw:name="Title 1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native_handle()</text:span></text:p>
          </draw:text-box>
        </draw:frame>
        <draw:frame draw:name="Нижний колонтитул 24" presentation:style-name="pr9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0" presentation:style-name="pr98" draw:text-style-name="P29" draw:layer="layout" svg:width="14.838cm" svg:height="11.367cm" svg:x="0.996cm" svg:y="5.7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Заголовок_20__2b__20_текст">
        <draw:frame draw:name="Title 7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native_handle()</text:span></text:p>
          </draw:text-box>
        </draw:frame>
        <draw:frame draw:name="Нижний колонтитул 86" presentation:style-name="pr9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3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<text:s text:c="4"/>std::basic_filebuf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Заголовок_20__2b__20_текст">
        <draw:frame draw:name="Title 7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native_handle()</text:span></text:p>
          </draw:text-box>
        </draw:frame>
        <draw:frame draw:name="Нижний колонтитул 87" presentation:style-name="pr10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4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<text:s text:c="4"/>std::basic_filebuf</text:p>
              </text:list-item>
              <text:list-item>
                <text:p text:style-name="P31"><text:span text:style-name="T50"><text:s text:c="4"/></text:span>std::basic_ifstrea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Заголовок_20__2b__20_текст">
        <draw:frame draw:name="Title 7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native_handle()</text:span></text:p>
          </draw:text-box>
        </draw:frame>
        <draw:frame draw:name="Нижний колонтитул 88" presentation:style-name="pr10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5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<text:s text:c="4"/>std::basic_filebuf</text:p>
              </text:list-item>
              <text:list-item>
                <text:p text:style-name="P31"><text:span text:style-name="T50"><text:s text:c="4"/></text:span>std::basic_ifstream</text:p>
              </text:list-item>
              <text:list-item>
                <text:p text:style-name="P31"><text:span text:style-name="T50"><text:s text:c="4"/></text:span>std::basic_ofstream</text:p>
                <text:p text:style-name="P31"/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Заголовок_20__2b__20_текст">
        <draw:frame draw:name="Title 8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native_handle()</text:span></text:p>
          </draw:text-box>
        </draw:frame>
        <draw:frame draw:name="Нижний колонтитул 89" presentation:style-name="pr10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6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<text:s text:c="4"/>std::basic_filebuf</text:p>
              </text:list-item>
              <text:list-item>
                <text:p text:style-name="P31"><text:span text:style-name="T50"><text:s text:c="4"/></text:span>std::basic_ifstream</text:p>
              </text:list-item>
              <text:list-item>
                <text:p text:style-name="P31"><text:span text:style-name="T50"><text:s text:c="4"/></text:span>std::basic_ofstream</text:p>
              </text:list-item>
              <text:list-item>
                <text:p text:style-name="P31"><text:span text:style-name="T50"><text:s text:c="4"/></text:span>std::basic_fstream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Обложка_20_раздела_5f_2строки_5f_">
        <draw:frame draw:name="Заголовок 8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*function*</text:span></text:p>
          </draw:text-box>
        </draw:frame>
        <draw:frame draw:name="Нижний колонтитул 90" presentation:style-name="pr103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9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10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17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7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Заголовок_20__2b__20_текст">
        <draw:frame draw:name="Title 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*function*</text:span></text:p>
          </draw:text-box>
        </draw:frame>
        <draw:frame draw:name="Content Placeholder 3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5" presentation:style-name="pr10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Заголовок_20__2b__20_текст">
        <draw:frame draw:name="Title 8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*function*</text:span></text:p>
          </draw:text-box>
        </draw:frame>
        <draw:frame draw:name="Content Placeholder 8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12">std</text:span><text:span text:style-name="T42">::</text:span><text:span text:style-name="T12">function</text:span><text:span text:style-name="T42">&lt;</text:span><text:span text:style-name="T9">bool</text:span><text:span text:style-name="T42">(</text:span><text:span text:style-name="T9">int</text:span><text:span text:style-name="T42">)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91" presentation:style-name="pr10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Заголовок_20__2b__20_текст">
        <draw:frame draw:name="Title 8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*function*</text:span></text:p>
          </draw:text-box>
        </draw:frame>
        <draw:frame draw:name="Content Placeholder 90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22">std</text:span><text:span text:style-name="T43">::</text:span><text:span text:style-name="T22">function</text:span><text:span text:style-name="T43">&lt;</text:span><text:span text:style-name="T21">bool</text:span><text:span text:style-name="T43">(</text:span><text:span text:style-name="T21">int</text:span><text:span text:style-name="T43">)&gt;</text:span><text:span text:style-name="T18"> </text:span><text:span text:style-name="T2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92" presentation:style-name="pr10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Заголовок_20__2b__20_текст">
        <draw:frame draw:name="Title 8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*function*</text:span></text:p>
          </draw:text-box>
        </draw:frame>
        <draw:frame draw:name="Content Placeholder 91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12">std</text:span><text:span text:style-name="T42">::</text:span><text:span text:style-name="T12">function</text:span><text:span text:style-name="T42">&lt;</text:span><text:span text:style-name="T9">bool</text:span><text:span text:style-name="T42">(</text:span><text:span text:style-name="T9">int</text:span><text:span text:style-name="T42">)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93" presentation:style-name="pr10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Заголовок_20__2b__20_текст">
        <draw:frame draw:name="Title 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Проблемы std::function</text:span></text:p>
          </draw:text-box>
        </draw:frame>
        <draw:frame draw:name="Нижний колонтитул 7" presentation:style-name="pr10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" presentation:style-name="pr98" draw:text-style-name="P29" draw:layer="layout" svg:width="14.838cm" svg:height="11.367cm" svg:x="0.996cm" svg:y="5.7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Заголовок_20__2b__20_текст">
        <draw:frame draw:name="Title 8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Проблемы std::function</text:span></text:p>
          </draw:text-box>
        </draw:frame>
        <draw:frame draw:name="Нижний колонтитул 94" presentation:style-name="pr10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8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Требует копируемости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Заголовок_20__2b__20_текст">
        <draw:frame draw:name="Title 8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Проблемы std::function</text:span></text:p>
          </draw:text-box>
        </draw:frame>
        <draw:frame draw:name="Нижний колонтитул 95" presentation:style-name="pr11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19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Требует копируемости объекта</text:p>
              </text:list-item>
              <text:list-item>
                <text:p text:style-name="P31">Не работает с noexcep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Заголовок_20__2b__20_текст">
        <draw:frame draw:name="Title 8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Проблемы std::function</text:span></text:p>
          </draw:text-box>
        </draw:frame>
        <draw:frame draw:name="Нижний колонтитул 96" presentation:style-name="pr11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1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Требует копируемости объекта</text:p>
              </text:list-item>
              <text:list-item>
                <text:p text:style-name="P31">Не работает с noexcept</text:p>
              </text:list-item>
              <text:list-item>
                <text:p text:style-name="P31">Не передаётся в регистрах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Заголовок_20__2b__20_текст">
        <draw:frame draw:name="Title 8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Проблемы std::function</text:span></text:p>
          </draw:text-box>
        </draw:frame>
        <draw:frame draw:name="Нижний колонтитул 97" presentation:style-name="pr11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2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Требует копируемости объекта</text:p>
              </text:list-item>
              <text:list-item>
                <text:p text:style-name="P31">Не работает с noexcept</text:p>
              </text:list-item>
              <text:list-item>
                <text:p text:style-name="P31">Не передаётся в регистрах</text:p>
              </text:list-item>
              <text:list-item>
                <text:p text:style-name="P31">Сломанный const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Заголовок_20__2b__20_текст">
        <draw:frame draw:name="Title 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function_ref</text:span></text:p>
          </draw:text-box>
        </draw:frame>
        <draw:frame draw:name="Content Placeholder 4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8" presentation:style-name="pr11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Заголовок_20__2b__20_текст">
        <draw:frame draw:name="Title 8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function_ref</text:span></text:p>
          </draw:text-box>
        </draw:frame>
        <draw:frame draw:name="Content Placeholder 92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12">std</text:span><text:span text:style-name="T42">::</text:span><text:span text:style-name="T12">function_ref</text:span><text:span text:style-name="T42">&lt;</text:span><text:span text:style-name="T9">bool</text:span><text:span text:style-name="T42">(</text:span><text:span text:style-name="T9">int</text:span><text:span text:style-name="T42">) </text:span><text:span text:style-name="T9">const noexcept</text:span><text:span text:style-name="T42">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98" presentation:style-name="pr11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Заголовок_20__2b__20_текст">
        <draw:frame draw:name="Title 8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function_ref</text:span></text:p>
          </draw:text-box>
        </draw:frame>
        <draw:frame draw:name="Content Placeholder 93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30">struct </text:span><text:span text:style-name="T31">Socket</text:span><text:span text:style-name="T30"> {</text:span></text:p>
            <text:p text:style-name="P32"><text:span text:style-name="T30"><text:s text:c="4"/></text:span><text:span text:style-name="T30">/// @brief Reads the stream until the predicate returns `true`.</text:span></text:p>
            <text:p text:style-name="P32"><text:span text:style-name="T30"><text:s text:c="4"/></text:span><text:span text:style-name="T30">/// @param pred predicate that will be called for each byte read and 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22">std</text:span><text:span text:style-name="T43">::</text:span><text:span text:style-name="T22">function_ref</text:span><text:span text:style-name="T43">&lt;</text:span><text:span text:style-name="T21">bool</text:span><text:span text:style-name="T43">(</text:span><text:span text:style-name="T21">int</text:span><text:span text:style-name="T43">) </text:span><text:span text:style-name="T21">const noexcept</text:span><text:span text:style-name="T43">&gt;</text:span><text:span text:style-name="T18"> </text:span><text:span text:style-name="T23">pred</text:span><text:span text:style-name="T42">);</text:span></text:p>
            <text:p text:style-name="P32"><text:span text:style-name="T30"><text:s text:c="4"/></text:span><text:span text:style-name="T30">// ... <text:s text:c="3"/></text:span></text:p>
            <text:p text:style-name="P32"><text:span text:style-name="T30">};</text:span></text:p>
          </draw:text-box>
        </draw:frame>
        <draw:frame draw:name="Нижний колонтитул 99" presentation:style-name="pr11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Заголовок_20__2b__20_текст">
        <draw:frame draw:name="Title 9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function_ref</text:span></text:p>
          </draw:text-box>
        </draw:frame>
        <draw:frame draw:name="Content Placeholder 94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12">std</text:span><text:span text:style-name="T42">::</text:span><text:span text:style-name="T12">string</text:span><text:span text:style-name="T10"> </text:span><text:span text:style-name="T16">ReadUntil</text:span><text:span text:style-name="T42">(</text:span><text:span text:style-name="T12">std</text:span><text:span text:style-name="T42">::</text:span><text:span text:style-name="T12">function_ref</text:span><text:span text:style-name="T42">&lt;</text:span><text:span text:style-name="T9">bool</text:span><text:span text:style-name="T42">(</text:span><text:span text:style-name="T9">int</text:span><text:span text:style-name="T42">) </text:span><text:span text:style-name="T9">const noexcept</text:span><text:span text:style-name="T42">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100" presentation:style-name="pr11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9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Заголовок_20__2b__20_текст">
        <draw:frame draw:name="Title 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move_only_function C++23</text:span></text:p>
          </draw:text-box>
        </draw:frame>
        <draw:frame draw:name="Content Placeholder 5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9" presentation:style-name="pr11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Заголовок_20__2b__20_текст">
        <draw:frame draw:name="Title 9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move_only_function</text:span></text:p>
          </draw:text-box>
        </draw:frame>
        <draw:frame draw:name="Content Placeholder 95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9">void</text:span><text:span text:style-name="T10"> </text:span><text:span text:style-name="T16">AsyncReadUntil</text:span><text:span text:style-name="T42">(</text:span><text:span text:style-name="T12">std</text:span><text:span text:style-name="T42">::</text:span><text:span text:style-name="T12">move_only_function</text:span><text:span text:style-name="T42">&lt;</text:span><text:span text:style-name="T9">bool</text:span><text:span text:style-name="T42">(</text:span><text:span text:style-name="T9">int</text:span><text:span text:style-name="T42">)</text:span><text:span text:style-name="T9"> noexcept</text:span><text:span text:style-name="T42">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101" presentation:style-name="pr11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Заголовок_20__2b__20_текст">
        <draw:frame draw:name="Title 9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move_only_function</text:span></text:p>
          </draw:text-box>
        </draw:frame>
        <draw:frame draw:name="Content Placeholder 96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30">struct </text:span><text:span text:style-name="T31">Socket</text:span><text:span text:style-name="T30"> {</text:span></text:p>
            <text:p text:style-name="P32"><text:span text:style-name="T30"><text:s text:c="4"/></text:span><text:span text:style-name="T30">/// @brief Reads the stream until the predicate returns `true`.</text:span></text:p>
            <text:p text:style-name="P32"><text:span text:style-name="T30"><text:s text:c="4"/></text:span><text:span text:style-name="T30">/// @param pred predicate that will be called for each byte read and EOF.</text:span></text:p>
            <text:p text:style-name="P32"><text:span text:style-name="T10"><text:s text:c="4"/></text:span><text:span text:style-name="T9">void</text:span><text:span text:style-name="T10"> </text:span><text:span text:style-name="T16">AsyncReadUntil</text:span><text:span text:style-name="T42">(</text:span><text:span text:style-name="T22">std</text:span><text:span text:style-name="T43">::</text:span><text:span text:style-name="T22">move_only_function</text:span><text:span text:style-name="T43">&lt;</text:span><text:span text:style-name="T21">bool</text:span><text:span text:style-name="T43">(</text:span><text:span text:style-name="T21">int</text:span><text:span text:style-name="T43">)</text:span><text:span text:style-name="T21"> noexcept</text:span><text:span text:style-name="T43">&gt;</text:span><text:span text:style-name="T10"> </text:span><text:span text:style-name="T13">pred</text:span><text:span text:style-name="T42">);</text:span></text:p>
            <text:p text:style-name="P32"><text:span text:style-name="T30"><text:s text:c="4"/></text:span><text:span text:style-name="T30">// ... <text:s text:c="3"/></text:span></text:p>
            <text:p text:style-name="P32"><text:span text:style-name="T30">};</text:span></text:p>
          </draw:text-box>
        </draw:frame>
        <draw:frame draw:name="Нижний колонтитул 102" presentation:style-name="pr11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Заголовок_20__2b__20_текст">
        <draw:frame draw:name="Title 9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move_only_function</text:span></text:p>
          </draw:text-box>
        </draw:frame>
        <draw:frame draw:name="Content Placeholder 97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9">struct</text:span><text:span text:style-name="T10"> </text:span><text:span text:style-name="T14">Socket</text:span><text:span text:style-name="T10"> </text:span><text:span text:style-name="T42">{</text:span></text:p>
            <text:p text:style-name="P32"><text:span text:style-name="T10"><text:s text:c="4"/></text:span><text:span text:style-name="T34">///</text:span><text:span text:style-name="T10"> </text:span><text:span text:style-name="T51">@brief</text:span><text:span text:style-name="T10"> </text:span><text:span text:style-name="T34">Reads</text:span><text:span text:style-name="T10"> </text:span><text:span text:style-name="T34">the</text:span><text:span text:style-name="T10"> </text:span><text:span text:style-name="T34">stream</text:span><text:span text:style-name="T10"> </text:span><text:span text:style-name="T34">until</text:span><text:span text:style-name="T10"> </text:span><text:span text:style-name="T34">the</text:span><text:span text:style-name="T10"> </text:span><text:span text:style-name="T34">predicate</text:span><text:span text:style-name="T10"> </text:span><text:span text:style-name="T34">returns</text:span><text:span text:style-name="T10"> </text:span><text:span text:style-name="T34">`true`.</text:span></text:p>
            <text:p text:style-name="P32"><text:span text:style-name="T10"><text:s text:c="4"/></text:span><text:span text:style-name="T34">///</text:span><text:span text:style-name="T10"> </text:span><text:span text:style-name="T51">@param</text:span><text:span text:style-name="T10"> </text:span><text:span text:style-name="T34">pred</text:span><text:span text:style-name="T10"> </text:span><text:span text:style-name="T34">predicate</text:span><text:span text:style-name="T10"> </text:span><text:span text:style-name="T34">that</text:span><text:span text:style-name="T10"> </text:span><text:span text:style-name="T34">will</text:span><text:span text:style-name="T10"> </text:span><text:span text:style-name="T34">be</text:span><text:span text:style-name="T10"> </text:span><text:span text:style-name="T34">called</text:span><text:span text:style-name="T10"> </text:span><text:span text:style-name="T34">for</text:span><text:span text:style-name="T10"> </text:span><text:span text:style-name="T34">each</text:span><text:span text:style-name="T10"> </text:span><text:span text:style-name="T34">byte</text:span><text:span text:style-name="T10"> </text:span><text:span text:style-name="T34">read</text:span><text:span text:style-name="T10"> </text:span><text:span text:style-name="T34">and</text:span><text:span text:style-name="T10"> </text:span><text:span text:style-name="T34">EOF.</text:span></text:p>
            <text:p text:style-name="P32"><text:span text:style-name="T10"><text:s text:c="4"/></text:span><text:span text:style-name="T9">void</text:span><text:span text:style-name="T10"> </text:span><text:span text:style-name="T16">AsyncReadUntil</text:span><text:span text:style-name="T42">(</text:span><text:span text:style-name="T12">std</text:span><text:span text:style-name="T42">::</text:span><text:span text:style-name="T12">move_only_function</text:span><text:span text:style-name="T42">&lt;</text:span><text:span text:style-name="T9">bool</text:span><text:span text:style-name="T42">(</text:span><text:span text:style-name="T9">int</text:span><text:span text:style-name="T42">)</text:span><text:span text:style-name="T9"> noexcept</text:span><text:span text:style-name="T42">&gt;</text:span><text:span text:style-name="T10"> </text:span><text:span text:style-name="T13">pred</text:span><text:span text:style-name="T42">);</text:span></text:p>
            <text:p text:style-name="P32"><text:span text:style-name="T10"><text:s text:c="4"/></text:span><text:span text:style-name="T15">//</text:span><text:span text:style-name="T10"> </text:span><text:span text:style-name="T15">...</text:span><text:span text:style-name="T10"> <text:s text:c="3"/></text:span></text:p>
            <text:p text:style-name="P32"><text:span text:style-name="T42">};</text:span></text:p>
          </draw:text-box>
        </draw:frame>
        <draw:frame draw:name="Нижний колонтитул 103" presentation:style-name="pr12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Заголовок_20__2b__20_текст">
        <draw:frame draw:name="Title 9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copyable_function</text:span></text:p>
          </draw:text-box>
        </draw:frame>
        <draw:frame draw:name="Content Placeholder 98" presentation:style-name="pr18" draw:text-style-name="P14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104" presentation:style-name="pr12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Заголовок_20__2b__20_текст">
        <draw:frame draw:name="Title 9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copyable_function</text:span></text:p>
          </draw:text-box>
        </draw:frame>
        <draw:frame draw:name="Content Placeholder 99" presentation:style-name="pr18" draw:text-style-name="P14" draw:layer="layout" svg:width="24.523cm" svg:height="13.693cm" svg:x="1.032cm" svg:y="4.333cm" presentation:class="outline" presentation:user-transformed="true">
          <draw:text-box>
            <text:p text:style-name="P32"><text:span text:style-name="T30">struct </text:span><text:span text:style-name="T31">Socket</text:span><text:span text:style-name="T30"> {</text:span></text:p>
            <text:p text:style-name="P32"><text:span text:style-name="T30"><text:s text:c="4"/></text:span><text:span text:style-name="T30">/// @brief Reads the stream until the predicate returns `true`.</text:span></text:p>
            <text:p text:style-name="P32"><text:span text:style-name="T30"><text:s text:c="4"/></text:span><text:span text:style-name="T30">/// @param pred predicate that will be called for each byte read and EOF.</text:span></text:p>
            <text:p text:style-name="P32"><text:span text:style-name="T36"><text:s text:c="4"/></text:span><text:span text:style-name="T45">std</text:span><text:span text:style-name="T46">::</text:span><text:span text:style-name="T45">string</text:span><text:span text:style-name="T36"> </text:span><text:span text:style-name="T47">ReadUntil</text:span><text:span text:style-name="T46">(</text:span><text:span text:style-name="T52">std</text:span><text:span text:style-name="T53">::</text:span><text:span text:style-name="T52">copyable_function</text:span><text:span text:style-name="T53">&lt;</text:span><text:span text:style-name="T54">bool</text:span><text:span text:style-name="T53">(</text:span><text:span text:style-name="T54">int</text:span><text:span text:style-name="T55">) </text:span><text:span text:style-name="T21">noexcept</text:span><text:span text:style-name="T43">&gt;</text:span><text:span text:style-name="T18"> </text:span><text:span text:style-name="T23">pred</text:span><text:span text:style-name="T42">);</text:span></text:p>
            <text:p text:style-name="P32"><text:span text:style-name="T30"><text:s text:c="4"/></text:span><text:span text:style-name="T30">// ... <text:s text:c="3"/></text:span></text:p>
            <text:p text:style-name="P32"><text:span text:style-name="T30">};</text:span></text:p>
          </draw:text-box>
        </draw:frame>
        <draw:frame draw:name="Нижний колонтитул 105" presentation:style-name="pr12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Обложка_20_раздела_5f_2строки_5f_">
        <draw:frame draw:name="Заголовок 9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constexpr</text:span></text:p>
          </draw:text-box>
        </draw:frame>
        <draw:frame draw:name="Нижний колонтитул 106" presentation:style-name="pr123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5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11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23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8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Заголовок_20__2b__20_текст">
        <draw:frame draw:name="Title 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constexpr</text:span></text:p>
          </draw:text-box>
        </draw:frame>
        <draw:frame draw:name="Нижний колонтитул 10" presentation:style-name="pr12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4" presentation:style-name="pr98" draw:text-style-name="P29" draw:layer="layout" svg:width="14.838cm" svg:height="11.367cm" svg:x="0.996cm" svg:y="5.7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Заголовок_20__2b__20_текст">
        <draw:frame draw:name="Title 9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constexpr</text:span></text:p>
          </draw:text-box>
        </draw:frame>
        <draw:frame draw:name="Нижний колонтитул 107" presentation:style-name="pr12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4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&lt;cmath&gt; and &lt;complex&gt;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Заголовок_20__2b__20_текст">
        <draw:frame draw:name="Title 9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constexpr</text:span></text:p>
          </draw:text-box>
        </draw:frame>
        <draw:frame draw:name="Нижний колонтитул 108" presentation:style-name="pr12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5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&lt;cmath&gt; and &lt;complex&gt;</text:p>
              </text:list-item>
              <text:list-item>
                <text:p text:style-name="P31">static_cast для void*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Заголовок_20__2b__20_текст">
        <draw:frame draw:name="Title 9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constexpr</text:span></text:p>
          </draw:text-box>
        </draw:frame>
        <draw:frame draw:name="Нижний колонтитул 109" presentation:style-name="pr12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6" presentation:style-name="pr98" draw:text-style-name="P29" draw:layer="layout" svg:width="14.838cm" svg:height="11.367cm" svg:x="0.996cm" svg:y="5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&lt;cmath&gt; and &lt;complex&gt;</text:p>
              </text:list-item>
              <text:list-item>
                <text:p text:style-name="P31">static_cast для void*</text:p>
              </text:list-item>
              <text:list-item>
                <text:p text:style-name="P31"><text:span text:style-name="T50">stable_sort, </text:span>stable_partition, inplace_merge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Обложка_20_раздела_5f_2строки_5f_">
        <draw:frame draw:name="Заголовок 10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56">std::</text:span><text:span text:style-name="T1">submdspan</text:span></text:p>
          </draw:text-box>
        </draw:frame>
        <draw:frame draw:name="Нижний колонтитул 110" presentation:style-name="pr128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09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12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27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09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Заголовок_20__2b__20_текст">
        <draw:frame draw:name="Title 1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6" presentation:style-name="pr18" draw:text-style-name="P33" draw:layer="layout" svg:width="24.523cm" svg:height="13.693cm" svg:x="1.032cm" svg:y="4.333cm" presentation:class="outline" presentation:placeholder="true" presentation:user-transformed="true">
          <draw:text-box/>
        </draw:frame>
        <draw:frame draw:name="Нижний колонтитул 11" presentation:style-name="pr12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Заголовок_20__2b__20_текст">
        <draw:frame draw:name="Title 10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0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26"/></text:p>
          </draw:text-box>
        </draw:frame>
        <draw:frame draw:name="Нижний колонтитул 118" presentation:style-name="pr13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0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Заголовок_20__2b__20_текст">
        <draw:frame draw:name="Title 10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1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26"/></text:p>
          </draw:text-box>
        </draw:frame>
        <draw:frame draw:name="Нижний колонтитул 119" presentation:style-name="pr13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Заголовок_20__2b__20_текст">
        <draw:frame draw:name="Title 10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2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</draw:text-box>
        </draw:frame>
        <draw:frame draw:name="Нижний колонтитул 120" presentation:style-name="pr13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Заголовок_20__2b__20_текст">
        <draw:frame draw:name="Title 10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3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</draw:text-box>
        </draw:frame>
        <draw:frame draw:name="Нижний колонтитул 121" presentation:style-name="pr13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Заголовок_20__2b__20_текст">
        <draw:frame draw:name="Title 11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1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57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</draw:text-box>
        </draw:frame>
        <draw:frame draw:name="Нижний колонтитул 129" presentation:style-name="pr13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Заголовок_20__2b__20_текст">
        <draw:frame draw:name="Title 11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2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57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</draw:text-box>
        </draw:frame>
        <draw:frame draw:name="Нижний колонтитул 130" presentation:style-name="pr13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Заголовок_20__2b__20_текст">
        <draw:frame draw:name="Title 11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3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8">(</text:span><text:span text:style-name="T21">int</text:span><text:span text:style-name="T28">)</text:span><text:span text:style-name="T22">kTotalColors</text:span><text:span text:style-name="T26">);</text:span></text:p>
          </draw:text-box>
        </draw:frame>
        <draw:frame draw:name="Нижний колонтитул 131" presentation:style-name="pr13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Заголовок_20__2b__20_текст">
        <draw:frame draw:name="Title 11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4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26"/></text:p>
            <text:p text:style-name="P22"><text:span text:style-name="T26"/></text:p>
            <text:p text:style-name="P22"><text:span text:style-name="T26"/></text:p>
            <text:p text:style-name="P22"><text:span text:style-name="T26">}</text:span></text:p>
          </draw:text-box>
        </draw:frame>
        <draw:frame draw:name="Нижний колонтитул 132" presentation:style-name="pr13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Заголовок_20__2b__20_текст">
        <draw:frame draw:name="Title 12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5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26"/></text:p>
            <text:p text:style-name="P22"><text:span text:style-name="T26"/></text:p>
            <text:p text:style-name="P22"><text:span text:style-name="T26">}</text:span></text:p>
          </draw:text-box>
        </draw:frame>
        <draw:frame draw:name="Нижний колонтитул 133" presentation:style-name="pr13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Заголовок_20__2b__20_текст">
        <draw:frame draw:name="Title 12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6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42"/></text:p>
            <text:p text:style-name="P22"><text:span text:style-name="T26">}</text:span></text:p>
          </draw:text-box>
        </draw:frame>
        <draw:frame draw:name="Нижний колонтитул 134" presentation:style-name="pr13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Заголовок_20__2b__20_текст">
        <draw:frame draw:name="Title 12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7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</draw:text-box>
        </draw:frame>
        <draw:frame draw:name="Нижний колонтитул 135" presentation:style-name="pr14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Заголовок_20__2b__20_текст">
        <draw:frame draw:name="Title 12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9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</draw:text-box>
        </draw:frame>
        <draw:frame draw:name="Нижний колонтитул 137" presentation:style-name="pr14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style-name="gr3" draw:text-style-name="P35" draw:layer="layout" svg:width="21.034cm" svg:height="4.46cm" svg:x="6.271cm" svg:y="12.05cm">
          <draw:text-box>
            <text:p text:style-name="P34"><text:span text:style-name="T58">Greens by row:</text:span></text:p>
            <text:p text:style-name="P34"><text:span text:style-name="T58">2 5 8 </text:span></text:p>
            <text:p text:style-name="P34"><text:span text:style-name="T58">11 14 17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Заголовок_20__2b__20_текст">
        <draw:frame draw:name="Title 12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0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</draw:text-box>
        </draw:frame>
        <draw:frame draw:name="Нижний колонтитул 138" presentation:style-name="pr14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Заголовок_20__2b__20_текст">
        <draw:frame draw:name="Title 10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4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26"/></text:p>
          </draw:text-box>
        </draw:frame>
        <draw:frame draw:name="Нижний колонтитул 122" presentation:style-name="pr14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Заголовок_20__2b__20_текст">
        <draw:frame draw:name="Title 11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5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57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</draw:text-box>
        </draw:frame>
        <draw:frame draw:name="Нижний колонтитул 123" presentation:style-name="pr14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Заголовок_20__2b__20_текст">
        <draw:frame draw:name="Title 12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1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8">std::full_extent</text:span><text:span text:style-name="T26">,</text:span><text:span text:style-name="T10"> </text:span><text:span text:style-name="T26">(</text:span><text:span text:style-name="T9">int</text:span><text:span text:style-name="T26">)kGreen);</text:span></text:p>
          </draw:text-box>
        </draw:frame>
        <draw:frame draw:name="Нижний колонтитул 139" presentation:style-name="pr14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Заголовок_20__2b__20_текст">
        <draw:frame draw:name="Title 12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2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8">(</text:span><text:span text:style-name="T21">int</text:span><text:span text:style-name="T28">)kGreen</text:span><text:span text:style-name="T26">);</text:span></text:p>
          </draw:text-box>
        </draw:frame>
        <draw:frame draw:name="Нижний колонтитул 140" presentation:style-name="pr14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Заголовок_20__2b__20_текст">
        <draw:frame draw:name="Title 12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3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</draw:text-box>
        </draw:frame>
        <draw:frame draw:name="Нижний колонтитул 141" presentation:style-name="pr14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Заголовок_20__2b__20_текст">
        <draw:frame draw:name="Title 11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6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</draw:text-box>
        </draw:frame>
        <draw:frame draw:name="Нижний колонтитул 124" presentation:style-name="pr14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style-name="gr3" draw:text-style-name="P35" draw:layer="layout" svg:width="21.034cm" svg:height="4.46cm" svg:x="23.151cm" svg:y="6.35cm">
          <draw:text-box>
            <text:p text:style-name="P34"><text:span text:style-name="T58">Greens by row:</text:span></text:p>
            <text:p text:style-name="P34"><text:span text:style-name="T58">2 5 8 </text:span></text:p>
            <text:p text:style-name="P34"><text:span text:style-name="T58">11 14 17 </text:span></text:p>
          </draw:text-box>
        </draw:frame>
        <draw:frame draw:style-name="gr3" draw:text-style-name="P35" draw:layer="layout" svg:width="21.034cm" svg:height="4.46cm" svg:x="23.151cm" svg:y="11.43cm">
          <draw:text-box>
            <text:p text:style-name="P34"><text:span text:style-name="T58">Greens of row 1:</text:span></text:p>
            <text:p text:style-name="P34"><text:span text:style-name="T58">11 14 17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Заголовок_20__2b__20_текст">
        <draw:frame draw:name="Title 11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7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All greens:\n"</text:span><text:span text:style-name="T26">;</text:span></text:p>
            <text:p text:style-name="P22"><text:span text:style-name="T26"/></text:p>
          </draw:text-box>
        </draw:frame>
        <draw:frame draw:name="Нижний колонтитул 125" presentation:style-name="pr14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Заголовок_20__2b__20_текст">
        <draw:frame draw:name="Title 11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8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All greens:\n"</text:span><text:span text:style-name="T26">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</draw:text-box>
        </draw:frame>
        <draw:frame draw:name="Нижний колонтитул 126" presentation:style-name="pr15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2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Заголовок_20__2b__20_текст">
        <draw:frame draw:name="Title 12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8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</draw:text-box>
        </draw:frame>
        <draw:frame draw:name="Нижний колонтитул 136" presentation:style-name="pr15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3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Заголовок_20__2b__20_текст">
        <draw:frame draw:name="Title 13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5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8">int_2d_rgb.data_handle()</text:span><text:span text:style-name="T26">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</draw:text-box>
        </draw:frame>
        <draw:frame draw:name="Нижний колонтитул 143" presentation:style-name="pr15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Заголовок_20__2b__20_текст">
        <draw:frame draw:name="Title 13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6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8">int_2d_rgb.extent(</text:span><text:span text:style-name="T57">0</text:span><text:span text:style-name="T28">)</text:span><text:span text:style-name="T18"> </text:span><text:span text:style-name="T28">*</text:span><text:span text:style-name="T18"> </text:span><text:span text:style-name="T28">int_2d_rgb.extent(</text:span><text:span text:style-name="T57">1</text:span><text:span text:style-name="T28">)</text:span><text:span text:style-name="T26">,</text:span><text:span text:style-name="T10"> </text:span><text:span text:style-name="T26">(</text:span><text:span text:style-name="T9">int</text:span><text:span text:style-name="T26">)kTotalColors);</text:span></text:p>
          </draw:text-box>
        </draw:frame>
        <draw:frame draw:name="Нижний колонтитул 144" presentation:style-name="pr15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Заголовок_20__2b__20_текст">
        <draw:frame draw:name="Title 13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7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8">(</text:span><text:span text:style-name="T21">int</text:span><text:span text:style-name="T28">)kTotalColors</text:span><text:span text:style-name="T26">);</text:span></text:p>
          </draw:text-box>
        </draw:frame>
        <draw:frame draw:name="Нижний колонтитул 145" presentation:style-name="pr154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3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Заголовок_20__2b__20_текст">
        <draw:frame draw:name="Title 13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8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</draw:text-box>
        </draw:frame>
        <draw:frame draw:name="Нижний колонтитул 146" presentation:style-name="pr15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Заголовок_20__2b__20_текст">
        <draw:frame draw:name="Title 11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09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All greens:\n"</text:span><text:span text:style-name="T26">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26"/></text:p>
          </draw:text-box>
        </draw:frame>
        <draw:frame draw:name="Нижний колонтитул 127" presentation:style-name="pr15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Заголовок_20__2b__20_текст">
        <draw:frame draw:name="Title 13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9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30">auto pixels = std::mdspan(</text:span></text:p>
            <text:p text:style-name="P22"><text:span text:style-name="T30"><text:s text:c="3"/></text:span><text:span text:style-name="T30">int_2d_rgb.data_handle(), int_2d_rgb.extent(0) * int_2d_rgb.extent(1), </text:span><text:span text:style-name="T30">(int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26"/></text:p>
          </draw:text-box>
        </draw:frame>
        <draw:frame draw:name="Нижний колонтитул 147" presentation:style-name="pr15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Заголовок_20__2b__20_текст">
        <draw:frame draw:name="Title 13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30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30">auto pixels = std::mdspan(</text:span></text:p>
            <text:p text:style-name="P22"><text:span text:style-name="T30"><text:s text:c="3"/></text:span><text:span text:style-name="T30">int_2d_rgb.data_handle(), int_2d_rgb.extent(0) * int_2d_rgb.extent(1), </text:span><text:span text:style-name="T30">(int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8">pixels</text:span><text:span text:style-name="T26">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26"/></text:p>
          </draw:text-box>
        </draw:frame>
        <draw:frame draw:name="Нижний колонтитул 148" presentation:style-name="pr15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Заголовок_20__2b__20_текст">
        <draw:frame draw:name="Title 136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31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30">auto pixels = std::mdspan(</text:span></text:p>
            <text:p text:style-name="P22"><text:span text:style-name="T30"><text:s text:c="3"/></text:span><text:span text:style-name="T30">int_2d_rgb.data_handle(), int_2d_rgb.extent(0) * int_2d_rgb.extent(1), </text:span><text:span text:style-name="T30">(int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8">std::full_extent</text:span><text:span text:style-name="T26">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26"/></text:p>
          </draw:text-box>
        </draw:frame>
        <draw:frame draw:name="Нижний колонтитул 149" presentation:style-name="pr15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8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Заголовок_20__2b__20_текст">
        <draw:frame draw:name="Title 137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32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30">auto pixels = std::mdspan(</text:span></text:p>
            <text:p text:style-name="P22"><text:span text:style-name="T30"><text:s text:c="3"/></text:span><text:span text:style-name="T30">int_2d_rgb.data_handle(), int_2d_rgb.extent(0) * int_2d_rgb.extent(1), </text:span><text:span text:style-name="T30">(int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8">std::integral_constant&lt;</text:span><text:span text:style-name="T21">int</text:span><text:span text:style-name="T28">, (</text:span><text:span text:style-name="T21">int</text:span><text:span text:style-name="T28">)kGreen&gt;{}</text:span><text:span text:style-name="T26">);</text:span></text:p>
            <text:p text:style-name="P22"><text:span text:style-name="T26"/></text:p>
          </draw:text-box>
        </draw:frame>
        <draw:frame draw:name="Нижний колонтитул 150" presentation:style-name="pr16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9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3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Заголовок_20__2b__20_текст">
        <draw:frame draw:name="Title 138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33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30">std::vector&lt;short&gt; image = {1,2,3,4,5,6,7,8,9,10,11,12,13,14,15,16,17,18};</text:span></text:p>
            <text:p text:style-name="P22"><text:span text:style-name="T30">// <text:s text:c="25"/>R G B,R G B,R G B, R <text:s/>G <text:s/>B, R <text:s/>G <text:s/>B, R <text:s/>G <text:s/>B</text:span></text:p>
            <text:p text:style-name="P22"><text:span text:style-name="T30">enum </text:span><text:span text:style-name="T31">Colors</text:span><text:span text:style-name="T30">: unsigned { kRed, kGreen, kBlue, kTotalColors};</text:span></text:p>
            <text:p text:style-name="P22"><text:span text:style-name="T30"/></text:p>
            <text:p text:style-name="P22"><text:span text:style-name="T30">auto int_2d_rgb = std::mdspan(image.data(), 2, 3, (int)kTotalColors);</text:span></text:p>
            <text:p text:style-name="P22"><text:span text:style-name="T30">std::cout &lt;&lt; "\nGreens by row:\n";</text:span></text:p>
            <text:p text:style-name="P22"><text:span text:style-name="T30">for(size_t row = 0; row != int_2d_rgb.extent(0); row++) {</text:span></text:p>
            <text:p text:style-name="P22"><text:span text:style-name="T30"><text:s text:c="2"/></text:span><text:span text:style-name="T30">for(size_t column = 0; column != int_2d_rgb.extent(1); column++)</text:span></text:p>
            <text:p text:style-name="P22"><text:span text:style-name="T30"><text:s text:c="4"/></text:span><text:span text:style-name="T30">std::cout &lt;&lt; int_2d_rgb[row, column, (int)kGreen] &lt;&lt; ' ';</text:span></text:p>
            <text:p text:style-name="P22"><text:span text:style-name="T30"><text:s text:c="2"/></text:span><text:span text:style-name="T30">std::cout &lt;&lt; "\n";</text:span></text:p>
            <text:p text:style-name="P22"><text:span text:style-name="T30">}</text:span></text:p>
            <text:p text:style-name="P22"><text:span text:style-name="T30"/></text:p>
            <text:p text:style-name="P22"><text:span text:style-name="T30">std::cout &lt;&lt; "Greens of row 1:\n";</text:span></text:p>
            <text:p text:style-name="P22"><text:span text:style-name="T30">auto greens_of_row0 = std::submdspan(int_2d_rgb, 1, std::full_extent, (int)kGreen);</text:span></text:p>
            <text:p text:style-name="P22"><text:span text:style-name="T30">for(size_t column = 0; column != greens_of_row0.extent(0); column++) </text:span></text:p>
            <text:p text:style-name="P22"><text:span text:style-name="T30"><text:s text:c="2"/></text:span><text:span text:style-name="T30">std::cout &lt;&lt; greens_of_row0[column] &lt;&lt; ' ';</text:span></text:p>
            <text:p text:style-name="P22"><text:span text:style-name="T30"/></text:p>
            <text:p text:style-name="P22"><text:span text:style-name="T30">std::cout &lt;&lt; "\nAll greens:\n";</text:span></text:p>
            <text:p text:style-name="P22"><text:span text:style-name="T30">auto pixels = std::mdspan(</text:span></text:p>
            <text:p text:style-name="P22"><text:span text:style-name="T30"><text:s text:c="3"/></text:span><text:span text:style-name="T30">int_2d_rgb.data_handle(), int_2d_rgb.extent(0) * int_2d_rgb.extent(1), </text:span><text:span text:style-name="T30">(int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26"/></text:p>
          </draw:text-box>
        </draw:frame>
        <draw:frame draw:name="Нижний колонтитул 151" presentation:style-name="pr16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50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4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Заголовок_20__2b__20_текст">
        <draw:frame draw:name="Title 115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10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All greens:\n"</text:span><text:span text:style-name="T26">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9">for</text:span><text:span text:style-name="T26">(size_t</text:span><text:span text:style-name="T10"> </text:span><text:span text:style-name="T26">i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i</text:span><text:span text:style-name="T10"> </text:span><text:span text:style-name="T26">!=</text:span><text:span text:style-name="T10"> </text:span><text:span text:style-name="T26">all_greens.extent(</text:span><text:span text:style-name="T34">0</text:span><text:span text:style-name="T26">);</text:span><text:span text:style-name="T10"> </text:span><text:span text:style-name="T26">i++)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text:s/></text:span><text:span text:style-name="T26">all_greens[i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</draw:text-box>
        </draw:frame>
        <draw:frame draw:name="Нижний колонтитул 128" presentation:style-name="pr162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27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41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Заголовок_20__2b__20_текст">
        <draw:frame draw:name="Title 12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std::submdspan</text:span></text:p>
          </draw:text-box>
        </draw:frame>
        <draw:frame draw:name="Content Placeholder 124" presentation:style-name="pr18" draw:text-style-name="P33" draw:layer="layout" svg:width="24.523cm" svg:height="13.693cm" svg:x="1.032cm" svg:y="4.333cm" presentation:class="outline" presentation:user-transformed="true">
          <draw:text-box>
            <text:p text:style-name="P22"><text:span text:style-name="T12">std</text:span><text:span text:style-name="T26">::</text:span><text:span text:style-name="T12">vector</text:span><text:span text:style-name="T26">&lt;</text:span><text:span text:style-name="T9">short</text:span><text:span text:style-name="T26">&gt;</text:span><text:span text:style-name="T10"> </text:span><text:span text:style-name="T13">image</text:span><text:span text:style-name="T10"> </text:span><text:span text:style-name="T26">=</text:span><text:span text:style-name="T10"> </text:span><text:span text:style-name="T26">{</text:span><text:span text:style-name="T34">1</text:span><text:span text:style-name="T26">,</text:span><text:span text:style-name="T34">2</text:span><text:span text:style-name="T26">,</text:span><text:span text:style-name="T34">3</text:span><text:span text:style-name="T26">,</text:span><text:span text:style-name="T34">4</text:span><text:span text:style-name="T26">,</text:span><text:span text:style-name="T34">5</text:span><text:span text:style-name="T26">,</text:span><text:span text:style-name="T34">6</text:span><text:span text:style-name="T26">,</text:span><text:span text:style-name="T34">7</text:span><text:span text:style-name="T26">,</text:span><text:span text:style-name="T34">8</text:span><text:span text:style-name="T26">,</text:span><text:span text:style-name="T34">9</text:span><text:span text:style-name="T26">,</text:span><text:span text:style-name="T34">10</text:span><text:span text:style-name="T26">,</text:span><text:span text:style-name="T34">11</text:span><text:span text:style-name="T26">,</text:span><text:span text:style-name="T34">12</text:span><text:span text:style-name="T26">,</text:span><text:span text:style-name="T34">13</text:span><text:span text:style-name="T26">,</text:span><text:span text:style-name="T34">14</text:span><text:span text:style-name="T26">,</text:span><text:span text:style-name="T34">15</text:span><text:span text:style-name="T26">,</text:span><text:span text:style-name="T34">16</text:span><text:span text:style-name="T26">,</text:span><text:span text:style-name="T34">17</text:span><text:span text:style-name="T26">,</text:span><text:span text:style-name="T34">18</text:span><text:span text:style-name="T26">};</text:span></text:p>
            <text:p text:style-name="P22"><text:span text:style-name="T15">//</text:span><text:span text:style-name="T10"> <text:s text:c="25"/></text:span><text:span text:style-name="T15">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R</text:span><text:span text:style-name="T10"> </text:span><text:span text:style-name="T15">G</text:span><text:span text:style-name="T10"> 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,</text:span><text:span text:style-name="T10"> </text:span><text:span text:style-name="T15">R</text:span><text:span text:style-name="T10"> <text:s/></text:span><text:span text:style-name="T15">G</text:span><text:span text:style-name="T10"> <text:s/></text:span><text:span text:style-name="T15">B</text:span></text:p>
            <text:p text:style-name="P22"><text:span text:style-name="T9">enum</text:span><text:span text:style-name="T10"> </text:span><text:span text:style-name="T14">Colors</text:span><text:span text:style-name="T26">:</text:span><text:span text:style-name="T10"> </text:span><text:span text:style-name="T9">unsigned</text:span><text:span text:style-name="T10"> </text:span><text:span text:style-name="T26">{</text:span><text:span text:style-name="T10"> </text:span><text:span text:style-name="T12">kRed</text:span><text:span text:style-name="T26">,</text:span><text:span text:style-name="T10"> </text:span><text:span text:style-name="T12">kGreen</text:span><text:span text:style-name="T26">,</text:span><text:span text:style-name="T10"> </text:span><text:span text:style-name="T12">kBlue</text:span><text:span text:style-name="T26">,</text:span><text:span text:style-name="T10"> </text:span><text:span text:style-name="T12">kTotalColors</text:span><text:span text:style-name="T26">};</text:span></text:p>
            <text:p text:style-name="P22"><text:span text:style-name="T26"/></text:p>
            <text:p text:style-name="P22"><text:span text:style-name="T9">auto</text:span><text:span text:style-name="T10"> </text:span><text:span text:style-name="T26">int_2d_rgb</text:span><text:span text:style-name="T10"> </text:span><text:span text:style-name="T26">=</text:span><text:span text:style-name="T10"> </text:span><text:span text:style-name="T26">std::mdspan(</text:span><text:span text:style-name="T13">image</text:span><text:span text:style-name="T26">.</text:span><text:span text:style-name="T17">data</text:span><text:span text:style-name="T26">(),</text:span><text:span text:style-name="T10"> </text:span><text:span text:style-name="T34">2</text:span><text:span text:style-name="T26">,</text:span><text:span text:style-name="T10"> </text:span><text:span text:style-name="T34">3</text:span><text:span text:style-name="T26">,</text:span><text:span text:style-name="T10"> </text:span><text:span text:style-name="T26">(</text:span><text:span text:style-name="T9">int</text:span><text:span text:style-name="T26">)</text:span><text:span text:style-name="T12">kTotalColors</text:span><text:span text:style-name="T26">);</text:span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Greens by row:\n"</text:span><text:span text:style-name="T26">;</text:span></text:p>
            <text:p text:style-name="P22"><text:span text:style-name="T9">for</text:span><text:span text:style-name="T26">(size_t</text:span><text:span text:style-name="T10"> </text:span><text:span text:style-name="T26">row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row</text:span><text:span text:style-name="T10"> </text:span><text:span text:style-name="T26">!=</text:span><text:span text:style-name="T10"> </text:span><text:span text:style-name="T26">int_2d_rgb.extent(</text:span><text:span text:style-name="T34">0</text:span><text:span text:style-name="T26">);</text:span><text:span text:style-name="T10"> </text:span><text:span text:style-name="T26">row++)</text:span><text:span text:style-name="T10"> </text:span><text:span text:style-name="T26">{</text:span></text:p>
            <text:p text:style-name="P22"><text:span text:style-name="T10"><text:s text:c="2"/></text:span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int_2d_rgb.extent(</text:span><text:span text:style-name="T34">1</text:span><text:span text:style-name="T26">);</text:span><text:span text:style-name="T10"> </text:span><text:span text:style-name="T26">column++)</text:span></text:p>
            <text:p text:style-name="P22"><text:span text:style-name="T10"><text:s text:c="4"/></text:span><text:span text:style-name="T26">std::cout</text:span><text:span text:style-name="T10"> </text:span><text:span text:style-name="T26">&lt;&lt;</text:span><text:span text:style-name="T10"> </text:span><text:span text:style-name="T26">int_2d_rgb[row,</text:span><text:span text:style-name="T10"> </text:span><text:span text:style-name="T26">column,</text:span><text:span text:style-name="T10"> </text:span><text:span text:style-name="T26">(</text:span><text:span text:style-name="T9">int</text:span><text:span text:style-name="T26">)kGree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"\n";</text:span></text:p>
            <text:p text:style-name="P22"><text:span text:style-name="T26">}</text:span></text:p>
            <text:p text:style-name="P22"><text:span text:style-name="T12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Greens of row 1:\n"</text:span><text:span text:style-name="T26">;</text:span></text:p>
            <text:p text:style-name="P22"><text:span text:style-name="T9">auto</text:span><text:span text:style-name="T10"> </text:span><text:span text:style-name="T26">greens_of_row0</text:span><text:span text:style-name="T10"> </text:span><text:span text:style-name="T26">=</text:span><text:span text:style-name="T10"> </text:span><text:span text:style-name="T26">std::submdspan(int_2d_rgb,</text:span><text:span text:style-name="T10"> </text:span><text:span text:style-name="T34">1</text:span><text:span text:style-name="T26">,</text:span><text:span text:style-name="T10"> </text:span><text:span text:style-name="T26">std::full_extent,</text:span><text:span text:style-name="T10"> </text:span><text:span text:style-name="T26">(</text:span><text:span text:style-name="T9">int</text:span><text:span text:style-name="T26">)kGreen);</text:span></text:p>
            <text:p text:style-name="P22"><text:span text:style-name="T9">for</text:span><text:span text:style-name="T26">(size_t</text:span><text:span text:style-name="T10"> </text:span><text:span text:style-name="T26">column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column</text:span><text:span text:style-name="T10"> </text:span><text:span text:style-name="T26">!=</text:span><text:span text:style-name="T10"> </text:span><text:span text:style-name="T26">greens_of_row0.extent(</text:span><text:span text:style-name="T34">0</text:span><text:span text:style-name="T26">);</text:span><text:span text:style-name="T10"> </text:span><text:span text:style-name="T26">column++)</text:span><text:span text:style-name="T10"> 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/text:span><text:span text:style-name="T26">greens_of_row0[column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  <text:p text:style-name="P22"><text:span text:style-name="T12">std</text:span><text:span text:style-name="T26">::</text:span><text:span text:style-name="T41">cout</text:span><text:span text:style-name="T10"> </text:span><text:span text:style-name="T17">&lt;&lt;</text:span><text:span text:style-name="T10"> </text:span><text:span text:style-name="T15">"\nAll greens:\n"</text:span><text:span text:style-name="T26">;</text:span></text:p>
            <text:p text:style-name="P22"><text:span text:style-name="T9">auto</text:span><text:span text:style-name="T10"> </text:span><text:span text:style-name="T26">pixels</text:span><text:span text:style-name="T10"> </text:span><text:span text:style-name="T26">=</text:span><text:span text:style-name="T10"> </text:span><text:span text:style-name="T26">std::mdspan(</text:span></text:p>
            <text:p text:style-name="P22"><text:span text:style-name="T26"><text:s text:c="3"/></text:span><text:span text:style-name="T26">int_2d_rgb.data_handle(),</text:span><text:span text:style-name="T10"> </text:span><text:span text:style-name="T26">int_2d_rgb.extent(</text:span><text:span text:style-name="T34">0</text:span><text:span text:style-name="T26">)</text:span><text:span text:style-name="T10"> </text:span><text:span text:style-name="T26">*</text:span><text:span text:style-name="T10"> </text:span><text:span text:style-name="T26">int_2d_rgb.extent(</text:span><text:span text:style-name="T34">1</text:span><text:span text:style-name="T26">),</text:span><text:span text:style-name="T10"> </text:span><text:span text:style-name="T26">(</text:span><text:span text:style-name="T9">int</text:span><text:span text:style-name="T26">)kTotalColors);</text:span></text:p>
            <text:p text:style-name="P22"><text:span text:style-name="T9">auto</text:span><text:span text:style-name="T10"> </text:span><text:span text:style-name="T26">all_greens</text:span><text:span text:style-name="T10"> </text:span><text:span text:style-name="T26">=</text:span><text:span text:style-name="T10"> </text:span><text:span text:style-name="T26">std::submdspan(</text:span></text:p>
            <text:p text:style-name="P22"><text:span text:style-name="T26"><text:s text:c="3"/></text:span><text:span text:style-name="T26">pixels,</text:span><text:span text:style-name="T10"> </text:span><text:span text:style-name="T26">std::full_extent,</text:span><text:span text:style-name="T10"> </text:span><text:span text:style-name="T26">std::integral_constant&lt;</text:span><text:span text:style-name="T9">int</text:span><text:span text:style-name="T26">, (</text:span><text:span text:style-name="T9">int</text:span><text:span text:style-name="T26">)kGreen&gt;{});</text:span></text:p>
            <text:p text:style-name="P22"><text:span text:style-name="T9">for</text:span><text:span text:style-name="T26">(size_t</text:span><text:span text:style-name="T10"> </text:span><text:span text:style-name="T26">i</text:span><text:span text:style-name="T10"> </text:span><text:span text:style-name="T26">=</text:span><text:span text:style-name="T10"> </text:span><text:span text:style-name="T34">0</text:span><text:span text:style-name="T26">;</text:span><text:span text:style-name="T10"> </text:span><text:span text:style-name="T26">i</text:span><text:span text:style-name="T10"> </text:span><text:span text:style-name="T26">!=</text:span><text:span text:style-name="T10"> </text:span><text:span text:style-name="T26">all_greens.extent(</text:span><text:span text:style-name="T34">0</text:span><text:span text:style-name="T26">);</text:span><text:span text:style-name="T10"> </text:span><text:span text:style-name="T26">i++)</text:span></text:p>
            <text:p text:style-name="P22"><text:span text:style-name="T10"><text:s text:c="2"/></text:span><text:span text:style-name="T26">std::cout</text:span><text:span text:style-name="T10"> </text:span><text:span text:style-name="T26">&lt;&lt;</text:span><text:span text:style-name="T10"> <text:s/></text:span><text:span text:style-name="T26">all_greens[i]</text:span><text:span text:style-name="T10"> </text:span><text:span text:style-name="T26">&lt;&lt;</text:span><text:span text:style-name="T10"> </text:span><text:span text:style-name="T26">' ';</text:span></text:p>
            <text:p text:style-name="P22"><text:span text:style-name="T26"/></text:p>
          </draw:text-box>
        </draw:frame>
        <draw:frame draw:name="Нижний колонтитул 142" presentation:style-name="pr163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4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style-name="gr3" draw:text-style-name="P35" draw:layer="layout" svg:width="21.034cm" svg:height="4.46cm" svg:x="23.151cm" svg:y="6.35cm">
          <draw:text-box>
            <text:p text:style-name="P34"><text:span text:style-name="T58">Greens by row:</text:span></text:p>
            <text:p text:style-name="P34"><text:span text:style-name="T58">2 5 8 </text:span></text:p>
            <text:p text:style-name="P34"><text:span text:style-name="T58">11 14 17 </text:span></text:p>
          </draw:text-box>
        </draw:frame>
        <draw:frame draw:style-name="gr3" draw:text-style-name="P35" draw:layer="layout" svg:width="21.034cm" svg:height="4.46cm" svg:x="23.151cm" svg:y="11.43cm">
          <draw:text-box>
            <text:p text:style-name="P34"><text:span text:style-name="T58">Greens of row 1:</text:span></text:p>
            <text:p text:style-name="P34"><text:span text:style-name="T58">11 14 17 </text:span></text:p>
          </draw:text-box>
        </draw:frame>
        <draw:frame draw:style-name="gr3" draw:text-style-name="P35" draw:layer="layout" svg:width="21.034cm" svg:height="4.46cm" svg:x="24.951cm" svg:y="15.43cm">
          <draw:text-box>
            <text:p text:style-name="P34"><text:span text:style-name="T58">All greens:</text:span></text:p>
            <text:p text:style-name="P34"><text:span text:style-name="T59">2 5 8 11 14 17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42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Обложка_20_раздела_5f_2строки_5f_">
        <draw:frame draw:name="Заголовок 11" presentation:style-name="pr11" draw:text-style-name="P2" draw:layer="layout" svg:width="21.384cm" svg:height="4.874cm" svg:x="4.583cm" svg:y="2.677cm" presentation:class="title" presentation:user-transformed="true">
          <draw:text-box>
            <text:p text:style-name="P1"><text:span text:style-name="T1">И </text:span><text:span text:style-name="T1">ещё...</text:span></text:p>
          </draw:text-box>
        </draw:frame>
        <draw:frame draw:name="Нижний колонтитул 111" presentation:style-name="pr164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0" presentation:style-name="pr13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Подзаголовок 13" presentation:style-name="pr14" draw:text-style-name="P7" draw:layer="layout" svg:width="17.532cm" svg:height="3.92cm" svg:x="8.431cm" svg:y="7.577cm" presentation:class="subtitle" presentation:placeholder="true" presentation:user-transformed="true">
          <draw:text-box/>
        </draw:frame>
        <draw:frame draw:name="Объект 28" presentation:style-name="pr15" draw:text-style-name="P2" draw:layer="layout" svg:width="26.696cm" svg:height="2.817cm" svg:x="1.016cm" svg:y="1.023cm" presentation:class="outline" presentation:user-transformed="true">
          <draw:text-box>
            <text:p text:style-name="P13"><text:span text:style-name="T6">10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3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Заголовок_20__2b__20_текст">
        <draw:frame draw:name="Title 2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2" presentation:style-name="pr165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2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6" presentation:style-name="pr98" draw:text-style-name="P29" draw:layer="layout" svg:width="14.838cm" svg:height="11.367cm" svg:x="0.996cm" svg:y="3.7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44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Заголовок_20__2b__20_текст">
        <draw:frame draw:name="Title 99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2" presentation:style-name="pr166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1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29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Заголовок_20__2b__20_текст">
        <draw:frame draw:name="Title 100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3" presentation:style-name="pr167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2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30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  <text:list-item>
                <text:p text:style-name="P31">Hashing support for std::chrono value classes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6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Заголовок_20__2b__20_текст">
        <draw:frame draw:name="Title 101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4" presentation:style-name="pr168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3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31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  <text:list-item>
                <text:p text:style-name="P31">Hashing support for std::chrono value classes</text:p>
              </text:list-item>
              <text:list-item>
                <text:p text:style-name="P31">Formatting pointers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7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Заголовок_20__2b__20_текст">
        <draw:frame draw:name="Title 102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5" presentation:style-name="pr169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4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32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  <text:list-item>
                <text:p text:style-name="P31">Hashing support for std::chrono value classes</text:p>
              </text:list-item>
              <text:list-item>
                <text:p text:style-name="P31">Formatting pointers</text:p>
              </text:list-item>
              <text:list-item>
                <text:p text:style-name="P31">Heterogeneous overloads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8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Заголовок_20__2b__20_текст">
        <draw:frame draw:name="Title 103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6" presentation:style-name="pr170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5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33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  <text:list-item>
                <text:p text:style-name="P31">Hashing support for std::chrono value classes</text:p>
              </text:list-item>
              <text:list-item>
                <text:p text:style-name="P31">Formatting pointers</text:p>
              </text:list-item>
              <text:list-item>
                <text:p text:style-name="P31">Heterogeneous overloads</text:p>
              </text:list-item>
              <text:list-item>
                <text:p text:style-name="P31">Checking if a union alternative is act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9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Заголовок_20__2b__20_текст">
        <office:forms form:automatic-focus="false" form:apply-design-mode="false"/>
        <draw:frame draw:name="Title 104" presentation:style-name="pr17" draw:text-style-name="P2" draw:layer="layout" svg:width="31.834cm" svg:height="2.289cm" svg:x="1.032cm" svg:y="1.023cm" presentation:class="title" presentation:user-transformed="true">
          <draw:text-box>
            <text:p text:style-name="P1"><text:span text:style-name="T7">И ещё…</text:span></text:p>
          </draw:text-box>
        </draw:frame>
        <draw:frame draw:name="Нижний колонтитул 117" presentation:style-name="pr171" draw:text-style-name="P15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116" presentation:style-name="pr20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8"><text:page-number>&lt;number&gt;</text:page-number></text:span></text:p>
          </draw:text-box>
        </draw:frame>
        <draw:frame draw:name="Объект 34" presentation:style-name="pr98" draw:text-style-name="P29" draw:layer="layout" svg:width="14.838cm" svg:height="11.367cm" svg:x="0.996cm" svg:y="3.778cm" presentation:class="outline" presentation:user-transformed="true">
          <draw:text-box>
            <text:list text:style-name="L7">
              <text:list-header>
                <text:p text:style-name="P30"><text:span text:style-name="T49"/></text:p>
              </text:list-header>
            </text:list>
            <text:list text:style-name="L5">
              <text:list-item>
                <text:p text:style-name="P31">Testing for success or failure of &lt;charconv&gt; functions</text:p>
              </text:list-item>
              <text:list-item>
                <text:p text:style-name="P31">Hashing support for std::chrono value classes</text:p>
              </text:list-item>
              <text:list-item>
                <text:p text:style-name="P31">Formatting pointers</text:p>
              </text:list-item>
              <text:list-item>
                <text:p text:style-name="P31">Heterogeneous overloads</text:p>
              </text:list-item>
              <text:list-item>
                <text:p text:style-name="P31">Checking if a union alternative is active</text:p>
              </text:list-item>
              <text:list-item>
                <text:p text:style-name="P31">Bind front and back to NTTP callables</text:p>
              </text:list-item>
            </text:list>
            <text:p text:style-name="P30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0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пасибо за внимание" draw:style-name="dp1" draw:master-page-name="Финальный_20_слайд_20__2013__20_спасибо_20_за_20_внимание">
        <draw:frame draw:name="Заголовок 1" presentation:style-name="pr172" draw:text-style-name="P2" draw:layer="layout" svg:width="31.834cm" svg:height="2.507cm" svg:x="1.032cm" svg:y="1.091cm" presentation:class="title" presentation:user-transformed="true">
          <draw:text-box>
            <text:p text:style-name="P36"><text:span text:style-name="T60">Спасибо за внимание</text:span></text:p>
          </draw:text-box>
        </draw:frame>
        <draw:frame draw:name="Подзаголовок 2" presentation:style-name="pr173" draw:text-style-name="P7" draw:layer="layout" svg:width="20.001cm" svg:height="5.894cm" svg:x="4.833cm" svg:y="3.63cm" presentation:class="subtitle" presentation:user-transformed="true">
          <draw:text-box>
            <text:p text:style-name="P6"><text:span text:style-name="T3">Полухин Антон</text:span><text:span text:style-name="T4"><text:line-break/></text:span><text:span text:style-name="T3">Эксперт разработчик C++</text:span><text:span text:style-name="T4"><text:line-break/></text:span><text:span text:style-name="T4"/></text:p>
            <text:p text:style-name="P6"><text:span text:style-name="T3"/></text:p>
          </draw:text-box>
        </draw:frame>
        <draw:frame draw:name="Нижний колонтитул 3" presentation:style-name="pr174" draw:text-style-name="P3" draw:layer="layout" svg:width="15.9cm" svg:height="1.013cm" svg:x="1.032cm" svg:y="18.036cm" presentation:class="footer" presentation:user-transformed="true">
          <draw:text-box>
            <text:p/>
          </draw:text-box>
        </draw:frame>
        <draw:frame draw:name="Номер слайда 4" presentation:style-name="pr175" draw:text-style-name="P5" draw:layer="layout" svg:width="7.619cm" svg:height="1.013cm" svg:x="25.247cm" svg:y="18.03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1" presentation:class="page"/>
          <draw:frame presentation:style-name="pr17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Lohit Devanagari4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Ubuntu Mono" svg:font-family="'Ubuntu Mono'"/>
    <style:font-face style:name="Ubuntu Mono1" svg:font-family="'Ubuntu Mono'" style:font-adornments="Italic" style:font-pitch="fixed"/>
    <style:font-face style:name="Ubuntu Mono2" svg:font-family="'Ubuntu Mono'" style:font-pitch="fixed"/>
    <style:font-face style:name="Ubuntu Mono3" svg:font-family="'Ubuntu Mono'" style:font-pitch="variable"/>
    <style:font-face style:name="YS Display" svg:font-family="'YS Display'" style:font-pitch="variable"/>
    <style:font-face style:name="YS Display Medium" svg:font-family="'YS Display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Lohit Devanagari4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4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Заголовок_20_презентации_20_в_20_2_20_полные_20_строки_5f_во_20_всю_20_ширину-background" style:display-name="Заголовок презентации в 2 полные строки_во всю ширину-background" style:family="presentation">
      <style:graphic-properties draw:stroke="none" draw:fill="solid" draw:fill-color="#bebebe"/>
      <style:text-properties style:letter-kerning="true"/>
    </style:style>
    <style:style style:name="Заголовок_20_презентации_20_в_20_2_20_полные_20_строки_5f_во_20_всю_20_ширину-backgroundobjects" style:display-name="Заголовок презентации в 2 полные строки_во всю ширин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презентации_20_в_20_2_20_полные_20_строки_5f_во_20_всю_20_ширину-notes" style:display-name="Заголовок презентации в 2 полные строки_во всю ширин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презентации_20_в_20_2_20_полные_20_строки_5f_во_20_всю_20_ширину-outline1" style:display-name="Заголовок презентации в 2 полные строки_во всю ширину-outline1" style:family="presentation">
      <style:graphic-properties draw:stroke="none" draw:fill="none" draw:auto-grow-height="false" draw:fit-to-size="false" style:shrink-to-fit="true">
        <text:list-style style:name="Заголовок_20_презентации_20_в_20_2_20_полные_20_строки_5f_во_20_всю_20_ширину-outline1" style:display-name="Заголовок презентации в 2 полные строки_во всю ширин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презентации_20_в_20_2_20_полные_20_строки_5f_во_20_всю_20_ширину-outline2" style:display-name="Заголовок презентации в 2 полные строки_во всю ширину-outline2" style:family="presentation" style:parent-style-name="Заголовок_20_презентации_20_в_20_2_20_полные_20_строки_5f_во_20_всю_20_ширину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презентации_20_в_20_2_20_полные_20_строки_5f_во_20_всю_20_ширину-outline3" style:display-name="Заголовок презентации в 2 полные строки_во всю ширину-outline3" style:family="presentation" style:parent-style-name="Заголовок_20_презентации_20_в_20_2_20_полные_20_строки_5f_во_20_всю_20_ширину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презентации_20_в_20_2_20_полные_20_строки_5f_во_20_всю_20_ширину-outline4" style:display-name="Заголовок презентации в 2 полные строки_во всю ширину-outline4" style:family="presentation" style:parent-style-name="Заголовок_20_презентации_20_в_20_2_20_полные_20_строки_5f_во_20_всю_20_ширину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презентации_20_в_20_2_20_полные_20_строки_5f_во_20_всю_20_ширину-outline5" style:display-name="Заголовок презентации в 2 полные строки_во всю ширину-outline5" style:family="presentation" style:parent-style-name="Заголовок_20_презентации_20_в_20_2_20_полные_20_строки_5f_во_20_всю_20_ширину-outline4">
      <style:paragraph-properties fo:margin-top="0.1cm" fo:margin-bottom="0cm"/>
      <style:text-properties fo:font-size="20pt" style:font-size-asian="20pt" style:font-size-complex="20pt"/>
    </style:style>
    <style:style style:name="Заголовок_20_презентации_20_в_20_2_20_полные_20_строки_5f_во_20_всю_20_ширину-outline6" style:display-name="Заголовок презентации в 2 полные строки_во всю ширину-outline6" style:family="presentation" style:parent-style-name="Заголовок_20_презентации_20_в_20_2_20_полные_20_строки_5f_во_20_всю_20_ширину-outline5">
      <style:paragraph-properties fo:margin-top="0.1cm" fo:margin-bottom="0cm"/>
      <style:text-properties fo:font-size="20pt" style:font-size-asian="20pt" style:font-size-complex="20pt"/>
    </style:style>
    <style:style style:name="Заголовок_20_презентации_20_в_20_2_20_полные_20_строки_5f_во_20_всю_20_ширину-outline7" style:display-name="Заголовок презентации в 2 полные строки_во всю ширину-outline7" style:family="presentation" style:parent-style-name="Заголовок_20_презентации_20_в_20_2_20_полные_20_строки_5f_во_20_всю_20_ширину-outline6">
      <style:paragraph-properties fo:margin-top="0.1cm" fo:margin-bottom="0cm"/>
      <style:text-properties fo:font-size="20pt" style:font-size-asian="20pt" style:font-size-complex="20pt"/>
    </style:style>
    <style:style style:name="Заголовок_20_презентации_20_в_20_2_20_полные_20_строки_5f_во_20_всю_20_ширину-outline8" style:display-name="Заголовок презентации в 2 полные строки_во всю ширину-outline8" style:family="presentation" style:parent-style-name="Заголовок_20_презентации_20_в_20_2_20_полные_20_строки_5f_во_20_всю_20_ширину-outline7">
      <style:paragraph-properties fo:margin-top="0.1cm" fo:margin-bottom="0cm"/>
      <style:text-properties fo:font-size="20pt" style:font-size-asian="20pt" style:font-size-complex="20pt"/>
    </style:style>
    <style:style style:name="Заголовок_20_презентации_20_в_20_2_20_полные_20_строки_5f_во_20_всю_20_ширину-outline9" style:display-name="Заголовок презентации в 2 полные строки_во всю ширину-outline9" style:family="presentation" style:parent-style-name="Заголовок_20_презентации_20_в_20_2_20_полные_20_строки_5f_во_20_всю_20_ширину-outline8">
      <style:paragraph-properties fo:margin-top="0.1cm" fo:margin-bottom="0cm"/>
      <style:text-properties fo:font-size="20pt" style:font-size-asian="20pt" style:font-size-complex="20pt"/>
    </style:style>
    <style:style style:name="Заголовок_20_презентации_20_в_20_2_20_полные_20_строки_5f_во_20_всю_20_ширину-subtitle" style:display-name="Заголовок презентации в 2 полные строки_во всю ширину-subtitle" style:family="presentation">
      <style:graphic-properties draw:stroke="none" draw:fill="none" draw:textarea-vertical-align="middle">
        <text:list-style style:name="Заголовок_20_презентации_20_в_20_2_20_полные_20_строки_5f_во_20_всю_20_ширину-subtitle" style:display-name="Заголовок презентации в 2 полные строки_во всю ширин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презентации_20_в_20_2_20_полные_20_строки_5f_во_20_всю_20_ширину-title" style:display-name="Заголовок презентации в 2 полные строки_во всю ширину-title" style:family="presentation">
      <style:graphic-properties draw:stroke="none" draw:fill="none" draw:textarea-vertical-align="middle">
        <text:list-style style:name="Заголовок_20_презентации_20_в_20_2_20_полные_20_строки_5f_во_20_всю_20_ширину-title" style:display-name="Заголовок презентации в 2 полные строки_во всю ширин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раздела_5f_2строки-background" style:display-name="Обложка раздела_2строки-background" style:family="presentation">
      <style:graphic-properties draw:stroke="none" draw:fill="solid" draw:fill-color="#bebebe"/>
      <style:text-properties style:letter-kerning="true"/>
    </style:style>
    <style:style style:name="Обложка_20_раздела_5f_2строки-backgroundobjects" style:display-name="Обложка раздела_2стро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ложка_20_раздела_5f_2строки-notes" style:display-name="Обложка раздела_2стро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ложка_20_раздела_5f_2строки-outline1" style:display-name="Обложка раздела_2строки-outline1" style:family="presentation">
      <style:graphic-properties draw:stroke="none" draw:fill="none" draw:auto-grow-height="false" draw:fit-to-size="false" style:shrink-to-fit="true">
        <text:list-style style:name="Обложка_20_раздела_5f_2строки-outline1" style:display-name="Обложка раздела_2стро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раздела_5f_2строки-outline2" style:display-name="Обложка раздела_2строки-outline2" style:family="presentation" style:parent-style-name="Обложка_20_раздела_5f_2строки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-outline3" style:display-name="Обложка раздела_2строки-outline3" style:family="presentation" style:parent-style-name="Обложка_20_раздела_5f_2строки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-outline4" style:display-name="Обложка раздела_2строки-outline4" style:family="presentation" style:parent-style-name="Обложка_20_раздела_5f_2строки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-outline5" style:display-name="Обложка раздела_2строки-outline5" style:family="presentation" style:parent-style-name="Обложка_20_раздела_5f_2строки-outline4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-outline6" style:display-name="Обложка раздела_2строки-outline6" style:family="presentation" style:parent-style-name="Обложка_20_раздела_5f_2строки-outline5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-outline7" style:display-name="Обложка раздела_2строки-outline7" style:family="presentation" style:parent-style-name="Обложка_20_раздела_5f_2строки-outline6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-outline8" style:display-name="Обложка раздела_2строки-outline8" style:family="presentation" style:parent-style-name="Обложка_20_раздела_5f_2строки-outline7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-outline9" style:display-name="Обложка раздела_2строки-outline9" style:family="presentation" style:parent-style-name="Обложка_20_раздела_5f_2строки-outline8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-subtitle" style:display-name="Обложка раздела_2строки-subtitle" style:family="presentation">
      <style:graphic-properties draw:stroke="none" draw:fill="none" draw:textarea-vertical-align="middle">
        <text:list-style style:name="Обложка_20_раздела_5f_2строки-subtitle" style:display-name="Обложка раздела_2стро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ложка_20_раздела_5f_2строки-title" style:display-name="Обложка раздела_2строки-title" style:family="presentation">
      <style:graphic-properties draw:stroke="none" draw:fill="none" draw:textarea-vertical-align="middle">
        <text:list-style style:name="Обложка_20_раздела_5f_2строки-title" style:display-name="Обложка раздела_2стро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_5f_12пунктов-background" style:display-name="СОдержание_12пунктов-background" style:family="presentation">
      <style:graphic-properties draw:stroke="none" draw:fill="solid" draw:fill-color="#ffffff"/>
      <style:text-properties style:letter-kerning="true"/>
    </style:style>
    <style:style style:name="СОдержание_5f_12пунктов-backgroundobjects" style:display-name="СОдержание_12пунктов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Одержание_5f_12пунктов-notes" style:display-name="СОдержание_12пунктов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Одержание_5f_12пунктов-outline1" style:display-name="СОдержание_12пунктов-outline1" style:family="presentation">
      <style:graphic-properties draw:stroke="none" draw:fill="none" draw:auto-grow-height="false" draw:fit-to-size="false" style:shrink-to-fit="true">
        <text:list-style style:name="СОдержание_5f_12пунктов-outline1" style:display-name="СОдержание_12пунктов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_5f_12пунктов-outline2" style:display-name="СОдержание_12пунктов-outline2" style:family="presentation" style:parent-style-name="СОдержание_5f_12пунктов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СОдержание_5f_12пунктов-outline3" style:display-name="СОдержание_12пунктов-outline3" style:family="presentation" style:parent-style-name="СОдержание_5f_12пунктов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СОдержание_5f_12пунктов-outline4" style:display-name="СОдержание_12пунктов-outline4" style:family="presentation" style:parent-style-name="СОдержание_5f_12пунктов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СОдержание_5f_12пунктов-outline5" style:display-name="СОдержание_12пунктов-outline5" style:family="presentation" style:parent-style-name="СОдержание_5f_12пунктов-outline4">
      <style:paragraph-properties fo:margin-top="0.1cm" fo:margin-bottom="0cm"/>
      <style:text-properties fo:font-size="20pt" style:font-size-asian="20pt" style:font-size-complex="20pt"/>
    </style:style>
    <style:style style:name="СОдержание_5f_12пунктов-outline6" style:display-name="СОдержание_12пунктов-outline6" style:family="presentation" style:parent-style-name="СОдержание_5f_12пунктов-outline5">
      <style:paragraph-properties fo:margin-top="0.1cm" fo:margin-bottom="0cm"/>
      <style:text-properties fo:font-size="20pt" style:font-size-asian="20pt" style:font-size-complex="20pt"/>
    </style:style>
    <style:style style:name="СОдержание_5f_12пунктов-outline7" style:display-name="СОдержание_12пунктов-outline7" style:family="presentation" style:parent-style-name="СОдержание_5f_12пунктов-outline6">
      <style:paragraph-properties fo:margin-top="0.1cm" fo:margin-bottom="0cm"/>
      <style:text-properties fo:font-size="20pt" style:font-size-asian="20pt" style:font-size-complex="20pt"/>
    </style:style>
    <style:style style:name="СОдержание_5f_12пунктов-outline8" style:display-name="СОдержание_12пунктов-outline8" style:family="presentation" style:parent-style-name="СОдержание_5f_12пунктов-outline7">
      <style:paragraph-properties fo:margin-top="0.1cm" fo:margin-bottom="0cm"/>
      <style:text-properties fo:font-size="20pt" style:font-size-asian="20pt" style:font-size-complex="20pt"/>
    </style:style>
    <style:style style:name="СОдержание_5f_12пунктов-outline9" style:display-name="СОдержание_12пунктов-outline9" style:family="presentation" style:parent-style-name="СОдержание_5f_12пунктов-outline8">
      <style:paragraph-properties fo:margin-top="0.1cm" fo:margin-bottom="0cm"/>
      <style:text-properties fo:font-size="20pt" style:font-size-asian="20pt" style:font-size-complex="20pt"/>
    </style:style>
    <style:style style:name="СОдержание_5f_12пунктов-subtitle" style:display-name="СОдержание_12пунктов-subtitle" style:family="presentation">
      <style:graphic-properties draw:stroke="none" draw:fill="none" draw:textarea-vertical-align="middle">
        <text:list-style style:name="СОдержание_5f_12пунктов-subtitle" style:display-name="СОдержание_12пунктов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Одержание_5f_12пунктов-title" style:display-name="СОдержание_12пунктов-title" style:family="presentation">
      <style:graphic-properties draw:stroke="none" draw:fill="none" draw:textarea-vertical-align="middle">
        <text:list-style style:name="СОдержание_5f_12пунктов-title" style:display-name="СОдержание_12пунктов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_2b__20_текст-background" style:display-name="Заголовок + текст-background" style:family="presentation">
      <style:graphic-properties draw:stroke="none" draw:fill="solid" draw:fill-color="#ffffff"/>
      <style:text-properties style:letter-kerning="true"/>
    </style:style>
    <style:style style:name="Заголовок_20__2b__20_текст-backgroundobjects" style:display-name="Заголовок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_2b__20_текст-notes" style:display-name="Заголовок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_2b__20_текст-outline1" style:display-name="Заголовок + текст-outline1" style:family="presentation">
      <style:graphic-properties draw:stroke="none" draw:fill="none" draw:auto-grow-height="false" draw:fit-to-size="false" style:shrink-to-fit="true">
        <text:list-style style:name="Заголовок_20__2b__20_текст-outline1" style:display-name="Заголовок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_2b__20_текст-outline2" style:display-name="Заголовок + текст-outline2" style:family="presentation" style:parent-style-name="Заголовок_20__2b_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_2b__20_текст-outline3" style:display-name="Заголовок + текст-outline3" style:family="presentation" style:parent-style-name="Заголовок_20__2b_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_2b__20_текст-outline4" style:display-name="Заголовок + текст-outline4" style:family="presentation" style:parent-style-name="Заголовок_20__2b_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_2b__20_текст-outline5" style:display-name="Заголовок + текст-outline5" style:family="presentation" style:parent-style-name="Заголовок_20__2b_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_2b__20_текст-outline6" style:display-name="Заголовок + текст-outline6" style:family="presentation" style:parent-style-name="Заголовок_20__2b_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_2b__20_текст-outline7" style:display-name="Заголовок + текст-outline7" style:family="presentation" style:parent-style-name="Заголовок_20__2b_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_2b__20_текст-outline8" style:display-name="Заголовок + текст-outline8" style:family="presentation" style:parent-style-name="Заголовок_20__2b_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_2b__20_текст-outline9" style:display-name="Заголовок + текст-outline9" style:family="presentation" style:parent-style-name="Заголовок_20__2b_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_2b__20_текст-subtitle" style:display-name="Заголовок + текст-subtitle" style:family="presentation">
      <style:graphic-properties draw:stroke="none" draw:fill="none" draw:textarea-vertical-align="middle">
        <text:list-style style:name="Заголовок_20__2b__20_текст-subtitle" style:display-name="Заголовок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_2b__20_текст-title" style:display-name="Заголовок + текст-title" style:family="presentation">
      <style:graphic-properties draw:stroke="none" draw:fill="none" draw:textarea-vertical-align="middle">
        <text:list-style style:name="Заголовок_20__2b__20_текст-title" style:display-name="Заголовок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4_20_объекта_20_с_20_текстовыми_20_блоками_20_внизу-background" style:display-name="Заголовок, 4 объекта с текстовыми блоками внизу-background" style:family="presentation">
      <style:graphic-properties draw:stroke="none" draw:fill="solid" draw:fill-color="#ffffff"/>
      <style:text-properties style:letter-kerning="true"/>
    </style:style>
    <style:style style:name="Заголовок_2c__20_4_20_объекта_20_с_20_текстовыми_20_блоками_20_внизу-backgroundobjects" style:display-name="Заголовок, 4 объекта с текстовыми блоками вниз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4_20_объекта_20_с_20_текстовыми_20_блоками_20_внизу-notes" style:display-name="Заголовок, 4 объекта с текстовыми блоками вниз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4_20_объекта_20_с_20_текстовыми_20_блоками_20_внизу-outline1" style:display-name="Заголовок, 4 объекта с текстовыми блоками внизу-outline1" style:family="presentation">
      <style:graphic-properties draw:stroke="none" draw:fill="none" draw:auto-grow-height="false" draw:fit-to-size="false" style:shrink-to-fit="true">
        <text:list-style style:name="Заголовок_2c__20_4_20_объекта_20_с_20_текстовыми_20_блоками_20_внизу-outline1" style:display-name="Заголовок, 4 объекта с текстовыми блоками вниз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4_20_объекта_20_с_20_текстовыми_20_блоками_20_внизу-outline2" style:display-name="Заголовок, 4 объекта с текстовыми блоками внизу-outline2" style:family="presentation" style:parent-style-name="Заголовок_2c__20_4_20_объекта_20_с_20_текстовыми_20_блоками_20_внизу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4_20_объекта_20_с_20_текстовыми_20_блоками_20_внизу-outline3" style:display-name="Заголовок, 4 объекта с текстовыми блоками внизу-outline3" style:family="presentation" style:parent-style-name="Заголовок_2c__20_4_20_объекта_20_с_20_текстовыми_20_блоками_20_внизу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4_20_объекта_20_с_20_текстовыми_20_блоками_20_внизу-outline4" style:display-name="Заголовок, 4 объекта с текстовыми блоками внизу-outline4" style:family="presentation" style:parent-style-name="Заголовок_2c__20_4_20_объекта_20_с_20_текстовыми_20_блоками_20_внизу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4_20_объекта_20_с_20_текстовыми_20_блоками_20_внизу-outline5" style:display-name="Заголовок, 4 объекта с текстовыми блоками внизу-outline5" style:family="presentation" style:parent-style-name="Заголовок_2c__20_4_20_объекта_20_с_20_текстовыми_20_блоками_20_внизу-outline4">
      <style:paragraph-properties fo:margin-top="0.1cm" fo:margin-bottom="0cm"/>
      <style:text-properties fo:font-size="20pt" style:font-size-asian="20pt" style:font-size-complex="20pt"/>
    </style:style>
    <style:style style:name="Заголовок_2c__20_4_20_объекта_20_с_20_текстовыми_20_блоками_20_внизу-outline6" style:display-name="Заголовок, 4 объекта с текстовыми блоками внизу-outline6" style:family="presentation" style:parent-style-name="Заголовок_2c__20_4_20_объекта_20_с_20_текстовыми_20_блоками_20_внизу-outline5">
      <style:paragraph-properties fo:margin-top="0.1cm" fo:margin-bottom="0cm"/>
      <style:text-properties fo:font-size="20pt" style:font-size-asian="20pt" style:font-size-complex="20pt"/>
    </style:style>
    <style:style style:name="Заголовок_2c__20_4_20_объекта_20_с_20_текстовыми_20_блоками_20_внизу-outline7" style:display-name="Заголовок, 4 объекта с текстовыми блоками внизу-outline7" style:family="presentation" style:parent-style-name="Заголовок_2c__20_4_20_объекта_20_с_20_текстовыми_20_блоками_20_внизу-outline6">
      <style:paragraph-properties fo:margin-top="0.1cm" fo:margin-bottom="0cm"/>
      <style:text-properties fo:font-size="20pt" style:font-size-asian="20pt" style:font-size-complex="20pt"/>
    </style:style>
    <style:style style:name="Заголовок_2c__20_4_20_объекта_20_с_20_текстовыми_20_блоками_20_внизу-outline8" style:display-name="Заголовок, 4 объекта с текстовыми блоками внизу-outline8" style:family="presentation" style:parent-style-name="Заголовок_2c__20_4_20_объекта_20_с_20_текстовыми_20_блоками_20_внизу-outline7">
      <style:paragraph-properties fo:margin-top="0.1cm" fo:margin-bottom="0cm"/>
      <style:text-properties fo:font-size="20pt" style:font-size-asian="20pt" style:font-size-complex="20pt"/>
    </style:style>
    <style:style style:name="Заголовок_2c__20_4_20_объекта_20_с_20_текстовыми_20_блоками_20_внизу-outline9" style:display-name="Заголовок, 4 объекта с текстовыми блоками внизу-outline9" style:family="presentation" style:parent-style-name="Заголовок_2c__20_4_20_объекта_20_с_20_текстовыми_20_блоками_20_внизу-outline8">
      <style:paragraph-properties fo:margin-top="0.1cm" fo:margin-bottom="0cm"/>
      <style:text-properties fo:font-size="20pt" style:font-size-asian="20pt" style:font-size-complex="20pt"/>
    </style:style>
    <style:style style:name="Заголовок_2c__20_4_20_объекта_20_с_20_текстовыми_20_блоками_20_внизу-subtitle" style:display-name="Заголовок, 4 объекта с текстовыми блоками внизу-subtitle" style:family="presentation">
      <style:graphic-properties draw:stroke="none" draw:fill="none" draw:textarea-vertical-align="middle">
        <text:list-style style:name="Заголовок_2c__20_4_20_объекта_20_с_20_текстовыми_20_блоками_20_внизу-subtitle" style:display-name="Заголовок, 4 объекта с текстовыми блоками вниз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4_20_объекта_20_с_20_текстовыми_20_блоками_20_внизу-title" style:display-name="Заголовок, 4 объекта с текстовыми блоками внизу-title" style:family="presentation">
      <style:graphic-properties draw:stroke="none" draw:fill="none" draw:textarea-vertical-align="middle">
        <text:list-style style:name="Заголовок_2c__20_4_20_объекта_20_с_20_текстовыми_20_блоками_20_внизу-title" style:display-name="Заголовок, 4 объекта с текстовыми блоками вниз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2_20_объекта_20_и_20_2_20_текста_20_внизу-background" style:display-name="Заголовок, 2 объекта и 2 текста внизу-background" style:family="presentation">
      <style:graphic-properties draw:stroke="none" draw:fill="solid" draw:fill-color="#ffffff"/>
      <style:text-properties style:letter-kerning="true"/>
    </style:style>
    <style:style style:name="Заголовок_2c__20_2_20_объекта_20_и_20_2_20_текста_20_внизу-backgroundobjects" style:display-name="Заголовок, 2 объекта и 2 текста вниз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2_20_объекта_20_и_20_2_20_текста_20_внизу-notes" style:display-name="Заголовок, 2 объекта и 2 текста вниз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2_20_объекта_20_и_20_2_20_текста_20_внизу-outline1" style:display-name="Заголовок, 2 объекта и 2 текста внизу-outline1" style:family="presentation">
      <style:graphic-properties draw:stroke="none" draw:fill="none" draw:auto-grow-height="false" draw:fit-to-size="false" style:shrink-to-fit="true">
        <text:list-style style:name="Заголовок_2c__20_2_20_объекта_20_и_20_2_20_текста_20_внизу-outline1" style:display-name="Заголовок, 2 объекта и 2 текста вниз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2_20_объекта_20_и_20_2_20_текста_20_внизу-outline2" style:display-name="Заголовок, 2 объекта и 2 текста внизу-outline2" style:family="presentation" style:parent-style-name="Заголовок_2c__20_2_20_объекта_20_и_20_2_20_текста_20_внизу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2_20_текста_20_внизу-outline3" style:display-name="Заголовок, 2 объекта и 2 текста внизу-outline3" style:family="presentation" style:parent-style-name="Заголовок_2c__20_2_20_объекта_20_и_20_2_20_текста_20_внизу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2_20_текста_20_внизу-outline4" style:display-name="Заголовок, 2 объекта и 2 текста внизу-outline4" style:family="presentation" style:parent-style-name="Заголовок_2c__20_2_20_объекта_20_и_20_2_20_текста_20_внизу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2_20_текста_20_внизу-outline5" style:display-name="Заголовок, 2 объекта и 2 текста внизу-outline5" style:family="presentation" style:parent-style-name="Заголовок_2c__20_2_20_объекта_20_и_20_2_20_текста_20_внизу-outline4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2_20_текста_20_внизу-outline6" style:display-name="Заголовок, 2 объекта и 2 текста внизу-outline6" style:family="presentation" style:parent-style-name="Заголовок_2c__20_2_20_объекта_20_и_20_2_20_текста_20_внизу-outline5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2_20_текста_20_внизу-outline7" style:display-name="Заголовок, 2 объекта и 2 текста внизу-outline7" style:family="presentation" style:parent-style-name="Заголовок_2c__20_2_20_объекта_20_и_20_2_20_текста_20_внизу-outline6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2_20_текста_20_внизу-outline8" style:display-name="Заголовок, 2 объекта и 2 текста внизу-outline8" style:family="presentation" style:parent-style-name="Заголовок_2c__20_2_20_объекта_20_и_20_2_20_текста_20_внизу-outline7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2_20_текста_20_внизу-outline9" style:display-name="Заголовок, 2 объекта и 2 текста внизу-outline9" style:family="presentation" style:parent-style-name="Заголовок_2c__20_2_20_объекта_20_и_20_2_20_текста_20_внизу-outline8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2_20_текста_20_внизу-subtitle" style:display-name="Заголовок, 2 объекта и 2 текста внизу-subtitle" style:family="presentation">
      <style:graphic-properties draw:stroke="none" draw:fill="none" draw:textarea-vertical-align="middle">
        <text:list-style style:name="Заголовок_2c__20_2_20_объекта_20_и_20_2_20_текста_20_внизу-subtitle" style:display-name="Заголовок, 2 объекта и 2 текста вниз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2_20_объекта_20_и_20_2_20_текста_20_внизу-title" style:display-name="Заголовок, 2 объекта и 2 текста внизу-title" style:family="presentation">
      <style:graphic-properties draw:stroke="none" draw:fill="none" draw:textarea-vertical-align="middle">
        <text:list-style style:name="Заголовок_2c__20_2_20_объекта_20_и_20_2_20_текста_20_внизу-title" style:display-name="Заголовок, 2 объекта и 2 текста вниз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2_20_объекта-background" style:display-name="Заголовок и 2 объекта-background" style:family="presentation">
      <style:graphic-properties draw:stroke="none" draw:fill="solid" draw:fill-color="#ffffff"/>
      <style:text-properties style:letter-kerning="true"/>
    </style:style>
    <style:style style:name="Заголовок_20_и_20_2_20_объекта-backgroundobjects" style:display-name="Заголовок и 2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2_20_объекта-notes" style:display-name="Заголовок и 2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2_20_объекта-outline1" style:display-name="Заголовок и 2 объекта-outline1" style:family="presentation">
      <style:graphic-properties draw:stroke="none" draw:fill="none" draw:auto-grow-height="false" draw:fit-to-size="false" style:shrink-to-fit="true">
        <text:list-style style:name="Заголовок_20_и_20_2_20_объекта-outline1" style:display-name="Заголовок и 2 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2_20_объекта-outline2" style:display-name="Заголовок и 2 объекта-outline2" style:family="presentation" style:parent-style-name="Заголовок_20_и_20_2_20_объек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2_20_объекта-outline3" style:display-name="Заголовок и 2 объекта-outline3" style:family="presentation" style:parent-style-name="Заголовок_20_и_20_2_20_объек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2_20_объекта-outline4" style:display-name="Заголовок и 2 объекта-outline4" style:family="presentation" style:parent-style-name="Заголовок_20_и_20_2_20_объек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2_20_объекта-outline5" style:display-name="Заголовок и 2 объекта-outline5" style:family="presentation" style:parent-style-name="Заголовок_20_и_20_2_20_объекта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2_20_объекта-outline6" style:display-name="Заголовок и 2 объекта-outline6" style:family="presentation" style:parent-style-name="Заголовок_20_и_20_2_20_объекта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2_20_объекта-outline7" style:display-name="Заголовок и 2 объекта-outline7" style:family="presentation" style:parent-style-name="Заголовок_20_и_20_2_20_объекта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2_20_объекта-outline8" style:display-name="Заголовок и 2 объекта-outline8" style:family="presentation" style:parent-style-name="Заголовок_20_и_20_2_20_объекта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2_20_объекта-outline9" style:display-name="Заголовок и 2 объекта-outline9" style:family="presentation" style:parent-style-name="Заголовок_20_и_20_2_20_объекта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2_20_объекта-subtitle" style:display-name="Заголовок и 2 объекта-subtitle" style:family="presentation">
      <style:graphic-properties draw:stroke="none" draw:fill="none" draw:textarea-vertical-align="middle">
        <text:list-style style:name="Заголовок_20_и_20_2_20_объекта-subtitle" style:display-name="Заголовок и 2 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2_20_объекта-title" style:display-name="Заголовок и 2 объекта-title" style:family="presentation">
      <style:graphic-properties draw:stroke="none" draw:fill="none" draw:textarea-vertical-align="middle">
        <text:list-style style:name="Заголовок_20_и_20_2_20_объекта-title" style:display-name="Заголовок и 2 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_20_объект_20__28_белый_20_фон_2c__20_текст_20_справа_29_-background" style:display-name="Текст и объект (белый фон, текст справа)-background" style:family="presentation">
      <style:graphic-properties draw:stroke="none" draw:fill="solid" draw:fill-color="#ffffff"/>
      <style:text-properties style:letter-kerning="true"/>
    </style:style>
    <style:style style:name="Текст_20_и_20_объект_20__28_белый_20_фон_2c__20_текст_20_справа_29_-backgroundobjects" style:display-name="Текст и объект (белый фон, текст справа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и_20_объект_20__28_белый_20_фон_2c__20_текст_20_справа_29_-notes" style:display-name="Текст и объект (белый фон, текст справа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и_20_объект_20__28_белый_20_фон_2c__20_текст_20_справа_29_-outline1" style:display-name="Текст и объект (белый фон, текст справа)-outline1" style:family="presentation">
      <style:graphic-properties draw:stroke="none" draw:fill="none" draw:auto-grow-height="false" draw:fit-to-size="false" style:shrink-to-fit="true">
        <text:list-style style:name="Текст_20_и_20_объект_20__28_белый_20_фон_2c__20_текст_20_справа_29_-outline1" style:display-name="Текст и объект (белый фон, текст справа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_20_объект_20__28_белый_20_фон_2c__20_текст_20_справа_29_-outline2" style:display-name="Текст и объект (белый фон, текст справа)-outline2" style:family="presentation" style:parent-style-name="Текст_20_и_20_объект_20__28_белый_20_фон_2c__20_текст_20_справа_29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права_29_-outline3" style:display-name="Текст и объект (белый фон, текст справа)-outline3" style:family="presentation" style:parent-style-name="Текст_20_и_20_объект_20__28_белый_20_фон_2c__20_текст_20_справа_29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права_29_-outline4" style:display-name="Текст и объект (белый фон, текст справа)-outline4" style:family="presentation" style:parent-style-name="Текст_20_и_20_объект_20__28_белый_20_фон_2c__20_текст_20_справа_29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права_29_-outline5" style:display-name="Текст и объект (белый фон, текст справа)-outline5" style:family="presentation" style:parent-style-name="Текст_20_и_20_объект_20__28_белый_20_фон_2c__20_текст_20_справа_29_-outline4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права_29_-outline6" style:display-name="Текст и объект (белый фон, текст справа)-outline6" style:family="presentation" style:parent-style-name="Текст_20_и_20_объект_20__28_белый_20_фон_2c__20_текст_20_справа_29_-outline5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права_29_-outline7" style:display-name="Текст и объект (белый фон, текст справа)-outline7" style:family="presentation" style:parent-style-name="Текст_20_и_20_объект_20__28_белый_20_фон_2c__20_текст_20_справа_29_-outline6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права_29_-outline8" style:display-name="Текст и объект (белый фон, текст справа)-outline8" style:family="presentation" style:parent-style-name="Текст_20_и_20_объект_20__28_белый_20_фон_2c__20_текст_20_справа_29_-outline7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права_29_-outline9" style:display-name="Текст и объект (белый фон, текст справа)-outline9" style:family="presentation" style:parent-style-name="Текст_20_и_20_объект_20__28_белый_20_фон_2c__20_текст_20_справа_29_-outline8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права_29_-subtitle" style:display-name="Текст и объект (белый фон, текст справа)-subtitle" style:family="presentation">
      <style:graphic-properties draw:stroke="none" draw:fill="none" draw:textarea-vertical-align="middle">
        <text:list-style style:name="Текст_20_и_20_объект_20__28_белый_20_фон_2c__20_текст_20_справа_29_-subtitle" style:display-name="Текст и объект (белый фон, текст справа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и_20_объект_20__28_белый_20_фон_2c__20_текст_20_справа_29_-title" style:display-name="Текст и объект (белый фон, текст справа)-title" style:family="presentation">
      <style:graphic-properties draw:stroke="none" draw:fill="none" draw:textarea-vertical-align="middle">
        <text:list-style style:name="Текст_20_и_20_объект_20__28_белый_20_фон_2c__20_текст_20_справа_29_-title" style:display-name="Текст и объект (белый фон, текст справа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крупный_20_объект_2c__20_текст_20_внизу-background" style:display-name="Заголовок, крупный объект, текст внизу-background" style:family="presentation">
      <style:graphic-properties draw:stroke="none" draw:fill="solid" draw:fill-color="#ffffff"/>
      <style:text-properties style:letter-kerning="true"/>
    </style:style>
    <style:style style:name="Заголовок_2c__20_крупный_20_объект_2c__20_текст_20_внизу-backgroundobjects" style:display-name="Заголовок, крупный объект, текст вниз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крупный_20_объект_2c__20_текст_20_внизу-notes" style:display-name="Заголовок, крупный объект, текст вниз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крупный_20_объект_2c__20_текст_20_внизу-outline1" style:display-name="Заголовок, крупный объект, текст внизу-outline1" style:family="presentation">
      <style:graphic-properties draw:stroke="none" draw:fill="none" draw:auto-grow-height="false" draw:fit-to-size="false" style:shrink-to-fit="true">
        <text:list-style style:name="Заголовок_2c__20_крупный_20_объект_2c__20_текст_20_внизу-outline1" style:display-name="Заголовок, крупный объект, текст вниз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крупный_20_объект_2c__20_текст_20_внизу-outline2" style:display-name="Заголовок, крупный объект, текст внизу-outline2" style:family="presentation" style:parent-style-name="Заголовок_2c__20_крупный_20_объект_2c__20_текст_20_внизу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рупный_20_объект_2c__20_текст_20_внизу-outline3" style:display-name="Заголовок, крупный объект, текст внизу-outline3" style:family="presentation" style:parent-style-name="Заголовок_2c__20_крупный_20_объект_2c__20_текст_20_внизу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рупный_20_объект_2c__20_текст_20_внизу-outline4" style:display-name="Заголовок, крупный объект, текст внизу-outline4" style:family="presentation" style:parent-style-name="Заголовок_2c__20_крупный_20_объект_2c__20_текст_20_внизу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рупный_20_объект_2c__20_текст_20_внизу-outline5" style:display-name="Заголовок, крупный объект, текст внизу-outline5" style:family="presentation" style:parent-style-name="Заголовок_2c__20_крупный_20_объект_2c__20_текст_20_внизу-outline4">
      <style:paragraph-properties fo:margin-top="0.1cm" fo:margin-bottom="0cm"/>
      <style:text-properties fo:font-size="20pt" style:font-size-asian="20pt" style:font-size-complex="20pt"/>
    </style:style>
    <style:style style:name="Заголовок_2c__20_крупный_20_объект_2c__20_текст_20_внизу-outline6" style:display-name="Заголовок, крупный объект, текст внизу-outline6" style:family="presentation" style:parent-style-name="Заголовок_2c__20_крупный_20_объект_2c__20_текст_20_внизу-outline5">
      <style:paragraph-properties fo:margin-top="0.1cm" fo:margin-bottom="0cm"/>
      <style:text-properties fo:font-size="20pt" style:font-size-asian="20pt" style:font-size-complex="20pt"/>
    </style:style>
    <style:style style:name="Заголовок_2c__20_крупный_20_объект_2c__20_текст_20_внизу-outline7" style:display-name="Заголовок, крупный объект, текст внизу-outline7" style:family="presentation" style:parent-style-name="Заголовок_2c__20_крупный_20_объект_2c__20_текст_20_внизу-outline6">
      <style:paragraph-properties fo:margin-top="0.1cm" fo:margin-bottom="0cm"/>
      <style:text-properties fo:font-size="20pt" style:font-size-asian="20pt" style:font-size-complex="20pt"/>
    </style:style>
    <style:style style:name="Заголовок_2c__20_крупный_20_объект_2c__20_текст_20_внизу-outline8" style:display-name="Заголовок, крупный объект, текст внизу-outline8" style:family="presentation" style:parent-style-name="Заголовок_2c__20_крупный_20_объект_2c__20_текст_20_внизу-outline7">
      <style:paragraph-properties fo:margin-top="0.1cm" fo:margin-bottom="0cm"/>
      <style:text-properties fo:font-size="20pt" style:font-size-asian="20pt" style:font-size-complex="20pt"/>
    </style:style>
    <style:style style:name="Заголовок_2c__20_крупный_20_объект_2c__20_текст_20_внизу-outline9" style:display-name="Заголовок, крупный объект, текст внизу-outline9" style:family="presentation" style:parent-style-name="Заголовок_2c__20_крупный_20_объект_2c__20_текст_20_внизу-outline8">
      <style:paragraph-properties fo:margin-top="0.1cm" fo:margin-bottom="0cm"/>
      <style:text-properties fo:font-size="20pt" style:font-size-asian="20pt" style:font-size-complex="20pt"/>
    </style:style>
    <style:style style:name="Заголовок_2c__20_крупный_20_объект_2c__20_текст_20_внизу-subtitle" style:display-name="Заголовок, крупный объект, текст внизу-subtitle" style:family="presentation">
      <style:graphic-properties draw:stroke="none" draw:fill="none" draw:textarea-vertical-align="middle">
        <text:list-style style:name="Заголовок_2c__20_крупный_20_объект_2c__20_текст_20_внизу-subtitle" style:display-name="Заголовок, крупный объект, текст вниз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крупный_20_объект_2c__20_текст_20_внизу-title" style:display-name="Заголовок, крупный объект, текст внизу-title" style:family="presentation">
      <style:graphic-properties draw:stroke="none" draw:fill="none" draw:textarea-vertical-align="middle">
        <text:list-style style:name="Заголовок_2c__20_крупный_20_объект_2c__20_текст_20_внизу-title" style:display-name="Заголовок, крупный объект, текст вниз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3_20_объекта_20_и_20_3_20_текста_20_внизу-background" style:display-name="Заголовок, 3 объекта и 3 текста внизу-background" style:family="presentation">
      <style:graphic-properties draw:stroke="none" draw:fill="solid" draw:fill-color="#ffffff"/>
      <style:text-properties style:letter-kerning="true"/>
    </style:style>
    <style:style style:name="Заголовок_2c__20_3_20_объекта_20_и_20_3_20_текста_20_внизу-backgroundobjects" style:display-name="Заголовок, 3 объекта и 3 текста вниз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3_20_объекта_20_и_20_3_20_текста_20_внизу-notes" style:display-name="Заголовок, 3 объекта и 3 текста вниз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3_20_объекта_20_и_20_3_20_текста_20_внизу-outline1" style:display-name="Заголовок, 3 объекта и 3 текста внизу-outline1" style:family="presentation">
      <style:graphic-properties draw:stroke="none" draw:fill="none" draw:auto-grow-height="false" draw:fit-to-size="false" style:shrink-to-fit="true">
        <text:list-style style:name="Заголовок_2c__20_3_20_объекта_20_и_20_3_20_текста_20_внизу-outline1" style:display-name="Заголовок, 3 объекта и 3 текста вниз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3_20_объекта_20_и_20_3_20_текста_20_внизу-outline2" style:display-name="Заголовок, 3 объекта и 3 текста внизу-outline2" style:family="presentation" style:parent-style-name="Заголовок_2c__20_3_20_объекта_20_и_20_3_20_текста_20_внизу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3_20_объекта_20_и_20_3_20_текста_20_внизу-outline3" style:display-name="Заголовок, 3 объекта и 3 текста внизу-outline3" style:family="presentation" style:parent-style-name="Заголовок_2c__20_3_20_объекта_20_и_20_3_20_текста_20_внизу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3_20_объекта_20_и_20_3_20_текста_20_внизу-outline4" style:display-name="Заголовок, 3 объекта и 3 текста внизу-outline4" style:family="presentation" style:parent-style-name="Заголовок_2c__20_3_20_объекта_20_и_20_3_20_текста_20_внизу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3_20_объекта_20_и_20_3_20_текста_20_внизу-outline5" style:display-name="Заголовок, 3 объекта и 3 текста внизу-outline5" style:family="presentation" style:parent-style-name="Заголовок_2c__20_3_20_объекта_20_и_20_3_20_текста_20_внизу-outline4">
      <style:paragraph-properties fo:margin-top="0.1cm" fo:margin-bottom="0cm"/>
      <style:text-properties fo:font-size="20pt" style:font-size-asian="20pt" style:font-size-complex="20pt"/>
    </style:style>
    <style:style style:name="Заголовок_2c__20_3_20_объекта_20_и_20_3_20_текста_20_внизу-outline6" style:display-name="Заголовок, 3 объекта и 3 текста внизу-outline6" style:family="presentation" style:parent-style-name="Заголовок_2c__20_3_20_объекта_20_и_20_3_20_текста_20_внизу-outline5">
      <style:paragraph-properties fo:margin-top="0.1cm" fo:margin-bottom="0cm"/>
      <style:text-properties fo:font-size="20pt" style:font-size-asian="20pt" style:font-size-complex="20pt"/>
    </style:style>
    <style:style style:name="Заголовок_2c__20_3_20_объекта_20_и_20_3_20_текста_20_внизу-outline7" style:display-name="Заголовок, 3 объекта и 3 текста внизу-outline7" style:family="presentation" style:parent-style-name="Заголовок_2c__20_3_20_объекта_20_и_20_3_20_текста_20_внизу-outline6">
      <style:paragraph-properties fo:margin-top="0.1cm" fo:margin-bottom="0cm"/>
      <style:text-properties fo:font-size="20pt" style:font-size-asian="20pt" style:font-size-complex="20pt"/>
    </style:style>
    <style:style style:name="Заголовок_2c__20_3_20_объекта_20_и_20_3_20_текста_20_внизу-outline8" style:display-name="Заголовок, 3 объекта и 3 текста внизу-outline8" style:family="presentation" style:parent-style-name="Заголовок_2c__20_3_20_объекта_20_и_20_3_20_текста_20_внизу-outline7">
      <style:paragraph-properties fo:margin-top="0.1cm" fo:margin-bottom="0cm"/>
      <style:text-properties fo:font-size="20pt" style:font-size-asian="20pt" style:font-size-complex="20pt"/>
    </style:style>
    <style:style style:name="Заголовок_2c__20_3_20_объекта_20_и_20_3_20_текста_20_внизу-outline9" style:display-name="Заголовок, 3 объекта и 3 текста внизу-outline9" style:family="presentation" style:parent-style-name="Заголовок_2c__20_3_20_объекта_20_и_20_3_20_текста_20_внизу-outline8">
      <style:paragraph-properties fo:margin-top="0.1cm" fo:margin-bottom="0cm"/>
      <style:text-properties fo:font-size="20pt" style:font-size-asian="20pt" style:font-size-complex="20pt"/>
    </style:style>
    <style:style style:name="Заголовок_2c__20_3_20_объекта_20_и_20_3_20_текста_20_внизу-subtitle" style:display-name="Заголовок, 3 объекта и 3 текста внизу-subtitle" style:family="presentation">
      <style:graphic-properties draw:stroke="none" draw:fill="none" draw:textarea-vertical-align="middle">
        <text:list-style style:name="Заголовок_2c__20_3_20_объекта_20_и_20_3_20_текста_20_внизу-subtitle" style:display-name="Заголовок, 3 объекта и 3 текста вниз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3_20_объекта_20_и_20_3_20_текста_20_внизу-title" style:display-name="Заголовок, 3 объекта и 3 текста внизу-title" style:family="presentation">
      <style:graphic-properties draw:stroke="none" draw:fill="none" draw:textarea-vertical-align="middle">
        <text:list-style style:name="Заголовок_2c__20_3_20_объекта_20_и_20_3_20_текста_20_внизу-title" style:display-name="Заголовок, 3 объекта и 3 текста вниз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2_20_объекта_20_и_20_текст_20_справа-background" style:display-name="Заголовок, 2 объекта и текст справа-background" style:family="presentation">
      <style:graphic-properties draw:stroke="none" draw:fill="solid" draw:fill-color="#ffffff"/>
      <style:text-properties style:letter-kerning="true"/>
    </style:style>
    <style:style style:name="Заголовок_2c__20_2_20_объекта_20_и_20_текст_20_справа-backgroundobjects" style:display-name="Заголовок, 2 объекта и текст спра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2_20_объекта_20_и_20_текст_20_справа-notes" style:display-name="Заголовок, 2 объекта и текст спра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2_20_объекта_20_и_20_текст_20_справа-outline1" style:display-name="Заголовок, 2 объекта и текст справа-outline1" style:family="presentation">
      <style:graphic-properties draw:stroke="none" draw:fill="none" draw:auto-grow-height="false" draw:fit-to-size="false" style:shrink-to-fit="true">
        <text:list-style style:name="Заголовок_2c__20_2_20_объекта_20_и_20_текст_20_справа-outline1" style:display-name="Заголовок, 2 объекта и текст спра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2_20_объекта_20_и_20_текст_20_справа-outline2" style:display-name="Заголовок, 2 объекта и текст справа-outline2" style:family="presentation" style:parent-style-name="Заголовок_2c__20_2_20_объекта_20_и_20_текст_20_справ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текст_20_справа-outline3" style:display-name="Заголовок, 2 объекта и текст справа-outline3" style:family="presentation" style:parent-style-name="Заголовок_2c__20_2_20_объекта_20_и_20_текст_20_справ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текст_20_справа-outline4" style:display-name="Заголовок, 2 объекта и текст справа-outline4" style:family="presentation" style:parent-style-name="Заголовок_2c__20_2_20_объекта_20_и_20_текст_20_справ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2_20_объекта_20_и_20_текст_20_справа-outline5" style:display-name="Заголовок, 2 объекта и текст справа-outline5" style:family="presentation" style:parent-style-name="Заголовок_2c__20_2_20_объекта_20_и_20_текст_20_справа-outline4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текст_20_справа-outline6" style:display-name="Заголовок, 2 объекта и текст справа-outline6" style:family="presentation" style:parent-style-name="Заголовок_2c__20_2_20_объекта_20_и_20_текст_20_справа-outline5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текст_20_справа-outline7" style:display-name="Заголовок, 2 объекта и текст справа-outline7" style:family="presentation" style:parent-style-name="Заголовок_2c__20_2_20_объекта_20_и_20_текст_20_справа-outline6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текст_20_справа-outline8" style:display-name="Заголовок, 2 объекта и текст справа-outline8" style:family="presentation" style:parent-style-name="Заголовок_2c__20_2_20_объекта_20_и_20_текст_20_справа-outline7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текст_20_справа-outline9" style:display-name="Заголовок, 2 объекта и текст справа-outline9" style:family="presentation" style:parent-style-name="Заголовок_2c__20_2_20_объекта_20_и_20_текст_20_справа-outline8">
      <style:paragraph-properties fo:margin-top="0.1cm" fo:margin-bottom="0cm"/>
      <style:text-properties fo:font-size="20pt" style:font-size-asian="20pt" style:font-size-complex="20pt"/>
    </style:style>
    <style:style style:name="Заголовок_2c__20_2_20_объекта_20_и_20_текст_20_справа-subtitle" style:display-name="Заголовок, 2 объекта и текст справа-subtitle" style:family="presentation">
      <style:graphic-properties draw:stroke="none" draw:fill="none" draw:textarea-vertical-align="middle">
        <text:list-style style:name="Заголовок_2c__20_2_20_объекта_20_и_20_текст_20_справа-subtitle" style:display-name="Заголовок, 2 объекта и текст спра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2_20_объекта_20_и_20_текст_20_справа-title" style:display-name="Заголовок, 2 объекта и текст справа-title" style:family="presentation">
      <style:graphic-properties draw:stroke="none" draw:fill="none" draw:textarea-vertical-align="middle">
        <text:list-style style:name="Заголовок_2c__20_2_20_объекта_20_и_20_текст_20_справа-title" style:display-name="Заголовок, 2 объекта и текст спра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c__20_6_20_объектов_20_с_20_текстовыми_20_блоками-background" style:display-name="Заголовок, текст, 6 объектов с текстовыми блоками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c__20_6_20_объектов_20_с_20_текстовыми_20_блоками-backgroundobjects" style:display-name="Заголовок, текст, 6 объектов с текстовыми блока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c__20_6_20_объектов_20_с_20_текстовыми_20_блоками-notes" style:display-name="Заголовок, текст, 6 объектов с текстовыми блока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c__20_6_20_объектов_20_с_20_текстовыми_20_блоками-outline1" style:display-name="Заголовок, текст, 6 объектов с текстовыми блоками-outline1" style:family="presentation">
      <style:graphic-properties draw:stroke="none" draw:fill="none" draw:auto-grow-height="false" draw:fit-to-size="false" style:shrink-to-fit="true">
        <text:list-style style:name="Заголовок_2c__20_текст_2c__20_6_20_объектов_20_с_20_текстовыми_20_блоками-outline1" style:display-name="Заголовок, текст, 6 объектов с текстовыми блока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c__20_6_20_объектов_20_с_20_текстовыми_20_блоками-outline2" style:display-name="Заголовок, текст, 6 объектов с текстовыми блоками-outline2" style:family="presentation" style:parent-style-name="Заголовок_2c__20_текст_2c__20_6_20_объектов_20_с_20_текстовыми_20_блоками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6_20_объектов_20_с_20_текстовыми_20_блоками-outline3" style:display-name="Заголовок, текст, 6 объектов с текстовыми блоками-outline3" style:family="presentation" style:parent-style-name="Заголовок_2c__20_текст_2c__20_6_20_объектов_20_с_20_текстовыми_20_блоками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6_20_объектов_20_с_20_текстовыми_20_блоками-outline4" style:display-name="Заголовок, текст, 6 объектов с текстовыми блоками-outline4" style:family="presentation" style:parent-style-name="Заголовок_2c__20_текст_2c__20_6_20_объектов_20_с_20_текстовыми_20_блоками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6_20_объектов_20_с_20_текстовыми_20_блоками-outline5" style:display-name="Заголовок, текст, 6 объектов с текстовыми блоками-outline5" style:family="presentation" style:parent-style-name="Заголовок_2c__20_текст_2c__20_6_20_объектов_20_с_20_текстовыми_20_блоками-outline4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6_20_объектов_20_с_20_текстовыми_20_блоками-outline6" style:display-name="Заголовок, текст, 6 объектов с текстовыми блоками-outline6" style:family="presentation" style:parent-style-name="Заголовок_2c__20_текст_2c__20_6_20_объектов_20_с_20_текстовыми_20_блоками-outline5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6_20_объектов_20_с_20_текстовыми_20_блоками-outline7" style:display-name="Заголовок, текст, 6 объектов с текстовыми блоками-outline7" style:family="presentation" style:parent-style-name="Заголовок_2c__20_текст_2c__20_6_20_объектов_20_с_20_текстовыми_20_блоками-outline6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6_20_объектов_20_с_20_текстовыми_20_блоками-outline8" style:display-name="Заголовок, текст, 6 объектов с текстовыми блоками-outline8" style:family="presentation" style:parent-style-name="Заголовок_2c__20_текст_2c__20_6_20_объектов_20_с_20_текстовыми_20_блоками-outline7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6_20_объектов_20_с_20_текстовыми_20_блоками-outline9" style:display-name="Заголовок, текст, 6 объектов с текстовыми блоками-outline9" style:family="presentation" style:parent-style-name="Заголовок_2c__20_текст_2c__20_6_20_объектов_20_с_20_текстовыми_20_блоками-outline8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6_20_объектов_20_с_20_текстовыми_20_блоками-subtitle" style:display-name="Заголовок, текст, 6 объектов с текстовыми блоками-subtitle" style:family="presentation">
      <style:graphic-properties draw:stroke="none" draw:fill="none" draw:textarea-vertical-align="middle">
        <text:list-style style:name="Заголовок_2c__20_текст_2c__20_6_20_объектов_20_с_20_текстовыми_20_блоками-subtitle" style:display-name="Заголовок, текст, 6 объектов с текстовыми блока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c__20_6_20_объектов_20_с_20_текстовыми_20_блоками-title" style:display-name="Заголовок, текст, 6 объектов с текстовыми блоками-title" style:family="presentation">
      <style:graphic-properties draw:stroke="none" draw:fill="none" draw:textarea-vertical-align="middle">
        <text:list-style style:name="Заголовок_2c__20_текст_2c__20_6_20_объектов_20_с_20_текстовыми_20_блоками-title" style:display-name="Заголовок, текст, 6 объектов с текстовыми блока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c__20_4_20_пункта_20_с_20_текстовыми_20_блоками-background" style:display-name="Заголовок, текст, 4 пункта с текстовыми блоками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c__20_4_20_пункта_20_с_20_текстовыми_20_блоками-backgroundobjects" style:display-name="Заголовок, текст, 4 пункта с текстовыми блока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c__20_4_20_пункта_20_с_20_текстовыми_20_блоками-notes" style:display-name="Заголовок, текст, 4 пункта с текстовыми блока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c__20_4_20_пункта_20_с_20_текстовыми_20_блоками-outline1" style:display-name="Заголовок, текст, 4 пункта с текстовыми блоками-outline1" style:family="presentation">
      <style:graphic-properties draw:stroke="none" draw:fill="none" draw:auto-grow-height="false" draw:fit-to-size="false" style:shrink-to-fit="true">
        <text:list-style style:name="Заголовок_2c__20_текст_2c__20_4_20_пункта_20_с_20_текстовыми_20_блоками-outline1" style:display-name="Заголовок, текст, 4 пункта с текстовыми блока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c__20_4_20_пункта_20_с_20_текстовыми_20_блоками-outline2" style:display-name="Заголовок, текст, 4 пункта с текстовыми блоками-outline2" style:family="presentation" style:parent-style-name="Заголовок_2c__20_текст_2c__20_4_20_пункта_20_с_20_текстовыми_20_блоками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4_20_пункта_20_с_20_текстовыми_20_блоками-outline3" style:display-name="Заголовок, текст, 4 пункта с текстовыми блоками-outline3" style:family="presentation" style:parent-style-name="Заголовок_2c__20_текст_2c__20_4_20_пункта_20_с_20_текстовыми_20_блоками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4_20_пункта_20_с_20_текстовыми_20_блоками-outline4" style:display-name="Заголовок, текст, 4 пункта с текстовыми блоками-outline4" style:family="presentation" style:parent-style-name="Заголовок_2c__20_текст_2c__20_4_20_пункта_20_с_20_текстовыми_20_блоками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текст_2c__20_4_20_пункта_20_с_20_текстовыми_20_блоками-outline5" style:display-name="Заголовок, текст, 4 пункта с текстовыми блоками-outline5" style:family="presentation" style:parent-style-name="Заголовок_2c__20_текст_2c__20_4_20_пункта_20_с_20_текстовыми_20_блоками-outline4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4_20_пункта_20_с_20_текстовыми_20_блоками-outline6" style:display-name="Заголовок, текст, 4 пункта с текстовыми блоками-outline6" style:family="presentation" style:parent-style-name="Заголовок_2c__20_текст_2c__20_4_20_пункта_20_с_20_текстовыми_20_блоками-outline5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4_20_пункта_20_с_20_текстовыми_20_блоками-outline7" style:display-name="Заголовок, текст, 4 пункта с текстовыми блоками-outline7" style:family="presentation" style:parent-style-name="Заголовок_2c__20_текст_2c__20_4_20_пункта_20_с_20_текстовыми_20_блоками-outline6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4_20_пункта_20_с_20_текстовыми_20_блоками-outline8" style:display-name="Заголовок, текст, 4 пункта с текстовыми блоками-outline8" style:family="presentation" style:parent-style-name="Заголовок_2c__20_текст_2c__20_4_20_пункта_20_с_20_текстовыми_20_блоками-outline7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4_20_пункта_20_с_20_текстовыми_20_блоками-outline9" style:display-name="Заголовок, текст, 4 пункта с текстовыми блоками-outline9" style:family="presentation" style:parent-style-name="Заголовок_2c__20_текст_2c__20_4_20_пункта_20_с_20_текстовыми_20_блоками-outline8">
      <style:paragraph-properties fo:margin-top="0.1cm" fo:margin-bottom="0cm"/>
      <style:text-properties fo:font-size="20pt" style:font-size-asian="20pt" style:font-size-complex="20pt"/>
    </style:style>
    <style:style style:name="Заголовок_2c__20_текст_2c__20_4_20_пункта_20_с_20_текстовыми_20_блоками-subtitle" style:display-name="Заголовок, текст, 4 пункта с текстовыми блоками-subtitle" style:family="presentation">
      <style:graphic-properties draw:stroke="none" draw:fill="none" draw:textarea-vertical-align="middle">
        <text:list-style style:name="Заголовок_2c__20_текст_2c__20_4_20_пункта_20_с_20_текстовыми_20_блоками-subtitle" style:display-name="Заголовок, текст, 4 пункта с текстовыми блока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c__20_4_20_пункта_20_с_20_текстовыми_20_блоками-title" style:display-name="Заголовок, текст, 4 пункта с текстовыми блоками-title" style:family="presentation">
      <style:graphic-properties draw:stroke="none" draw:fill="none" draw:textarea-vertical-align="middle">
        <text:list-style style:name="Заголовок_2c__20_текст_2c__20_4_20_пункта_20_с_20_текстовыми_20_блоками-title" style:display-name="Заголовок, текст, 4 пункта с текстовыми блока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8_20_пунктов_20_с_20_текстовыми_20_блоками-background" style:display-name="Заголовок, 8 пунктов с текстовыми блоками-background" style:family="presentation">
      <style:graphic-properties draw:stroke="none" draw:fill="solid" draw:fill-color="#ffffff"/>
      <style:text-properties style:letter-kerning="true"/>
    </style:style>
    <style:style style:name="Заголовок_2c__20_8_20_пунктов_20_с_20_текстовыми_20_блоками-backgroundobjects" style:display-name="Заголовок, 8 пунктов с текстовыми блока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8_20_пунктов_20_с_20_текстовыми_20_блоками-notes" style:display-name="Заголовок, 8 пунктов с текстовыми блока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8_20_пунктов_20_с_20_текстовыми_20_блоками-outline1" style:display-name="Заголовок, 8 пунктов с текстовыми блоками-outline1" style:family="presentation">
      <style:graphic-properties draw:stroke="none" draw:fill="none" draw:auto-grow-height="false" draw:fit-to-size="false" style:shrink-to-fit="true">
        <text:list-style style:name="Заголовок_2c__20_8_20_пунктов_20_с_20_текстовыми_20_блоками-outline1" style:display-name="Заголовок, 8 пунктов с текстовыми блока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8_20_пунктов_20_с_20_текстовыми_20_блоками-outline2" style:display-name="Заголовок, 8 пунктов с текстовыми блоками-outline2" style:family="presentation" style:parent-style-name="Заголовок_2c__20_8_20_пунктов_20_с_20_текстовыми_20_блоками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8_20_пунктов_20_с_20_текстовыми_20_блоками-outline3" style:display-name="Заголовок, 8 пунктов с текстовыми блоками-outline3" style:family="presentation" style:parent-style-name="Заголовок_2c__20_8_20_пунктов_20_с_20_текстовыми_20_блоками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8_20_пунктов_20_с_20_текстовыми_20_блоками-outline4" style:display-name="Заголовок, 8 пунктов с текстовыми блоками-outline4" style:family="presentation" style:parent-style-name="Заголовок_2c__20_8_20_пунктов_20_с_20_текстовыми_20_блоками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8_20_пунктов_20_с_20_текстовыми_20_блоками-outline5" style:display-name="Заголовок, 8 пунктов с текстовыми блоками-outline5" style:family="presentation" style:parent-style-name="Заголовок_2c__20_8_20_пунктов_20_с_20_текстовыми_20_блоками-outline4">
      <style:paragraph-properties fo:margin-top="0.1cm" fo:margin-bottom="0cm"/>
      <style:text-properties fo:font-size="20pt" style:font-size-asian="20pt" style:font-size-complex="20pt"/>
    </style:style>
    <style:style style:name="Заголовок_2c__20_8_20_пунктов_20_с_20_текстовыми_20_блоками-outline6" style:display-name="Заголовок, 8 пунктов с текстовыми блоками-outline6" style:family="presentation" style:parent-style-name="Заголовок_2c__20_8_20_пунктов_20_с_20_текстовыми_20_блоками-outline5">
      <style:paragraph-properties fo:margin-top="0.1cm" fo:margin-bottom="0cm"/>
      <style:text-properties fo:font-size="20pt" style:font-size-asian="20pt" style:font-size-complex="20pt"/>
    </style:style>
    <style:style style:name="Заголовок_2c__20_8_20_пунктов_20_с_20_текстовыми_20_блоками-outline7" style:display-name="Заголовок, 8 пунктов с текстовыми блоками-outline7" style:family="presentation" style:parent-style-name="Заголовок_2c__20_8_20_пунктов_20_с_20_текстовыми_20_блоками-outline6">
      <style:paragraph-properties fo:margin-top="0.1cm" fo:margin-bottom="0cm"/>
      <style:text-properties fo:font-size="20pt" style:font-size-asian="20pt" style:font-size-complex="20pt"/>
    </style:style>
    <style:style style:name="Заголовок_2c__20_8_20_пунктов_20_с_20_текстовыми_20_блоками-outline8" style:display-name="Заголовок, 8 пунктов с текстовыми блоками-outline8" style:family="presentation" style:parent-style-name="Заголовок_2c__20_8_20_пунктов_20_с_20_текстовыми_20_блоками-outline7">
      <style:paragraph-properties fo:margin-top="0.1cm" fo:margin-bottom="0cm"/>
      <style:text-properties fo:font-size="20pt" style:font-size-asian="20pt" style:font-size-complex="20pt"/>
    </style:style>
    <style:style style:name="Заголовок_2c__20_8_20_пунктов_20_с_20_текстовыми_20_блоками-outline9" style:display-name="Заголовок, 8 пунктов с текстовыми блоками-outline9" style:family="presentation" style:parent-style-name="Заголовок_2c__20_8_20_пунктов_20_с_20_текстовыми_20_блоками-outline8">
      <style:paragraph-properties fo:margin-top="0.1cm" fo:margin-bottom="0cm"/>
      <style:text-properties fo:font-size="20pt" style:font-size-asian="20pt" style:font-size-complex="20pt"/>
    </style:style>
    <style:style style:name="Заголовок_2c__20_8_20_пунктов_20_с_20_текстовыми_20_блоками-subtitle" style:display-name="Заголовок, 8 пунктов с текстовыми блоками-subtitle" style:family="presentation">
      <style:graphic-properties draw:stroke="none" draw:fill="none" draw:textarea-vertical-align="middle">
        <text:list-style style:name="Заголовок_2c__20_8_20_пунктов_20_с_20_текстовыми_20_блоками-subtitle" style:display-name="Заголовок, 8 пунктов с текстовыми блока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8_20_пунктов_20_с_20_текстовыми_20_блоками-title" style:display-name="Заголовок, 8 пунктов с текстовыми блоками-title" style:family="presentation">
      <style:graphic-properties draw:stroke="none" draw:fill="none" draw:textarea-vertical-align="middle">
        <text:list-style style:name="Заголовок_2c__20_8_20_пунктов_20_с_20_текстовыми_20_блоками-title" style:display-name="Заголовок, 8 пунктов с текстовыми блока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код_20_и_20_текстовый_20_блок_20_справа-background" style:display-name="Заголовок, код и текстовый блок справа-background" style:family="presentation">
      <style:graphic-properties draw:stroke="none" draw:fill="solid" draw:fill-color="#ffffff"/>
      <style:text-properties style:letter-kerning="true"/>
    </style:style>
    <style:style style:name="Заголовок_2c__20_код_20_и_20_текстовый_20_блок_20_справа-backgroundobjects" style:display-name="Заголовок, код и текстовый блок спра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код_20_и_20_текстовый_20_блок_20_справа-notes" style:display-name="Заголовок, код и текстовый блок спра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код_20_и_20_текстовый_20_блок_20_справа-outline1" style:display-name="Заголовок, код и текстовый блок справа-outline1" style:family="presentation">
      <style:graphic-properties draw:stroke="none" draw:fill="none" draw:auto-grow-height="false" draw:fit-to-size="false" style:shrink-to-fit="true">
        <text:list-style style:name="Заголовок_2c__20_код_20_и_20_текстовый_20_блок_20_справа-outline1" style:display-name="Заголовок, код и текстовый блок спра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код_20_и_20_текстовый_20_блок_20_справа-outline2" style:display-name="Заголовок, код и текстовый блок справа-outline2" style:family="presentation" style:parent-style-name="Заголовок_2c__20_код_20_и_20_текстовый_20_блок_20_справ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од_20_и_20_текстовый_20_блок_20_справа-outline3" style:display-name="Заголовок, код и текстовый блок справа-outline3" style:family="presentation" style:parent-style-name="Заголовок_2c__20_код_20_и_20_текстовый_20_блок_20_справ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од_20_и_20_текстовый_20_блок_20_справа-outline4" style:display-name="Заголовок, код и текстовый блок справа-outline4" style:family="presentation" style:parent-style-name="Заголовок_2c__20_код_20_и_20_текстовый_20_блок_20_справ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код_20_и_20_текстовый_20_блок_20_справа-outline5" style:display-name="Заголовок, код и текстовый блок справа-outline5" style:family="presentation" style:parent-style-name="Заголовок_2c__20_код_20_и_20_текстовый_20_блок_20_справа-outline4">
      <style:paragraph-properties fo:margin-top="0.1cm" fo:margin-bottom="0cm"/>
      <style:text-properties fo:font-size="20pt" style:font-size-asian="20pt" style:font-size-complex="20pt"/>
    </style:style>
    <style:style style:name="Заголовок_2c__20_код_20_и_20_текстовый_20_блок_20_справа-outline6" style:display-name="Заголовок, код и текстовый блок справа-outline6" style:family="presentation" style:parent-style-name="Заголовок_2c__20_код_20_и_20_текстовый_20_блок_20_справа-outline5">
      <style:paragraph-properties fo:margin-top="0.1cm" fo:margin-bottom="0cm"/>
      <style:text-properties fo:font-size="20pt" style:font-size-asian="20pt" style:font-size-complex="20pt"/>
    </style:style>
    <style:style style:name="Заголовок_2c__20_код_20_и_20_текстовый_20_блок_20_справа-outline7" style:display-name="Заголовок, код и текстовый блок справа-outline7" style:family="presentation" style:parent-style-name="Заголовок_2c__20_код_20_и_20_текстовый_20_блок_20_справа-outline6">
      <style:paragraph-properties fo:margin-top="0.1cm" fo:margin-bottom="0cm"/>
      <style:text-properties fo:font-size="20pt" style:font-size-asian="20pt" style:font-size-complex="20pt"/>
    </style:style>
    <style:style style:name="Заголовок_2c__20_код_20_и_20_текстовый_20_блок_20_справа-outline8" style:display-name="Заголовок, код и текстовый блок справа-outline8" style:family="presentation" style:parent-style-name="Заголовок_2c__20_код_20_и_20_текстовый_20_блок_20_справа-outline7">
      <style:paragraph-properties fo:margin-top="0.1cm" fo:margin-bottom="0cm"/>
      <style:text-properties fo:font-size="20pt" style:font-size-asian="20pt" style:font-size-complex="20pt"/>
    </style:style>
    <style:style style:name="Заголовок_2c__20_код_20_и_20_текстовый_20_блок_20_справа-outline9" style:display-name="Заголовок, код и текстовый блок справа-outline9" style:family="presentation" style:parent-style-name="Заголовок_2c__20_код_20_и_20_текстовый_20_блок_20_справа-outline8">
      <style:paragraph-properties fo:margin-top="0.1cm" fo:margin-bottom="0cm"/>
      <style:text-properties fo:font-size="20pt" style:font-size-asian="20pt" style:font-size-complex="20pt"/>
    </style:style>
    <style:style style:name="Заголовок_2c__20_код_20_и_20_текстовый_20_блок_20_справа-subtitle" style:display-name="Заголовок, код и текстовый блок справа-subtitle" style:family="presentation">
      <style:graphic-properties draw:stroke="none" draw:fill="none" draw:textarea-vertical-align="middle">
        <text:list-style style:name="Заголовок_2c__20_код_20_и_20_текстовый_20_блок_20_справа-subtitle" style:display-name="Заголовок, код и текстовый блок спра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код_20_и_20_текстовый_20_блок_20_справа-title" style:display-name="Заголовок, код и текстовый блок справа-title" style:family="presentation">
      <style:graphic-properties draw:stroke="none" draw:fill="none" draw:textarea-vertical-align="middle">
        <text:list-style style:name="Заголовок_2c__20_код_20_и_20_текстовый_20_блок_20_справа-title" style:display-name="Заголовок, код и текстовый блок спра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_20_объект_20__28_белый_20_фон_2c__20_текст_20_слева_29_-background" style:display-name="Текст и объект (белый фон, текст слева)-background" style:family="presentation">
      <style:graphic-properties draw:stroke="none" draw:fill="solid" draw:fill-color="#ffffff"/>
      <style:text-properties style:letter-kerning="true"/>
    </style:style>
    <style:style style:name="Текст_20_и_20_объект_20__28_белый_20_фон_2c__20_текст_20_слева_29_-backgroundobjects" style:display-name="Текст и объект (белый фон, текст слева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и_20_объект_20__28_белый_20_фон_2c__20_текст_20_слева_29_-notes" style:display-name="Текст и объект (белый фон, текст слева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и_20_объект_20__28_белый_20_фон_2c__20_текст_20_слева_29_-outline1" style:display-name="Текст и объект (белый фон, текст слева)-outline1" style:family="presentation">
      <style:graphic-properties draw:stroke="none" draw:fill="none" draw:auto-grow-height="false" draw:fit-to-size="false" style:shrink-to-fit="true">
        <text:list-style style:name="Текст_20_и_20_объект_20__28_белый_20_фон_2c__20_текст_20_слева_29_-outline1" style:display-name="Текст и объект (белый фон, текст слева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_20_объект_20__28_белый_20_фон_2c__20_текст_20_слева_29_-outline2" style:display-name="Текст и объект (белый фон, текст слева)-outline2" style:family="presentation" style:parent-style-name="Текст_20_и_20_объект_20__28_белый_20_фон_2c__20_текст_20_слева_29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лева_29_-outline3" style:display-name="Текст и объект (белый фон, текст слева)-outline3" style:family="presentation" style:parent-style-name="Текст_20_и_20_объект_20__28_белый_20_фон_2c__20_текст_20_слева_29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лева_29_-outline4" style:display-name="Текст и объект (белый фон, текст слева)-outline4" style:family="presentation" style:parent-style-name="Текст_20_и_20_объект_20__28_белый_20_фон_2c__20_текст_20_слева_29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Текст_20_и_20_объект_20__28_белый_20_фон_2c__20_текст_20_слева_29_-outline5" style:display-name="Текст и объект (белый фон, текст слева)-outline5" style:family="presentation" style:parent-style-name="Текст_20_и_20_объект_20__28_белый_20_фон_2c__20_текст_20_слева_29_-outline4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лева_29_-outline6" style:display-name="Текст и объект (белый фон, текст слева)-outline6" style:family="presentation" style:parent-style-name="Текст_20_и_20_объект_20__28_белый_20_фон_2c__20_текст_20_слева_29_-outline5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лева_29_-outline7" style:display-name="Текст и объект (белый фон, текст слева)-outline7" style:family="presentation" style:parent-style-name="Текст_20_и_20_объект_20__28_белый_20_фон_2c__20_текст_20_слева_29_-outline6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лева_29_-outline8" style:display-name="Текст и объект (белый фон, текст слева)-outline8" style:family="presentation" style:parent-style-name="Текст_20_и_20_объект_20__28_белый_20_фон_2c__20_текст_20_слева_29_-outline7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лева_29_-outline9" style:display-name="Текст и объект (белый фон, текст слева)-outline9" style:family="presentation" style:parent-style-name="Текст_20_и_20_объект_20__28_белый_20_фон_2c__20_текст_20_слева_29_-outline8">
      <style:paragraph-properties fo:margin-top="0.1cm" fo:margin-bottom="0cm"/>
      <style:text-properties fo:font-size="20pt" style:font-size-asian="20pt" style:font-size-complex="20pt"/>
    </style:style>
    <style:style style:name="Текст_20_и_20_объект_20__28_белый_20_фон_2c__20_текст_20_слева_29_-subtitle" style:display-name="Текст и объект (белый фон, текст слева)-subtitle" style:family="presentation">
      <style:graphic-properties draw:stroke="none" draw:fill="none" draw:textarea-vertical-align="middle">
        <text:list-style style:name="Текст_20_и_20_объект_20__28_белый_20_фон_2c__20_текст_20_слева_29_-subtitle" style:display-name="Текст и объект (белый фон, текст слева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и_20_объект_20__28_белый_20_фон_2c__20_текст_20_слева_29_-title" style:display-name="Текст и объект (белый фон, текст слева)-title" style:family="presentation">
      <style:graphic-properties draw:stroke="none" draw:fill="none" draw:textarea-vertical-align="middle">
        <text:list-style style:name="Текст_20_и_20_объект_20__28_белый_20_фон_2c__20_текст_20_слева_29_-title" style:display-name="Текст и объект (белый фон, текст слева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мокап_20_ноутбука_20_и_20_текстовый_20_блок_20_справа-background" style:display-name="Заголовок, мокап ноутбука и текстовый блок справа-background" style:family="presentation">
      <style:graphic-properties draw:stroke="none" draw:fill="solid" draw:fill-color="#ffffff"/>
      <style:text-properties style:letter-kerning="true"/>
    </style:style>
    <style:style style:name="Заголовок_2c__20_мокап_20_ноутбука_20_и_20_текстовый_20_блок_20_справа-backgroundobjects" style:display-name="Заголовок, мокап ноутбука и текстовый блок спра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мокап_20_ноутбука_20_и_20_текстовый_20_блок_20_справа-notes" style:display-name="Заголовок, мокап ноутбука и текстовый блок спра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мокап_20_ноутбука_20_и_20_текстовый_20_блок_20_справа-outline1" style:display-name="Заголовок, мокап ноутбука и текстовый блок справа-outline1" style:family="presentation">
      <style:graphic-properties draw:stroke="none" draw:fill="none" draw:auto-grow-height="false" draw:fit-to-size="false" style:shrink-to-fit="true">
        <text:list-style style:name="Заголовок_2c__20_мокап_20_ноутбука_20_и_20_текстовый_20_блок_20_справа-outline1" style:display-name="Заголовок, мокап ноутбука и текстовый блок спра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мокап_20_ноутбука_20_и_20_текстовый_20_блок_20_справа-outline2" style:display-name="Заголовок, мокап ноутбука и текстовый блок справа-outline2" style:family="presentation" style:parent-style-name="Заголовок_2c__20_мокап_20_ноутбука_20_и_20_текстовый_20_блок_20_справ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ноутбука_20_и_20_текстовый_20_блок_20_справа-outline3" style:display-name="Заголовок, мокап ноутбука и текстовый блок справа-outline3" style:family="presentation" style:parent-style-name="Заголовок_2c__20_мокап_20_ноутбука_20_и_20_текстовый_20_блок_20_справ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ноутбука_20_и_20_текстовый_20_блок_20_справа-outline4" style:display-name="Заголовок, мокап ноутбука и текстовый блок справа-outline4" style:family="presentation" style:parent-style-name="Заголовок_2c__20_мокап_20_ноутбука_20_и_20_текстовый_20_блок_20_справ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ноутбука_20_и_20_текстовый_20_блок_20_справа-outline5" style:display-name="Заголовок, мокап ноутбука и текстовый блок справа-outline5" style:family="presentation" style:parent-style-name="Заголовок_2c__20_мокап_20_ноутбука_20_и_20_текстовый_20_блок_20_справа-outline4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ноутбука_20_и_20_текстовый_20_блок_20_справа-outline6" style:display-name="Заголовок, мокап ноутбука и текстовый блок справа-outline6" style:family="presentation" style:parent-style-name="Заголовок_2c__20_мокап_20_ноутбука_20_и_20_текстовый_20_блок_20_справа-outline5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ноутбука_20_и_20_текстовый_20_блок_20_справа-outline7" style:display-name="Заголовок, мокап ноутбука и текстовый блок справа-outline7" style:family="presentation" style:parent-style-name="Заголовок_2c__20_мокап_20_ноутбука_20_и_20_текстовый_20_блок_20_справа-outline6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ноутбука_20_и_20_текстовый_20_блок_20_справа-outline8" style:display-name="Заголовок, мокап ноутбука и текстовый блок справа-outline8" style:family="presentation" style:parent-style-name="Заголовок_2c__20_мокап_20_ноутбука_20_и_20_текстовый_20_блок_20_справа-outline7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ноутбука_20_и_20_текстовый_20_блок_20_справа-outline9" style:display-name="Заголовок, мокап ноутбука и текстовый блок справа-outline9" style:family="presentation" style:parent-style-name="Заголовок_2c__20_мокап_20_ноутбука_20_и_20_текстовый_20_блок_20_справа-outline8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ноутбука_20_и_20_текстовый_20_блок_20_справа-subtitle" style:display-name="Заголовок, мокап ноутбука и текстовый блок справа-subtitle" style:family="presentation">
      <style:graphic-properties draw:stroke="none" draw:fill="none" draw:textarea-vertical-align="middle">
        <text:list-style style:name="Заголовок_2c__20_мокап_20_ноутбука_20_и_20_текстовый_20_блок_20_справа-subtitle" style:display-name="Заголовок, мокап ноутбука и текстовый блок спра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мокап_20_ноутбука_20_и_20_текстовый_20_блок_20_справа-title" style:display-name="Заголовок, мокап ноутбука и текстовый блок справа-title" style:family="presentation">
      <style:graphic-properties draw:stroke="none" draw:fill="none" draw:textarea-vertical-align="middle">
        <text:list-style style:name="Заголовок_2c__20_мокап_20_ноутбука_20_и_20_текстовый_20_блок_20_справа-title" style:display-name="Заголовок, мокап ноутбука и текстовый блок спра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мокап_20_ноутбука-background" style:display-name="Заголовок и мокап ноутбука-background" style:family="presentation">
      <style:graphic-properties draw:stroke="none" draw:fill="solid" draw:fill-color="#ffffff"/>
      <style:text-properties style:letter-kerning="true"/>
    </style:style>
    <style:style style:name="Заголовок_20_и_20_мокап_20_ноутбука-backgroundobjects" style:display-name="Заголовок и мокап ноутбу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мокап_20_ноутбука-notes" style:display-name="Заголовок и мокап ноутбу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мокап_20_ноутбука-outline1" style:display-name="Заголовок и мокап ноутбука-outline1" style:family="presentation">
      <style:graphic-properties draw:stroke="none" draw:fill="none" draw:auto-grow-height="false" draw:fit-to-size="false" style:shrink-to-fit="true">
        <text:list-style style:name="Заголовок_20_и_20_мокап_20_ноутбука-outline1" style:display-name="Заголовок и мокап ноутбу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мокап_20_ноутбука-outline2" style:display-name="Заголовок и мокап ноутбука-outline2" style:family="presentation" style:parent-style-name="Заголовок_20_и_20_мокап_20_ноутбук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ноутбука-outline3" style:display-name="Заголовок и мокап ноутбука-outline3" style:family="presentation" style:parent-style-name="Заголовок_20_и_20_мокап_20_ноутбук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ноутбука-outline4" style:display-name="Заголовок и мокап ноутбука-outline4" style:family="presentation" style:parent-style-name="Заголовок_20_и_20_мокап_20_ноутбук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ноутбука-outline5" style:display-name="Заголовок и мокап ноутбука-outline5" style:family="presentation" style:parent-style-name="Заголовок_20_и_20_мокап_20_ноутбука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ноутбука-outline6" style:display-name="Заголовок и мокап ноутбука-outline6" style:family="presentation" style:parent-style-name="Заголовок_20_и_20_мокап_20_ноутбука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ноутбука-outline7" style:display-name="Заголовок и мокап ноутбука-outline7" style:family="presentation" style:parent-style-name="Заголовок_20_и_20_мокап_20_ноутбука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ноутбука-outline8" style:display-name="Заголовок и мокап ноутбука-outline8" style:family="presentation" style:parent-style-name="Заголовок_20_и_20_мокап_20_ноутбука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ноутбука-outline9" style:display-name="Заголовок и мокап ноутбука-outline9" style:family="presentation" style:parent-style-name="Заголовок_20_и_20_мокап_20_ноутбука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ноутбука-subtitle" style:display-name="Заголовок и мокап ноутбука-subtitle" style:family="presentation">
      <style:graphic-properties draw:stroke="none" draw:fill="none" draw:textarea-vertical-align="middle">
        <text:list-style style:name="Заголовок_20_и_20_мокап_20_ноутбука-subtitle" style:display-name="Заголовок и мокап ноутбу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мокап_20_ноутбука-title" style:display-name="Заголовок и мокап ноутбука-title" style:family="presentation">
      <style:graphic-properties draw:stroke="none" draw:fill="none" draw:textarea-vertical-align="middle">
        <text:list-style style:name="Заголовок_20_и_20_мокап_20_ноутбука-title" style:display-name="Заголовок и мокап ноутбу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мокап_20_телефона-background" style:display-name="Заголовок и мокап телефона-background" style:family="presentation">
      <style:graphic-properties draw:stroke="none" draw:fill="solid" draw:fill-color="#ffffff"/>
      <style:text-properties style:letter-kerning="true"/>
    </style:style>
    <style:style style:name="Заголовок_20_и_20_мокап_20_телефона-backgroundobjects" style:display-name="Заголовок и мокап телефон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мокап_20_телефона-notes" style:display-name="Заголовок и мокап телефон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мокап_20_телефона-outline1" style:display-name="Заголовок и мокап телефона-outline1" style:family="presentation">
      <style:graphic-properties draw:stroke="none" draw:fill="none" draw:auto-grow-height="false" draw:fit-to-size="false" style:shrink-to-fit="true">
        <text:list-style style:name="Заголовок_20_и_20_мокап_20_телефона-outline1" style:display-name="Заголовок и мокап телефон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мокап_20_телефона-outline2" style:display-name="Заголовок и мокап телефона-outline2" style:family="presentation" style:parent-style-name="Заголовок_20_и_20_мокап_20_телефон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телефона-outline3" style:display-name="Заголовок и мокап телефона-outline3" style:family="presentation" style:parent-style-name="Заголовок_20_и_20_мокап_20_телефон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телефона-outline4" style:display-name="Заголовок и мокап телефона-outline4" style:family="presentation" style:parent-style-name="Заголовок_20_и_20_мокап_20_телефон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мокап_20_телефона-outline5" style:display-name="Заголовок и мокап телефона-outline5" style:family="presentation" style:parent-style-name="Заголовок_20_и_20_мокап_20_телефона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телефона-outline6" style:display-name="Заголовок и мокап телефона-outline6" style:family="presentation" style:parent-style-name="Заголовок_20_и_20_мокап_20_телефона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телефона-outline7" style:display-name="Заголовок и мокап телефона-outline7" style:family="presentation" style:parent-style-name="Заголовок_20_и_20_мокап_20_телефона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телефона-outline8" style:display-name="Заголовок и мокап телефона-outline8" style:family="presentation" style:parent-style-name="Заголовок_20_и_20_мокап_20_телефона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телефона-outline9" style:display-name="Заголовок и мокап телефона-outline9" style:family="presentation" style:parent-style-name="Заголовок_20_и_20_мокап_20_телефона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мокап_20_телефона-subtitle" style:display-name="Заголовок и мокап телефона-subtitle" style:family="presentation">
      <style:graphic-properties draw:stroke="none" draw:fill="none" draw:textarea-vertical-align="middle">
        <text:list-style style:name="Заголовок_20_и_20_мокап_20_телефона-subtitle" style:display-name="Заголовок и мокап телефон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мокап_20_телефона-title" style:display-name="Заголовок и мокап телефона-title" style:family="presentation">
      <style:graphic-properties draw:stroke="none" draw:fill="none" draw:textarea-vertical-align="middle">
        <text:list-style style:name="Заголовок_20_и_20_мокап_20_телефона-title" style:display-name="Заголовок и мокап телефон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мокап_20_телефона_20_и_20_текстовый_20_блок_20_справа-background" style:display-name="Заголовок, мокап телефона и текстовый блок справа-background" style:family="presentation">
      <style:graphic-properties draw:stroke="none" draw:fill="solid" draw:fill-color="#ffffff"/>
      <style:text-properties style:letter-kerning="true"/>
    </style:style>
    <style:style style:name="Заголовок_2c__20_мокап_20_телефона_20_и_20_текстовый_20_блок_20_справа-backgroundobjects" style:display-name="Заголовок, мокап телефона и текстовый блок спра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мокап_20_телефона_20_и_20_текстовый_20_блок_20_справа-notes" style:display-name="Заголовок, мокап телефона и текстовый блок спра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c__20_мокап_20_телефона_20_и_20_текстовый_20_блок_20_справа-outline1" style:display-name="Заголовок, мокап телефона и текстовый блок справа-outline1" style:family="presentation">
      <style:graphic-properties draw:stroke="none" draw:fill="none" draw:auto-grow-height="false" draw:fit-to-size="false" style:shrink-to-fit="true">
        <text:list-style style:name="Заголовок_2c__20_мокап_20_телефона_20_и_20_текстовый_20_блок_20_справа-outline1" style:display-name="Заголовок, мокап телефона и текстовый блок спра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мокап_20_телефона_20_и_20_текстовый_20_блок_20_справа-outline2" style:display-name="Заголовок, мокап телефона и текстовый блок справа-outline2" style:family="presentation" style:parent-style-name="Заголовок_2c__20_мокап_20_телефона_20_и_20_текстовый_20_блок_20_справ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телефона_20_и_20_текстовый_20_блок_20_справа-outline3" style:display-name="Заголовок, мокап телефона и текстовый блок справа-outline3" style:family="presentation" style:parent-style-name="Заголовок_2c__20_мокап_20_телефона_20_и_20_текстовый_20_блок_20_справ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телефона_20_и_20_текстовый_20_блок_20_справа-outline4" style:display-name="Заголовок, мокап телефона и текстовый блок справа-outline4" style:family="presentation" style:parent-style-name="Заголовок_2c__20_мокап_20_телефона_20_и_20_текстовый_20_блок_20_справ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c__20_мокап_20_телефона_20_и_20_текстовый_20_блок_20_справа-outline5" style:display-name="Заголовок, мокап телефона и текстовый блок справа-outline5" style:family="presentation" style:parent-style-name="Заголовок_2c__20_мокап_20_телефона_20_и_20_текстовый_20_блок_20_справа-outline4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телефона_20_и_20_текстовый_20_блок_20_справа-outline6" style:display-name="Заголовок, мокап телефона и текстовый блок справа-outline6" style:family="presentation" style:parent-style-name="Заголовок_2c__20_мокап_20_телефона_20_и_20_текстовый_20_блок_20_справа-outline5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телефона_20_и_20_текстовый_20_блок_20_справа-outline7" style:display-name="Заголовок, мокап телефона и текстовый блок справа-outline7" style:family="presentation" style:parent-style-name="Заголовок_2c__20_мокап_20_телефона_20_и_20_текстовый_20_блок_20_справа-outline6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телефона_20_и_20_текстовый_20_блок_20_справа-outline8" style:display-name="Заголовок, мокап телефона и текстовый блок справа-outline8" style:family="presentation" style:parent-style-name="Заголовок_2c__20_мокап_20_телефона_20_и_20_текстовый_20_блок_20_справа-outline7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телефона_20_и_20_текстовый_20_блок_20_справа-outline9" style:display-name="Заголовок, мокап телефона и текстовый блок справа-outline9" style:family="presentation" style:parent-style-name="Заголовок_2c__20_мокап_20_телефона_20_и_20_текстовый_20_блок_20_справа-outline8">
      <style:paragraph-properties fo:margin-top="0.1cm" fo:margin-bottom="0cm"/>
      <style:text-properties fo:font-size="20pt" style:font-size-asian="20pt" style:font-size-complex="20pt"/>
    </style:style>
    <style:style style:name="Заголовок_2c__20_мокап_20_телефона_20_и_20_текстовый_20_блок_20_справа-subtitle" style:display-name="Заголовок, мокап телефона и текстовый блок справа-subtitle" style:family="presentation">
      <style:graphic-properties draw:stroke="none" draw:fill="none" draw:textarea-vertical-align="middle">
        <text:list-style style:name="Заголовок_2c__20_мокап_20_телефона_20_и_20_текстовый_20_блок_20_справа-subtitle" style:display-name="Заголовок, мокап телефона и текстовый блок спра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мокап_20_телефона_20_и_20_текстовый_20_блок_20_справа-title" style:display-name="Заголовок, мокап телефона и текстовый блок справа-title" style:family="presentation">
      <style:graphic-properties draw:stroke="none" draw:fill="none" draw:textarea-vertical-align="middle">
        <text:list-style style:name="Заголовок_2c__20_мокап_20_телефона_20_и_20_текстовый_20_блок_20_справа-title" style:display-name="Заголовок, мокап телефона и текстовый блок спра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кно_20_для_20_скриншота-background" style:display-name="Заголовок и окно для скриншота-background" style:family="presentation">
      <style:graphic-properties draw:stroke="none" draw:fill="solid" draw:fill-color="#ffffff"/>
      <style:text-properties style:letter-kerning="true"/>
    </style:style>
    <style:style style:name="Заголовок_20_и_20_окно_20_для_20_скриншота-backgroundobjects" style:display-name="Заголовок и окно для скриншо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кно_20_для_20_скриншота-notes" style:display-name="Заголовок и окно для скриншо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кно_20_для_20_скриншота-outline1" style:display-name="Заголовок и окно для скриншота-outline1" style:family="presentation">
      <style:graphic-properties draw:stroke="none" draw:fill="none" draw:auto-grow-height="false" draw:fit-to-size="false" style:shrink-to-fit="true">
        <text:list-style style:name="Заголовок_20_и_20_окно_20_для_20_скриншота-outline1" style:display-name="Заголовок и окно для скриншо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кно_20_для_20_скриншота-outline2" style:display-name="Заголовок и окно для скриншота-outline2" style:family="presentation" style:parent-style-name="Заголовок_20_и_20_окно_20_для_20_скриншо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кно_20_для_20_скриншота-outline3" style:display-name="Заголовок и окно для скриншота-outline3" style:family="presentation" style:parent-style-name="Заголовок_20_и_20_окно_20_для_20_скриншо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кно_20_для_20_скриншота-outline4" style:display-name="Заголовок и окно для скриншота-outline4" style:family="presentation" style:parent-style-name="Заголовок_20_и_20_окно_20_для_20_скриншо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Заголовок_20_и_20_окно_20_для_20_скриншота-outline5" style:display-name="Заголовок и окно для скриншота-outline5" style:family="presentation" style:parent-style-name="Заголовок_20_и_20_окно_20_для_20_скриншота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кно_20_для_20_скриншота-outline6" style:display-name="Заголовок и окно для скриншота-outline6" style:family="presentation" style:parent-style-name="Заголовок_20_и_20_окно_20_для_20_скриншота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кно_20_для_20_скриншота-outline7" style:display-name="Заголовок и окно для скриншота-outline7" style:family="presentation" style:parent-style-name="Заголовок_20_и_20_окно_20_для_20_скриншота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кно_20_для_20_скриншота-outline8" style:display-name="Заголовок и окно для скриншота-outline8" style:family="presentation" style:parent-style-name="Заголовок_20_и_20_окно_20_для_20_скриншота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кно_20_для_20_скриншота-outline9" style:display-name="Заголовок и окно для скриншота-outline9" style:family="presentation" style:parent-style-name="Заголовок_20_и_20_окно_20_для_20_скриншота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кно_20_для_20_скриншота-subtitle" style:display-name="Заголовок и окно для скриншота-subtitle" style:family="presentation">
      <style:graphic-properties draw:stroke="none" draw:fill="none" draw:textarea-vertical-align="middle">
        <text:list-style style:name="Заголовок_20_и_20_окно_20_для_20_скриншота-subtitle" style:display-name="Заголовок и окно для скриншо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кно_20_для_20_скриншота-title" style:display-name="Заголовок и окно для скриншота-title" style:family="presentation">
      <style:graphic-properties draw:stroke="none" draw:fill="none" draw:textarea-vertical-align="middle">
        <text:list-style style:name="Заголовок_20_и_20_окно_20_для_20_скриншота-title" style:display-name="Заголовок и окно для скриншо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Финальный_20_слайд_20__2013__20_спасибо_20_за_20_внимание-background" style:display-name="Финальный слайд – спасибо за внимание-background" style:family="presentation">
      <style:graphic-properties draw:stroke="none" draw:fill="solid" draw:fill-color="#bebebe"/>
      <style:text-properties style:letter-kerning="true"/>
    </style:style>
    <style:style style:name="Финальный_20_слайд_20__2013__20_спасибо_20_за_20_внимание-backgroundobjects" style:display-name="Финальный слайд – спасибо за внима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Финальный_20_слайд_20__2013__20_спасибо_20_за_20_внимание-notes" style:display-name="Финальный слайд – спасибо за внима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20__2013__20_спасибо_20_за_20_внимание-outline1" style:display-name="Финальный слайд – спасибо за внимание-outline1" style:family="presentation">
      <style:graphic-properties draw:stroke="none" draw:fill="none" draw:auto-grow-height="false" draw:fit-to-size="false" style:shrink-to-fit="true">
        <text:list-style style:name="Финальный_20_слайд_20__2013__20_спасибо_20_за_20_внимание-outline1" style:display-name="Финальный слайд – спасибо за внима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Финальный_20_слайд_20__2013__20_спасибо_20_за_20_внимание-outline2" style:display-name="Финальный слайд – спасибо за внимание-outline2" style:family="presentation" style:parent-style-name="Финальный_20_слайд_20__2013__20_спасибо_20_за_20_внимание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Финальный_20_слайд_20__2013__20_спасибо_20_за_20_внимание-outline3" style:display-name="Финальный слайд – спасибо за внимание-outline3" style:family="presentation" style:parent-style-name="Финальный_20_слайд_20__2013__20_спасибо_20_за_20_внимание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Финальный_20_слайд_20__2013__20_спасибо_20_за_20_внимание-outline4" style:display-name="Финальный слайд – спасибо за внимание-outline4" style:family="presentation" style:parent-style-name="Финальный_20_слайд_20__2013__20_спасибо_20_за_20_внимание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Финальный_20_слайд_20__2013__20_спасибо_20_за_20_внимание-outline5" style:display-name="Финальный слайд – спасибо за внимание-outline5" style:family="presentation" style:parent-style-name="Финальный_20_слайд_20__2013__20_спасибо_20_за_20_внимание-outline4">
      <style:paragraph-properties fo:margin-top="0.1cm" fo:margin-bottom="0cm"/>
      <style:text-properties fo:font-size="20pt" style:font-size-asian="20pt" style:font-size-complex="20pt"/>
    </style:style>
    <style:style style:name="Финальный_20_слайд_20__2013__20_спасибо_20_за_20_внимание-outline6" style:display-name="Финальный слайд – спасибо за внимание-outline6" style:family="presentation" style:parent-style-name="Финальный_20_слайд_20__2013__20_спасибо_20_за_20_внимание-outline5">
      <style:paragraph-properties fo:margin-top="0.1cm" fo:margin-bottom="0cm"/>
      <style:text-properties fo:font-size="20pt" style:font-size-asian="20pt" style:font-size-complex="20pt"/>
    </style:style>
    <style:style style:name="Финальный_20_слайд_20__2013__20_спасибо_20_за_20_внимание-outline7" style:display-name="Финальный слайд – спасибо за внимание-outline7" style:family="presentation" style:parent-style-name="Финальный_20_слайд_20__2013__20_спасибо_20_за_20_внимание-outline6">
      <style:paragraph-properties fo:margin-top="0.1cm" fo:margin-bottom="0cm"/>
      <style:text-properties fo:font-size="20pt" style:font-size-asian="20pt" style:font-size-complex="20pt"/>
    </style:style>
    <style:style style:name="Финальный_20_слайд_20__2013__20_спасибо_20_за_20_внимание-outline8" style:display-name="Финальный слайд – спасибо за внимание-outline8" style:family="presentation" style:parent-style-name="Финальный_20_слайд_20__2013__20_спасибо_20_за_20_внимание-outline7">
      <style:paragraph-properties fo:margin-top="0.1cm" fo:margin-bottom="0cm"/>
      <style:text-properties fo:font-size="20pt" style:font-size-asian="20pt" style:font-size-complex="20pt"/>
    </style:style>
    <style:style style:name="Финальный_20_слайд_20__2013__20_спасибо_20_за_20_внимание-outline9" style:display-name="Финальный слайд – спасибо за внимание-outline9" style:family="presentation" style:parent-style-name="Финальный_20_слайд_20__2013__20_спасибо_20_за_20_внимание-outline8">
      <style:paragraph-properties fo:margin-top="0.1cm" fo:margin-bottom="0cm"/>
      <style:text-properties fo:font-size="20pt" style:font-size-asian="20pt" style:font-size-complex="20pt"/>
    </style:style>
    <style:style style:name="Финальный_20_слайд_20__2013__20_спасибо_20_за_20_внимание-subtitle" style:display-name="Финальный слайд – спасибо за внимание-subtitle" style:family="presentation">
      <style:graphic-properties draw:stroke="none" draw:fill="none" draw:textarea-vertical-align="middle">
        <text:list-style style:name="Финальный_20_слайд_20__2013__20_спасибо_20_за_20_внимание-subtitle" style:display-name="Финальный слайд – спасибо за внима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Финальный_20_слайд_20__2013__20_спасибо_20_за_20_внимание-title" style:display-name="Финальный слайд – спасибо за внимание-title" style:family="presentation">
      <style:graphic-properties draw:stroke="none" draw:fill="none" draw:textarea-vertical-align="middle">
        <text:list-style style:name="Финальный_20_слайд_20__2013__20_спасибо_20_за_20_внимание-title" style:display-name="Финальный слайд – спасибо за внима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раздела_5f_2строки_5f_-background" style:display-name="Обложка раздела_2строки_-background" style:family="presentation">
      <style:graphic-properties draw:stroke="none" draw:fill="solid" draw:fill-color="#bebebe"/>
      <style:text-properties style:letter-kerning="true"/>
    </style:style>
    <style:style style:name="Обложка_20_раздела_5f_2строки_5f_-backgroundobjects" style:display-name="Обложка раздела_2строки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ложка_20_раздела_5f_2строки_5f_-notes" style:display-name="Обложка раздела_2строки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ложка_20_раздела_5f_2строки_5f_-outline1" style:display-name="Обложка раздела_2строки_-outline1" style:family="presentation">
      <style:graphic-properties draw:stroke="none" draw:fill="none" draw:auto-grow-height="false" draw:fit-to-size="false" style:shrink-to-fit="true">
        <text:list-style style:name="Обложка_20_раздела_5f_2строки_5f_-outline1" style:display-name="Обложка раздела_2строки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раздела_5f_2строки_5f_-outline2" style:display-name="Обложка раздела_2строки_-outline2" style:family="presentation" style:parent-style-name="Обложка_20_раздела_5f_2строки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_5f_-outline3" style:display-name="Обложка раздела_2строки_-outline3" style:family="presentation" style:parent-style-name="Обложка_20_раздела_5f_2строки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_5f_-outline4" style:display-name="Обложка раздела_2строки_-outline4" style:family="presentation" style:parent-style-name="Обложка_20_раздела_5f_2строки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Обложка_20_раздела_5f_2строки_5f_-outline5" style:display-name="Обложка раздела_2строки_-outline5" style:family="presentation" style:parent-style-name="Обложка_20_раздела_5f_2строки_5f_-outline4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_5f_-outline6" style:display-name="Обложка раздела_2строки_-outline6" style:family="presentation" style:parent-style-name="Обложка_20_раздела_5f_2строки_5f_-outline5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_5f_-outline7" style:display-name="Обложка раздела_2строки_-outline7" style:family="presentation" style:parent-style-name="Обложка_20_раздела_5f_2строки_5f_-outline6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_5f_-outline8" style:display-name="Обложка раздела_2строки_-outline8" style:family="presentation" style:parent-style-name="Обложка_20_раздела_5f_2строки_5f_-outline7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_5f_-outline9" style:display-name="Обложка раздела_2строки_-outline9" style:family="presentation" style:parent-style-name="Обложка_20_раздела_5f_2строки_5f_-outline8">
      <style:paragraph-properties fo:margin-top="0.1cm" fo:margin-bottom="0cm"/>
      <style:text-properties fo:font-size="20pt" style:font-size-asian="20pt" style:font-size-complex="20pt"/>
    </style:style>
    <style:style style:name="Обложка_20_раздела_5f_2строки_5f_-subtitle" style:display-name="Обложка раздела_2строки_-subtitle" style:family="presentation">
      <style:graphic-properties draw:stroke="none" draw:fill="none" draw:textarea-vertical-align="middle">
        <text:list-style style:name="Обложка_20_раздела_5f_2строки_5f_-subtitle" style:display-name="Обложка раздела_2строки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ложка_20_раздела_5f_2строки_5f_-title" style:display-name="Обложка раздела_2строки_-title" style:family="presentation">
      <style:graphic-properties draw:stroke="none" draw:fill="none" draw:textarea-vertical-align="middle">
        <text:list-style style:name="Обложка_20_раздела_5f_2строки_5f_-title" style:display-name="Обложка раздела_2строки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bebeb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dash" draw:stroke-dash="Long_20_Dash" svg:stroke-width="0.053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2.254cm" fo:min-width="31.327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Заголовок_20_презентации_20_в_20_2_20_полные_20_строки_5f_во_20_всю_20_ширину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Заголовок_20_презентации_20_в_20_2_20_полные_20_строки_5f_во_20_всю_20_ширину-outline1">
      <style:graphic-properties draw:stroke="none" svg:stroke-width="0cm" draw:fill="none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Заголовок_20_презентации_20_в_20_2_20_полные_20_строки_5f_во_20_всю_20_ширину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Заголовок_20_презентации_20_в_20_2_20_полные_20_строки_5f_во_20_всю_20_ширин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Заголовок_20_презентации_20_в_20_2_20_полные_20_строки_5f_во_20_всю_20_ширин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Обложка_20_раздела_5f_2строки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Обложка_20_раздела_5f_2строки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Обложка_20_раздела_5f_2строки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9" style:family="presentation" style:parent-style-name="Обложка_20_раздела_5f_2строк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Обложка_20_раздела_5f_2строк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СОдержание_5f_12пунктов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СОдержание_5f_12пунктов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1cm" fo:padding-right="0.254cm" fo:wrap-option="wrap"/>
      <style:paragraph-properties style:writing-mode="lr-tb"/>
    </style:style>
    <style:style style:name="Mpr13" style:family="presentation" style:parent-style-name="СОдержание_5f_12пунктов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СОдержание_5f_12пунктов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СОдержание_5f_12пунктов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Заголовок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Заголовок_20__2b__20_текст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Заголовок_20__2b__20_текст-outline1">
      <style:graphic-properties draw:stroke="none" svg:stroke-width="0cm" draw:fill="none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Заголовок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Заголовок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Заголовок_2c__20_4_20_объекта_20_с_20_текстовыми_20_блоками_20_внизу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Заголовок_2c__20_4_20_объекта_20_с_20_текстовыми_20_блоками_20_внизу-outline1">
      <style:graphic-properties draw:stroke="none" svg:stroke-width="0cm" draw:fill="none" draw:textarea-horizontal-align="center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Заголовок_2c__20_4_20_объекта_20_с_20_текстовыми_20_блоками_20_внизу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24" style:family="presentation" style:parent-style-name="Заголовок_2c__20_4_20_объекта_20_с_20_текстовыми_20_блоками_20_внизу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Заголовок_2c__20_4_20_объекта_20_с_20_текстовыми_20_блоками_20_вниз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Заголовок_2c__20_4_20_объекта_20_с_20_текстовыми_20_блоками_20_вниз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Заголовок_2c__20_2_20_объекта_20_и_20_2_20_текста_20_внизу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Заголовок_2c__20_2_20_объекта_20_и_20_2_20_текста_20_внизу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29" style:family="presentation" style:parent-style-name="Заголовок_2c__20_2_20_объекта_20_и_20_2_20_текста_20_внизу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Заголовок_2c__20_2_20_объекта_20_и_20_2_20_текста_20_внизу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1" style:family="presentation" style:parent-style-name="Заголовок_2c__20_2_20_объекта_20_и_20_2_20_текста_20_вниз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Заголовок_2c__20_2_20_объекта_20_и_20_2_20_текста_20_вниз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Заголовок_20_и_20_2_20_объект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Заголовок_20_и_20_2_20_объект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Заголовок_20_и_20_2_20_объекта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Заголовок_20_и_20_2_20_объект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Заголовок_20_и_20_2_20_объект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Текст_20_и_20_объект_20__28_белый_20_фон_2c__20_текст_20_справа_29_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Текст_20_и_20_объект_20__28_белый_20_фон_2c__20_текст_20_справа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Текст_20_и_20_объект_20__28_белый_20_фон_2c__20_текст_20_справа_29_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41" style:family="presentation" style:parent-style-name="Текст_20_и_20_объект_20__28_белый_20_фон_2c__20_текст_20_справа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2" style:family="presentation" style:parent-style-name="Текст_20_и_20_объект_20__28_белый_20_фон_2c__20_текст_20_справа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Текст_20_и_20_объект_20__28_белый_20_фон_2c__20_текст_20_справа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Заголовок_2c__20_крупный_20_объект_2c__20_текст_20_внизу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Заголовок_2c__20_крупный_20_объект_2c__20_текст_20_внизу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46" style:family="presentation" style:parent-style-name="Заголовок_2c__20_крупный_20_объект_2c__20_текст_20_внизу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Заголовок_2c__20_крупный_20_объект_2c__20_текст_20_внизу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8" style:family="presentation" style:parent-style-name="Заголовок_2c__20_крупный_20_объект_2c__20_текст_20_вниз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Заголовок_2c__20_крупный_20_объект_2c__20_текст_20_вниз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Заголовок_2c__20_3_20_объекта_20_и_20_3_20_текста_20_внизу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Заголовок_2c__20_3_20_объекта_20_и_20_3_20_текста_20_внизу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52" style:family="presentation" style:parent-style-name="Заголовок_2c__20_3_20_объекта_20_и_20_3_20_текста_20_внизу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Заголовок_2c__20_3_20_объекта_20_и_20_3_20_текста_20_внизу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4" style:family="presentation" style:parent-style-name="Заголовок_2c__20_3_20_объекта_20_и_20_3_20_текста_20_вниз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5" style:family="presentation" style:parent-style-name="Заголовок_2c__20_3_20_объекта_20_и_20_3_20_текста_20_вниз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6" style:family="presentation" style:parent-style-name="Заголовок_2c__20_2_20_объекта_20_и_20_текст_20_справ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Заголовок_2c__20_2_20_объекта_20_и_20_текст_20_справа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58" style:family="presentation" style:parent-style-name="Заголовок_2c__20_2_20_объекта_20_и_20_текст_20_справ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Заголовок_2c__20_2_20_объекта_20_и_20_текст_20_справа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0" style:family="presentation" style:parent-style-name="Заголовок_2c__20_2_20_объекта_20_и_20_текст_20_справ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1" style:family="presentation" style:parent-style-name="Заголовок_2c__20_2_20_объекта_20_и_20_текст_20_справ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2" style:family="presentation" style:parent-style-name="Заголовок_2c__20_текст_2c__20_6_20_объектов_20_с_20_текстовыми_20_блоками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Заголовок_2c__20_текст_2c__20_6_20_объектов_20_с_20_текстовыми_20_блоками-outline1">
      <style:graphic-properties draw:stroke="none" svg:stroke-width="0cm" draw:fill="none" draw:textarea-horizontal-align="center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64" style:family="presentation" style:parent-style-name="Заголовок_2c__20_текст_2c__20_6_20_объектов_20_с_20_текстовыми_20_блоками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1cm" fo:padding-right="0.254cm" fo:wrap-option="wrap"/>
      <style:paragraph-properties style:writing-mode="lr-tb"/>
    </style:style>
    <style:style style:name="Mpr65" style:family="presentation" style:parent-style-name="Заголовок_2c__20_текст_2c__20_6_20_объектов_20_с_20_текстовыми_20_блоками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66" style:family="presentation" style:parent-style-name="Заголовок_2c__20_текст_2c__20_6_20_объектов_20_с_20_текстовыми_20_блоками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Заголовок_2c__20_текст_2c__20_6_20_объектов_20_с_20_текстовыми_20_блока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8" style:family="presentation" style:parent-style-name="Заголовок_2c__20_текст_2c__20_6_20_объектов_20_с_20_текстовыми_20_блока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9" style:family="presentation" style:parent-style-name="Заголовок_2c__20_текст_2c__20_4_20_пункта_20_с_20_текстовыми_20_блоками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Заголовок_2c__20_текст_2c__20_4_20_пункта_20_с_20_текстовыми_20_блоками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1cm" fo:padding-right="0.254cm" fo:wrap-option="wrap"/>
      <style:paragraph-properties style:writing-mode="lr-tb"/>
    </style:style>
    <style:style style:name="Mpr71" style:family="presentation" style:parent-style-name="Заголовок_2c__20_текст_2c__20_4_20_пункта_20_с_20_текстовыми_20_блоками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72" style:family="presentation" style:parent-style-name="Заголовок_2c__20_текст_2c__20_4_20_пункта_20_с_20_текстовыми_20_блоками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Заголовок_2c__20_текст_2c__20_4_20_пункта_20_с_20_текстовыми_20_блока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4" style:family="presentation" style:parent-style-name="Заголовок_2c__20_текст_2c__20_4_20_пункта_20_с_20_текстовыми_20_блока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5" style:family="presentation" style:parent-style-name="Заголовок_2c__20_8_20_пунктов_20_с_20_текстовыми_20_блоками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Заголовок_2c__20_8_20_пунктов_20_с_20_текстовыми_20_блоками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Заголовок_2c__20_8_20_пунктов_20_с_20_текстовыми_20_блоками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78" style:family="presentation" style:parent-style-name="Заголовок_2c__20_8_20_пунктов_20_с_20_текстовыми_20_блока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9" style:family="presentation" style:parent-style-name="Заголовок_2c__20_8_20_пунктов_20_с_20_текстовыми_20_блока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0" style:family="presentation" style:parent-style-name="Заголовок_2c__20_код_20_и_20_текстовый_20_блок_20_справ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Заголовок_2c__20_код_20_и_20_текстовый_20_блок_20_справа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82" style:family="presentation" style:parent-style-name="Заголовок_2c__20_код_20_и_20_текстовый_20_блок_20_справ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Заголовок_2c__20_код_20_и_20_текстовый_20_блок_20_справ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Заголовок_2c__20_код_20_и_20_текстовый_20_блок_20_справ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Текст_20_и_20_объект_20__28_белый_20_фон_2c__20_текст_20_слева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Текст_20_и_20_объект_20__28_белый_20_фон_2c__20_текст_20_слева_29_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87" style:family="presentation" style:parent-style-name="Текст_20_и_20_объект_20__28_белый_20_фон_2c__20_текст_20_слева_29_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Текст_20_и_20_объект_20__28_белый_20_фон_2c__20_текст_20_слева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9" style:family="presentation" style:parent-style-name="Текст_20_и_20_объект_20__28_белый_20_фон_2c__20_текст_20_слева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0" style:family="presentation" style:parent-style-name="Текст_20_и_20_объект_20__28_белый_20_фон_2c__20_текст_20_слева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Заголовок_20_и_20_объект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4" style:family="presentation" style:parent-style-name="Заголовок_20_и_20_объек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6" style:family="presentation" style:parent-style-name="Заголовок_2c__20_мокап_20_ноутбука_20_и_20_текстовый_20_блок_20_справ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Заголовок_2c__20_мокап_20_ноутбука_20_и_20_текстовый_20_блок_20_справа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98" style:family="presentation" style:parent-style-name="Заголовок_2c__20_мокап_20_ноутбука_20_и_20_текстовый_20_блок_20_справ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Заголовок_2c__20_мокап_20_ноутбука_20_и_20_текстовый_20_блок_20_справа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0" style:family="presentation" style:parent-style-name="Заголовок_2c__20_мокап_20_ноутбука_20_и_20_текстовый_20_блок_20_справ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1" style:family="presentation" style:parent-style-name="Заголовок_2c__20_мокап_20_ноутбука_20_и_20_текстовый_20_блок_20_справ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2" style:family="presentation" style:parent-style-name="Заголовок_20_и_20_мокап_20_ноутбук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Заголовок_20_и_20_мокап_20_ноутбук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Заголовок_20_и_20_мокап_20_ноутбука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5" style:family="presentation" style:parent-style-name="Заголовок_20_и_20_мокап_20_ноутбу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Заголовок_20_и_20_мокап_20_ноутбу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7" style:family="presentation" style:parent-style-name="Заголовок_20_и_20_мокап_20_телефон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Заголовок_20_и_20_мокап_20_телефон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Заголовок_20_и_20_мокап_20_телефона-outline1">
      <style:graphic-properties draw:stroke="solid" svg:stroke-width="0.035cm" svg:stroke-color="#000000" draw:stroke-linejoin="miter" svg:stroke-linecap="butt" draw:fill="solid" draw:fill-color="#bebeb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0" style:family="presentation" style:parent-style-name="Заголовок_20_и_20_мокап_20_телефон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1" style:family="presentation" style:parent-style-name="Заголовок_20_и_20_мокап_20_телефон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2" style:family="presentation" style:parent-style-name="Заголовок_2c__20_мокап_20_телефона_20_и_20_текстовый_20_блок_20_справ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Заголовок_2c__20_мокап_20_телефона_20_и_20_текстовый_20_блок_20_справа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114" style:family="presentation" style:parent-style-name="Заголовок_2c__20_мокап_20_телефона_20_и_20_текстовый_20_блок_20_справ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Заголовок_2c__20_мокап_20_телефона_20_и_20_текстовый_20_блок_20_справа-outline1">
      <style:graphic-properties draw:stroke="solid" svg:stroke-width="0.035cm" svg:stroke-color="#000000" draw:stroke-linejoin="miter" svg:stroke-linecap="butt" draw:fill="solid" draw:fill-color="#bebeb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6" style:family="presentation" style:parent-style-name="Заголовок_2c__20_мокап_20_телефона_20_и_20_текстовый_20_блок_20_справ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Заголовок_2c__20_мокап_20_телефона_20_и_20_текстовый_20_блок_20_справ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Заголовок_20_и_20_окно_20_для_20_скриншот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Заголовок_20_и_20_окно_20_для_20_скриншота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Заголовок_20_и_20_окно_20_для_20_скриншота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Заголовок_20_и_20_окно_20_для_20_скриншот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2" style:family="presentation" style:parent-style-name="Заголовок_20_и_20_окно_20_для_20_скриншот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3" style:family="presentation" style:parent-style-name="Финальный_20_слайд_20__2013__20_спасибо_20_за_20_внимание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Финальный_20_слайд_20__2013__20_спасибо_20_за_20_внима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Финальный_20_слайд_20__2013__20_спасибо_20_за_20_внимание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6" style:family="presentation" style:parent-style-name="Финальный_20_слайд_20__2013__20_спасибо_20_за_20_внимание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7" style:family="presentation" style:parent-style-name="Обложка_20_раздела_5f_2строки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Обложка_20_раздела_5f_2строки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Обложка_20_раздела_5f_2строки_5f_-outline1">
      <style:graphic-properties draw:stroke="none" svg:stroke-width="0cm" draw:fill="none" draw:textarea-vertical-align="top" draw:auto-grow-height="false" draw:fit-to-size="false" style:shrink-to-fit="true" fo:min-height="11.049cm" fo:padding-top="0.1cm" fo:padding-bottom="0.1cm" fo:padding-left="0.1cm" fo:padding-right="0.254cm" fo:wrap-option="wrap"/>
      <style:paragraph-properties style:writing-mode="lr-tb"/>
    </style:style>
    <style:style style:name="Mpr130" style:family="presentation" style:parent-style-name="Обложка_20_раздела_5f_2строки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1" style:family="presentation" style:parent-style-name="Обложка_20_раздела_5f_2строки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style:paragraph-properties fo:text-align="center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21" style:family="paragraph">
      <style:paragraph-properties fo:margin-left="5.08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solid" draw:fill-color="#bebebe"/>
      <style:paragraph-properties fo:text-align="start" style:writing-mode="lr-tb" style:font-independent-line-spacing="true"/>
      <style:text-properties fo:font-size="18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top="0cm" fo:margin-bottom="0cm" fo:line-height="2.117cm" fo:text-align="start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MT3" style:family="text">
      <style:text-properties fo:font-variant="normal" fo:text-transform="none" fo:color="#bfbfb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YS Display Medium" style:font-size-complex="54pt" style:font-style-complex="normal" style:font-weight-complex="bold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bf52c" loext:opacity="100%" style:text-line-through-style="none" style:text-line-through-type="none" style:text-position="0% 100%" style:font-name="YS Display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name-complex="YS Display" style:font-size-complex="54pt" style:font-style-complex="normal" style:font-weight-complex="normal"/>
    </style:style>
    <style:style style:name="MT8" style:family="text">
      <style:text-properties fo:font-variant="normal" fo:text-transform="none" fo:color="#2bf52c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YS Display Medium" style:font-size-complex="5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MT11" style:family="text">
      <style:text-properties fo:font-variant="normal" fo:text-transform="none" fo:color="#bebebe" loext:opacity="100%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bebebe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bfbfbf" loext:opacity="100%" style:text-line-through-style="none" style:text-line-through-type="none" style:text-position="0% 100%" style:font-name="Arial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fo:font-variant="normal" fo:text-transform="none" fo:color="#bfbfbf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22" style:family="text">
      <style:text-properties fo:font-variant="normal" fo:text-transform="none" fo:color="#2bf52c" loext:opacity="100%" style:text-line-through-style="none" style:text-line-through-type="none" style:text-position="0% 100%" style:font-name="Arial2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MT23" style:family="text">
      <style:text-properties fo:font-variant="normal" fo:text-transform="none" fo:color="#2bf52c" loext:opacity="100%" style:text-line-through-style="none" style:text-line-through-type="none" style:text-position="0% 100%" style:font-name="Arial2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MT25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6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 text:start-value="7">
        <style:list-level-properties text:min-label-width="0.953cm"/>
        <style:text-properties fo:color="#2bf52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794cm"/>
        <style:text-properties fo:font-family="Wingdings" style:font-pitch="variable" style:font-charset="x-symbol" fo:color="#2bf5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min-label-width="0.953cm"/>
        <style:text-properties fo:color="#2bf52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Заголовок_20_презентации_20_в_20_2_20_полные_20_строки_5f_во_20_всю_20_ширину" style:display-name="Заголовок презентации в 2 полные строки_во всю ширину" style:page-layout-name="PM1" draw:style-name="Mdp1">
      <draw:frame draw:name="Заголовок 1" presentation:style-name="Mpr1" draw:text-style-name="MP6" draw:layer="backgroundobjects" svg:width="31.834cm" svg:height="4.874cm" svg:x="1.032cm" svg:y="1.023cm" presentation:class="title" presentation:user-transformed="true">
        <draw:text-box>
          <text:p text:style-name="MP5"><text:span text:style-name="MT2">Заголо</text:span><text:span text:style-name="MT2">вок </text:span><text:span text:style-name="MT2">презен</text:span><text:span text:style-name="MT2">тации </text:span><text:span text:style-name="MT2">для </text:span><text:span text:style-name="MT2">супер </text:span><text:span text:style-name="MT2">больш</text:span><text:span text:style-name="MT2">их </text:span><text:span text:style-name="MT2">словос</text:span><text:span text:style-name="MT2">очетан</text:span><text:span text:style-name="MT2">ий</text:span></text:p>
        </draw:text-box>
      </draw:frame>
      <draw:line draw:name="Прямая соединительная линия 7" draw:style-name="Mgr3" draw:text-style-name="MP7" draw:layer="backgroundobjects" svg:x1="1.031cm" svg:y1="5.591cm" svg:x2="1.032cm" svg:y2="15.451cm">
        <text:p/>
      </draw:line>
      <draw:frame draw:name="Image 0" draw:style-name="Mgr4" draw:text-style-name="MP7" draw:layer="backgroundobjects" svg:width="7.101cm" svg:height="12.077cm" svg:x="25.732cm" svg:y="5.979cm">
        <draw:image xlink:href="Pictures/10000001000003BF000009C47C593384684B7131.png" xlink:type="simple" xlink:show="embed" xlink:actuate="onLoad" draw:mime-type="image/png">
          <text:p/>
        </draw:image>
        <svg:desc>preencoded.png</svg:desc>
      </draw:frame>
      <draw:frame draw:name="Image 1" draw:style-name="Mgr4" draw:text-style-name="MP7" draw:layer="backgroundobjects" svg:width="6.91cm" svg:height="12.047cm" svg:x="19.344cm" svg:y="5.979cm">
        <draw:image xlink:href="Pictures/1000000100000850000008C0F7C9CE469DE9D64D.png" xlink:type="simple" xlink:show="embed" xlink:actuate="onLoad" draw:mime-type="image/png">
          <text:p/>
        </draw:image>
        <svg:desc>preencoded.png</svg:desc>
      </draw:frame>
      <draw:frame draw:name="Image 2" draw:style-name="Mgr4" draw:text-style-name="MP7" draw:layer="backgroundobjects" svg:width="11.352cm" svg:height="3.12cm" svg:x="7.991cm" svg:y="14.906cm">
        <draw:image xlink:href="Pictures/10000001000009C40000020DBE65076CA7D71BDC.png" xlink:type="simple" xlink:show="embed" xlink:actuate="onLoad" draw:mime-type="image/png">
          <text:p/>
        </draw:image>
        <svg:desc>preencoded.png</svg:desc>
      </draw:frame>
      <draw:frame draw:name="Рисунок 20" presentation:style-name="Mpr2" draw:text-style-name="MP9" draw:layer="backgroundobjects" svg:width="11.425cm" svg:height="10.034cm" svg:x="20.377cm" svg:y="6.973cm" presentation:class="outline" presentation:user-transformed="true">
        <draw:text-box>
          <text:list text:style-name="ML2">
            <text:list-item>
              <text:p text:style-name="MP8"><text:span text:style-name="MT3">фото докладчика/</text:span><text:span text:style-name="MT3"><text:line-break/></text:span><text:span text:style-name="MT3">картинка под тему</text:span></text:p>
            </text:list-item>
          </text:list>
        </draw:text-box>
      </draw:frame>
      <draw:frame draw:name="Рисунок 6" draw:style-name="Mgr4" draw:text-style-name="MP7" draw:layer="backgroundobjects" svg:width="5.035cm" svg:height="1.731cm" svg:x="1.28cm" svg:y="15.932cm">
        <draw:image xlink:href="Pictures/100000010000029A000000E5D63FD82B528D7B5E.png" xlink:type="simple" xlink:show="embed" xlink:actuate="onLoad" draw:mime-type="image/png">
          <text:p/>
        </draw:image>
      </draw:frame>
      <draw:frame draw:name="Нижний колонтитул 4" presentation:style-name="Mpr3" draw:text-style-name="MP11" draw:layer="backgroundobjects" svg:width="15.9cm" svg:height="1.013cm" svg:x="1.032cm" svg:y="18.03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3" draw:text-style-name="MP11" draw:layer="backgroundobjects" svg:width="7.619cm" svg:height="1.013cm" svg:x="25.247cm" svg:y="18.036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Заголовок_20_презентации_20_в_20_2_20_полные_20_строки_5f_во_20_всю_20_ширину-title" draw:layer="backgroundobjects" svg:width="18.624cm" svg:height="10.476cm" svg:x="1.482cm" svg:y="2.123cm" presentation:class="page"/>
        <draw:frame presentation:style-name="Заголовок_20_презентации_20_в_20_2_20_полные_20_строки_5f_во_20_всю_20_ширину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ложка_20_раздела_5f_2строки" style:display-name="Обложка раздела_2строки" style:page-layout-name="PM1" draw:style-name="Mdp1">
      <draw:frame draw:name="Заголовок 1" presentation:style-name="Mpr6" draw:text-style-name="MP6" draw:layer="backgroundobjects" svg:width="21.384cm" svg:height="4.874cm" svg:x="4.583cm" svg:y="2.677cm" presentation:class="title" presentation:user-transformed="true">
        <draw:text-box>
          <text:p text:style-name="MP5"><text:span text:style-name="MT5">Описан</text:span><text:span text:style-name="MT5">ие </text:span><text:span text:style-name="MT5">раздел</text:span><text:span text:style-name="MT5">а</text:span><text:span text:style-name="MT5"><text:line-break/></text:span><text:span text:style-name="MT5">в две </text:span><text:span text:style-name="MT5">полны</text:span><text:span text:style-name="MT5">е </text:span><text:span text:style-name="MT5">строки</text:span></text:p>
        </draw:text-box>
      </draw:frame>
      <draw:frame draw:name="Нижний колонтитул 4" presentation:style-name="Mpr7" draw:text-style-name="MP11" draw:layer="backgroundobjects" svg:width="15.9cm" svg:height="1.013cm" svg:x="1.032cm" svg:y="18.03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7" draw:text-style-name="MP11" draw:layer="backgroundobjects" svg:width="7.619cm" svg:height="1.013cm" svg:x="25.247cm" svg:y="18.036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line draw:name="Прямая соединительная линия 7" draw:style-name="Mgr3" draw:text-style-name="MP7" draw:layer="backgroundobjects" svg:x1="1.031cm" svg:y1="3.447cm" svg:x2="1.032cm" svg:y2="18.026cm">
        <text:p/>
      </draw:line>
      <draw:frame draw:name="Image 0" draw:style-name="Mgr4" draw:text-style-name="MP7" draw:layer="backgroundobjects" svg:width="6.986cm" svg:height="17.033cm" svg:x="25.848cm" svg:y="1.023cm">
        <draw:image xlink:href="Pictures/10000001000003BF000009C47C593384684B7131.png" xlink:type="simple" xlink:show="embed" xlink:actuate="onLoad" draw:mime-type="image/png">
          <text:p/>
        </draw:image>
        <svg:desc>preencoded.png</svg:desc>
      </draw:frame>
      <draw:frame draw:name="Image 1" draw:style-name="Mgr4" draw:text-style-name="MP7" draw:layer="backgroundobjects" svg:width="12.104cm" svg:height="6.528cm" svg:x="16.933cm" svg:y="11.498cm">
        <draw:image xlink:href="Pictures/1000000100000850000008C0F7C9CE469DE9D64D.png" xlink:type="simple" xlink:show="embed" xlink:actuate="onLoad" draw:mime-type="image/png">
          <text:p/>
        </draw:image>
        <svg:desc>preencoded.png</svg:desc>
      </draw:frame>
      <draw:line draw:name="Прямая соединительная линия 12" draw:style-name="Mgr3" draw:text-style-name="MP7" draw:layer="backgroundobjects" svg:x1="4.833cm" svg:y1="7.364cm" svg:x2="4.834cm" svg:y2="18.026cm">
        <text:p/>
      </draw:line>
      <draw:custom-shape draw:name="Заголовок 1" draw:style-name="Mgr5" draw:text-style-name="MP13" draw:layer="backgroundobjects" svg:width="31.834cm" svg:height="2.507cm" svg:x="1.016cm" svg:y="1.0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8" draw:text-style-name="MP6" draw:layer="backgroundobjects" svg:width="26.696cm" svg:height="2.817cm" svg:x="1.016cm" svg:y="1.023cm" presentation:class="outline" presentation:user-transformed="true">
        <draw:text-box>
          <text:list text:style-name="ML2">
            <text:list-item>
              <text:p text:style-name="MP14"><text:span text:style-name="MT7">01;</text:span></text:p>
              <text:list>
                <text:list-item>
                  <text:p text:style-name="MP15"><text:span text:style-name="MT8"/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Обложка_20_раздела_5f_2строки-title" draw:layer="backgroundobjects" svg:width="18.624cm" svg:height="10.476cm" svg:x="1.482cm" svg:y="2.123cm" presentation:class="page"/>
        <draw:frame presentation:style-name="Обложка_20_раздела_5f_2строки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Одержание_5f_12пунктов" style:display-name="СОдержание_12пунктов" style:page-layout-name="PM1" draw:style-name="Mdp2">
      <draw:frame draw:name="Нижний колонтитул 4" presentation:style-name="Mpr11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1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12" draw:text-style-name="MP18" draw:layer="backgroundobjects" svg:width="12.099cm" svg:height="13.684cm" svg:x="4.833cm" svg:y="3.31cm" presentation:class="outline" presentation:user-transformed="true">
        <draw:text-box>
          <text:list text:style-name="ML2">
            <text:list-item>
              <text:p text:style-name="MP16"><text:span text:style-name="MT9">Первый раздел</text:span></text:p>
              <text:list>
                <text:list-item>
                  <text:p text:style-name="MP17"><text:span text:style-name="MT9">Второй раздел</text:span></text:p>
                  <text:list>
                    <text:list-item>
                      <text:p text:style-name="MP17"><text:span text:style-name="MT9">Третий разде</text:span></text:p>
                      <text:list>
                        <text:list-item>
                          <text:p text:style-name="MP17"><text:span text:style-name="MT9">Четвертый раздел</text:span></text:p>
                          <text:list>
                            <text:list-item>
                              <text:p text:style-name="MP17"><text:span text:style-name="MT9">Пятый раздел</text:span></text:p>
                              <text:list>
                                <text:list-item>
                                  <text:p text:style-name="MP17"><text:span text:style-name="MT9">Шестой раздел </text:span></text:p>
                                  <text:list>
                                    <text:list-item>
                                      <text:p text:style-name="MP17"><text:span text:style-name="MT9"/></text:p>
                                      <text:list>
                                        <text:list-item>
                                          <text:p text:style-name="MP17"><text:span text:style-name="MT9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2" presentation:style-name="Mpr12" draw:text-style-name="MP18" draw:layer="backgroundobjects" svg:width="12.099cm" svg:height="13.684cm" svg:x="17.956cm" svg:y="3.31cm" presentation:class="outline" presentation:user-transformed="true">
        <draw:text-box>
          <text:list text:style-name="ML4">
            <text:list-item>
              <text:p text:style-name="MP16"><text:span text:style-name="MT9">Седьмой раздел</text:span></text:p>
            </text:list-item>
            <text:list-item>
              <text:p text:style-name="MP16"><text:span text:style-name="MT9">Восьмой раздел</text:span></text:p>
            </text:list-item>
            <text:list-item>
              <text:p text:style-name="MP16"><text:span text:style-name="MT9">Девятый разде</text:span></text:p>
            </text:list-item>
            <text:list-item>
              <text:p text:style-name="MP16"><text:span text:style-name="MT9"><text:s/></text:span><text:span text:style-name="MT9">Десятый раздел</text:span></text:p>
            </text:list-item>
            <text:list-item>
              <text:p text:style-name="MP16"><text:span text:style-name="MT9"><text:s/></text:span><text:span text:style-name="MT9">Одиннадцатый раздел</text:span></text:p>
            </text:list-item>
            <text:list-item>
              <text:p text:style-name="MP16"><text:span text:style-name="MT9"><text:s/></text:span><text:span text:style-name="MT9">Двенадцатый раздел </text:span></text:p>
            </text:list-item>
          </text:list>
          <text:p text:style-name="MP16"><text:span text:style-name="MT9"/></text:p>
          <text:p text:style-name="MP17"><text:span text:style-name="MT9"/></text:p>
        </draw:text-box>
      </draw:frame>
      <draw:frame draw:name="Заголовок 1" presentation:style-name="Mpr13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5">Место </text:span><text:span text:style-name="MT5">под </text:span><text:span text:style-name="MT5">заголо</text:span><text:span text:style-name="MT5">вок</text:span></text:p>
        </draw:text-box>
      </draw:frame>
      <presentation:notes style:page-layout-name="PM0">
        <draw:page-thumbnail presentation:style-name="СОдержание_5f_12пунктов-title" draw:layer="backgroundobjects" svg:width="18.624cm" svg:height="10.476cm" svg:x="1.482cm" svg:y="2.123cm" presentation:class="page"/>
        <draw:frame presentation:style-name="СОдержание_5f_12пунктов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_2b__20_текст" style:display-name="Заголовок + текст" style:page-layout-name="PM1" draw:style-name="Mdp2">
      <draw:frame draw:name="Footer Placeholder 2" presentation:style-name="Mpr16" draw:text-style-name="MP11" draw:layer="backgroundobjects" svg:width="15.9cm" svg:height="1.013cm" svg:x="1.032cm" svg:y="18.03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16" draw:text-style-name="MP11" draw:layer="backgroundobjects" svg:width="7.619cm" svg:height="1.013cm" svg:x="25.247cm" svg:y="18.036cm" presentation:class="page-number" presentation:user-transformed="true">
        <draw:text-box>
          <text:p text:style-name="MP12"><text:span text:style-name="MT4">1</text:span></text:p>
        </draw:text-box>
      </draw:frame>
      <draw:frame draw:name="Заголовок 1" presentation:style-name="Mpr17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6" presentation:style-name="Mpr18" draw:text-style-name="MP9" draw:layer="backgroundobjects" svg:width="31.802cm" svg:height="13.613cm" svg:x="1.032cm" svg:y="4.413cm" presentation:class="outline" presentation:user-transformed="true">
        <draw:text-box>
          <text:list text:style-name="ML2">
            <text:list-item>
    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  </text:list-item>
          </text:list>
        </draw:text-box>
      </draw:frame>
      <presentation:notes style:page-layout-name="PM0">
        <draw:page-thumbnail presentation:style-name="Заголовок_20__2b__20_текст-title" draw:layer="backgroundobjects" svg:width="18.624cm" svg:height="10.476cm" svg:x="1.482cm" svg:y="2.123cm" presentation:class="page"/>
        <draw:frame presentation:style-name="Заголовок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4_20_объекта_20_с_20_текстовыми_20_блоками_20_внизу" style:display-name="Заголовок, 4 объекта с текстовыми блоками внизу" style:page-layout-name="PM1" draw:style-name="Mdp2">
      <draw:frame draw:name="Нижний колонтитул 4" presentation:style-name="Mpr21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21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Рисунок 2" presentation:style-name="Mpr22" draw:text-style-name="MP20" draw:layer="backgroundobjects" svg:width="3.8cm" svg:height="3.663cm" svg:x="1.032cm" svg:y="6.911cm" presentation:class="outline" presentation:user-transformed="true">
        <draw:text-box>
          <text:list text:style-name="ML2">
            <text:list-item>
              <text:p text:style-name="MP19"><text:span text:style-name="MT13">Окно для вставки пиктограммы </text:span><text:span text:style-name="MT14">PNG</text:span></text:p>
            </text:list-item>
          </text:list>
        </draw:text-box>
      </draw:frame>
      <draw:frame draw:name="Рисунок 2" presentation:style-name="Mpr22" draw:text-style-name="MP20" draw:layer="backgroundobjects" svg:width="3.8cm" svg:height="3.663cm" svg:x="9.432cm" svg:y="6.911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22" draw:text-style-name="MP20" draw:layer="backgroundobjects" svg:width="3.8cm" svg:height="3.663cm" svg:x="17.432cm" svg:y="6.911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22" draw:text-style-name="MP20" draw:layer="backgroundobjects" svg:width="3.8cm" svg:height="3.663cm" svg:x="25.548cm" svg:y="6.911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Текст 2" presentation:style-name="Mpr23" draw:text-style-name="MP22" draw:layer="backgroundobjects" svg:width="7.399cm" svg:height="2.817cm" svg:x="1.032cm" svg:y="11.665cm" presentation:class="outline" presentation:user-transformed="true">
        <draw:text-box>
          <text:p text:style-name="MP14"><text:span text:style-name="MT15">Короткий текст раскрывающий основную суть, может быть в две, три или четыре строки</text:span></text:p>
          <text:p text:style-name="MP21"><text:span text:style-name="MT15"/></text:p>
        </draw:text-box>
      </draw:frame>
      <draw:frame draw:name="Текст 2" presentation:style-name="Mpr23" draw:text-style-name="MP22" draw:layer="backgroundobjects" svg:width="7.002cm" svg:height="2.817cm" svg:x="9.432cm" svg:y="11.665cm" presentation:class="outline" presentation:user-transformed="true">
        <draw:text-box>
          <text:p text:style-name="MP14"><text:span text:style-name="MT15">Короткий текст раскрывающий основную суть, может быть в две, три или четыре строки</text:span></text:p>
          <text:p text:style-name="MP21"><text:span text:style-name="MT15"/></text:p>
        </draw:text-box>
      </draw:frame>
      <draw:frame draw:name="Текст 2" presentation:style-name="Mpr23" draw:text-style-name="MP22" draw:layer="backgroundobjects" svg:width="7.103cm" svg:height="2.817cm" svg:x="17.432cm" svg:y="11.665cm" presentation:class="outline" presentation:user-transformed="true">
        <draw:text-box>
          <text:p text:style-name="MP14"><text:span text:style-name="MT15">Короткий текст раскрывающий основную суть, может быть в две, три или четыре строки</text:span></text:p>
          <text:p text:style-name="MP21"><text:span text:style-name="MT15"/></text:p>
        </draw:text-box>
      </draw:frame>
      <draw:frame draw:name="Текст 2" presentation:style-name="Mpr23" draw:text-style-name="MP22" draw:layer="backgroundobjects" svg:width="7.302cm" svg:height="2.817cm" svg:x="25.532cm" svg:y="11.665cm" presentation:class="outline" presentation:user-transformed="true">
        <draw:text-box>
          <text:p text:style-name="MP14"><text:span text:style-name="MT15">Короткий текст раскрывающий основную суть, может быть в две, три или четыре строки</text:span></text:p>
          <text:p text:style-name="MP21"><text:span text:style-name="MT15"/></text:p>
        </draw:text-box>
      </draw:frame>
      <draw:frame draw:name="Заголовок 1" presentation:style-name="Mpr24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presentation:notes style:page-layout-name="PM0">
        <draw:page-thumbnail presentation:style-name="Заголовок_2c__20_4_20_объекта_20_с_20_текстовыми_20_блоками_20_внизу-title" draw:layer="backgroundobjects" svg:width="18.624cm" svg:height="10.476cm" svg:x="1.482cm" svg:y="2.123cm" presentation:class="page"/>
        <draw:frame presentation:style-name="Заголовок_2c__20_4_20_объекта_20_с_20_текстовыми_20_блоками_20_внизу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2_20_объекта_20_и_20_2_20_текста_20_внизу" style:display-name="Заголовок, 2 объекта и 2 текста внизу" style:page-layout-name="PM1" draw:style-name="Mdp2">
      <draw:frame draw:name="Нижний колонтитул 4" presentation:style-name="Mpr27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27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28" draw:text-style-name="MP9" draw:layer="backgroundobjects" svg:width="15.385cm" svg:height="1.022cm" svg:x="1.032cm" svg:y="16.371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28" draw:text-style-name="MP9" draw:layer="backgroundobjects" svg:width="15.385cm" svg:height="1.022cm" svg:x="17.449cm" svg:y="16.371cm" presentation:class="outline" presentation:user-transformed="true">
        <draw:text-box>
          <text:p text:style-name="MP14"><text:span text:style-name="MT16">Образец текста</text:span></text:p>
          <text:p text:style-name="MP21"><text:span text:style-name="MT16"/></text:p>
        </draw:text-box>
      </draw:frame>
      <draw:frame draw:name="Заголовок 1" presentation:style-name="Mpr29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5" presentation:style-name="Mpr30" draw:text-style-name="MP9" draw:layer="backgroundobjects" svg:width="15.385cm" svg:height="11.405cm" svg:x="1.032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draw:frame draw:name="Picture Placeholder 5" presentation:style-name="Mpr30" draw:text-style-name="MP9" draw:layer="backgroundobjects" svg:width="15.385cm" svg:height="11.405cm" svg:x="17.449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Заголовок_2c__20_2_20_объекта_20_и_20_2_20_текста_20_внизу-title" draw:layer="backgroundobjects" svg:width="18.624cm" svg:height="10.476cm" svg:x="1.482cm" svg:y="2.123cm" presentation:class="page"/>
        <draw:frame presentation:style-name="Заголовок_2c__20_2_20_объекта_20_и_20_2_20_текста_20_внизу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2_20_объекта" style:display-name="Заголовок и 2 объекта" style:page-layout-name="PM1" draw:style-name="Mdp2">
      <draw:frame draw:name="Нижний колонтитул 4" presentation:style-name="Mpr33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33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Заголовок 1" presentation:style-name="Mpr34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5" presentation:style-name="Mpr35" draw:text-style-name="MP9" draw:layer="backgroundobjects" svg:width="15.385cm" svg:height="13.693cm" svg:x="1.032cm" svg:y="4.333cm" presentation:class="outline" presentation:user-transformed="true">
        <draw:text-box>
          <text:list text:style-name="ML2">
            <text:list-item>
    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    <text:list>
                <text:list-item>
                  <text:p text:style-name="MP23"><text:span text:style-name="MT12"/></text:p>
                </text:list-item>
              </text:list>
            </text:list-item>
          </text:list>
        </draw:text-box>
      </draw:frame>
      <draw:frame draw:name="Picture Placeholder 5" presentation:style-name="Mpr35" draw:text-style-name="MP9" draw:layer="backgroundobjects" svg:width="15.385cm" svg:height="13.693cm" svg:x="17.449cm" svg:y="4.295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Заголовок_20_и_20_2_20_объекта-title" draw:layer="backgroundobjects" svg:width="18.624cm" svg:height="10.476cm" svg:x="1.482cm" svg:y="2.123cm" presentation:class="page"/>
        <draw:frame presentation:style-name="Заголовок_20_и_20_2_20_объекта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и_20_объект_20__28_белый_20_фон_2c__20_текст_20_справа_29_" style:display-name="Текст и объект (белый фон, текст справа)" style:page-layout-name="PM1" draw:style-name="Mdp2">
      <draw:frame draw:name="Заголовок 1" presentation:style-name="Mpr38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5">Место </text:span><text:span text:style-name="MT5">под </text:span><text:span text:style-name="MT5">заголо</text:span><text:span text:style-name="MT5">вок</text:span></text:p>
        </draw:text-box>
      </draw:frame>
      <draw:frame draw:name="Нижний колонтитул 4" presentation:style-name="Mpr39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39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40" draw:text-style-name="MP9" draw:layer="backgroundobjects" svg:width="14.838cm" svg:height="1.022cm" svg:x="17.996cm" svg:y="4.026cm" presentation:class="outline" presentation:user-transformed="true">
        <draw:text-box>
          <text:list text:style-name="ML2">
            <text:list-item>
              <text:p text:style-name="MP14"><text:span text:style-name="MT17">Образец текста</text:span></text:p>
              <text:list>
                <text:list-item>
                  <text:p text:style-name="MP15"><text:span text:style-name="MT17"/></text:p>
                </text:list-item>
              </text:list>
            </text:list-item>
          </text:list>
        </draw:text-box>
      </draw:frame>
      <draw:frame draw:name="Текст 2" presentation:style-name="Mpr40" draw:text-style-name="MP9" draw:layer="backgroundobjects" svg:width="14.838cm" svg:height="1.022cm" svg:x="17.996cm" svg:y="5.402cm" presentation:class="outline" presentation:user-transformed="true">
        <draw:text-box>
          <text:p text:style-name="MP14"><text:span text:style-name="MT18">Ключевая мысль</text:span></text:p>
          <text:p text:style-name="MP21"><text:span text:style-name="MT18"/></text:p>
        </draw:text-box>
      </draw:frame>
      <draw:frame draw:name="Текст 2" presentation:style-name="Mpr40" draw:text-style-name="MP9" draw:layer="backgroundobjects" svg:width="14.838cm" svg:height="1.022cm" svg:x="17.996cm" svg:y="6.778cm" presentation:class="outline" presentation:user-transformed="true">
        <draw:text-box>
          <text:list text:style-name="ML5">
            <text:list-item>
              <text:p text:style-name="MP24"><text:span text:style-name="MT17">Маркированный список</text:span></text:p>
            </text:list-item>
          </text:list>
          <text:p text:style-name="MP24"><text:span text:style-name="MT17"/></text:p>
          <text:p text:style-name="MP21"><text:span text:style-name="MT16"/></text:p>
        </draw:text-box>
      </draw:frame>
      <draw:frame draw:name="Текст 2" presentation:style-name="Mpr40" draw:text-style-name="MP9" draw:layer="backgroundobjects" svg:width="14.838cm" svg:height="1.022cm" svg:x="17.996cm" svg:y="8.153cm" presentation:class="outline" presentation:user-transformed="true">
        <draw:text-box>
          <text:list text:style-name="ML6">
            <text:list-item>
              <text:p text:style-name="MP24"><text:span text:style-name="MT17">Нумерованный список</text:span></text:p>
            </text:list-item>
          </text:list>
          <text:p text:style-name="MP17"><text:span text:style-name="MT17"/></text:p>
        </draw:text-box>
      </draw:frame>
      <draw:frame draw:name="Picture Placeholder 5" presentation:style-name="Mpr41" draw:text-style-name="MP9" draw:layer="backgroundobjects" svg:width="15.999cm" svg:height="14cm" svg:x="1.032cm" svg:y="4.026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Текст_20_и_20_объект_20__28_белый_20_фон_2c__20_текст_20_справа_29_-title" draw:layer="backgroundobjects" svg:width="18.624cm" svg:height="10.476cm" svg:x="1.482cm" svg:y="2.123cm" presentation:class="page"/>
        <draw:frame presentation:style-name="Текст_20_и_20_объект_20__28_белый_20_фон_2c__20_текст_20_справа_29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крупный_20_объект_2c__20_текст_20_внизу" style:display-name="Заголовок, крупный объект, текст внизу" style:page-layout-name="PM1" draw:style-name="Mdp2">
      <draw:frame draw:name="Нижний колонтитул 4" presentation:style-name="Mpr44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44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45" draw:text-style-name="MP9" draw:layer="backgroundobjects" svg:width="31.802cm" svg:height="1.655cm" svg:x="1.032cm" svg:y="16.371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Заголовок 1" presentation:style-name="Mpr46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6" presentation:style-name="Mpr47" draw:text-style-name="MP9" draw:layer="backgroundobjects" svg:width="31.802cm" svg:height="11.409cm" svg:x="1.032cm" svg:y="4.41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Заголовок_2c__20_крупный_20_объект_2c__20_текст_20_внизу-title" draw:layer="backgroundobjects" svg:width="18.624cm" svg:height="10.476cm" svg:x="1.482cm" svg:y="2.123cm" presentation:class="page"/>
        <draw:frame presentation:style-name="Заголовок_2c__20_крупный_20_объект_2c__20_текст_20_внизу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3_20_объекта_20_и_20_3_20_текста_20_внизу" style:display-name="Заголовок, 3 объекта и 3 текста внизу" style:page-layout-name="PM1" draw:style-name="Mdp2">
      <draw:frame draw:name="Нижний колонтитул 4" presentation:style-name="Mpr50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50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51" draw:text-style-name="MP9" draw:layer="backgroundobjects" svg:width="9.922cm" svg:height="1.022cm" svg:x="1.032cm" svg:y="16.371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51" draw:text-style-name="MP9" draw:layer="backgroundobjects" svg:width="9.922cm" svg:height="1.022cm" svg:x="12.008cm" svg:y="16.371cm" presentation:class="outline" presentation:user-transformed="true">
        <draw:text-box>
          <text:p text:style-name="MP14"><text:span text:style-name="MT16">Образец текста</text:span></text:p>
          <text:p text:style-name="MP21"><text:span text:style-name="MT16"/></text:p>
        </draw:text-box>
      </draw:frame>
      <draw:frame draw:name="Текст 2" presentation:style-name="Mpr51" draw:text-style-name="MP9" draw:layer="backgroundobjects" svg:width="9.922cm" svg:height="1.022cm" svg:x="22.948cm" svg:y="16.371cm" presentation:class="outline" presentation:user-transformed="true">
        <draw:text-box>
          <text:p text:style-name="MP14"><text:span text:style-name="MT16">Образец текста</text:span></text:p>
        </draw:text-box>
      </draw:frame>
      <draw:frame draw:name="Заголовок 1" presentation:style-name="Mpr52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5" presentation:style-name="Mpr53" draw:text-style-name="MP9" draw:layer="backgroundobjects" svg:width="9.886cm" svg:height="11.405cm" svg:x="1.032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draw:frame draw:name="Picture Placeholder 5" presentation:style-name="Mpr53" draw:text-style-name="MP9" draw:layer="backgroundobjects" svg:width="9.886cm" svg:height="11.405cm" svg:x="11.99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draw:frame draw:name="Picture Placeholder 5" presentation:style-name="Mpr53" draw:text-style-name="MP9" draw:layer="backgroundobjects" svg:width="9.886cm" svg:height="11.405cm" svg:x="22.948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Заголовок_2c__20_3_20_объекта_20_и_20_3_20_текста_20_внизу-title" draw:layer="backgroundobjects" svg:width="18.624cm" svg:height="10.476cm" svg:x="1.482cm" svg:y="2.123cm" presentation:class="page"/>
        <draw:frame presentation:style-name="Заголовок_2c__20_3_20_объекта_20_и_20_3_20_текста_20_внизу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2_20_объекта_20_и_20_текст_20_справа" style:display-name="Заголовок, 2 объекта и текст справа" style:page-layout-name="PM1" draw:style-name="Mdp2">
      <draw:frame draw:name="Нижний колонтитул 4" presentation:style-name="Mpr56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56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57" draw:text-style-name="MP9" draw:layer="backgroundobjects" svg:width="9.954cm" svg:height="1.022cm" svg:x="22.912cm" svg:y="4.333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57" draw:text-style-name="MP9" draw:layer="backgroundobjects" svg:width="9.922cm" svg:height="1.022cm" svg:x="22.912cm" svg:y="5.709cm" presentation:class="outline" presentation:user-transformed="true">
        <draw:text-box>
          <text:p text:style-name="MP14"><text:span text:style-name="MT19">Ключевая мысль</text:span></text:p>
          <text:p text:style-name="MP21"><text:span text:style-name="MT16"/></text:p>
        </draw:text-box>
      </draw:frame>
      <draw:frame draw:name="Текст 2" presentation:style-name="Mpr57" draw:text-style-name="MP9" draw:layer="backgroundobjects" svg:width="9.954cm" svg:height="1.022cm" svg:x="22.912cm" svg:y="7.084cm" presentation:class="outline" presentation:user-transformed="true">
        <draw:text-box>
          <text:list text:style-name="ML5">
            <text:list-item>
              <text:p text:style-name="MP24"><text:span text:style-name="MT16">Маркированный список</text:span></text:p>
            </text:list-item>
          </text:list>
          <text:p text:style-name="MP21"><text:span text:style-name="MT16"/></text:p>
        </draw:text-box>
      </draw:frame>
      <draw:frame draw:name="Текст 2" presentation:style-name="Mpr57" draw:text-style-name="MP9" draw:layer="backgroundobjects" svg:width="9.954cm" svg:height="1.022cm" svg:x="22.912cm" svg:y="8.46cm" presentation:class="outline" presentation:user-transformed="true">
        <draw:text-box>
          <text:list text:style-name="ML6">
            <text:list-item>
              <text:p text:style-name="MP24"><text:span text:style-name="MT16">Нумерованный список</text:span></text:p>
            </text:list-item>
          </text:list>
        </draw:text-box>
      </draw:frame>
      <draw:frame draw:name="Заголовок 1" presentation:style-name="Mpr58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5" presentation:style-name="Mpr59" draw:text-style-name="MP9" draw:layer="backgroundobjects" svg:width="9.886cm" svg:height="13.693cm" svg:x="1.032cm" svg:y="4.333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draw:frame draw:name="Picture Placeholder 5" presentation:style-name="Mpr59" draw:text-style-name="MP9" draw:layer="backgroundobjects" svg:width="9.886cm" svg:height="13.693cm" svg:x="11.972cm" svg:y="4.295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Заголовок_2c__20_2_20_объекта_20_и_20_текст_20_справа-title" draw:layer="backgroundobjects" svg:width="18.624cm" svg:height="10.476cm" svg:x="1.482cm" svg:y="2.123cm" presentation:class="page"/>
        <draw:frame presentation:style-name="Заголовок_2c__20_2_20_объекта_20_и_20_текст_20_справа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c__20_6_20_объектов_20_с_20_текстовыми_20_блоками" style:display-name="Заголовок, текст, 6 объектов с текстовыми блоками" style:page-layout-name="PM1" draw:style-name="Mdp2">
      <draw:frame draw:name="Нижний колонтитул 4" presentation:style-name="Mpr62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62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Рисунок 2" presentation:style-name="Mpr63" draw:text-style-name="MP20" draw:layer="backgroundobjects" svg:width="1.765cm" svg:height="1.701cm" svg:x="17.449cm" svg:y="4.333cm" presentation:class="outline" presentation:user-transformed="true">
        <draw:text-box>
          <text:list text:style-name="ML2">
            <text:list-item>
              <text:p text:style-name="MP19"><text:span text:style-name="MT13">Окно для вставки пиктограммы </text:span><text:span text:style-name="MT14">PNG</text:span></text:p>
            </text:list-item>
          </text:list>
        </draw:text-box>
      </draw:frame>
      <draw:frame draw:name="Рисунок 2" presentation:style-name="Mpr63" draw:text-style-name="MP20" draw:layer="backgroundobjects" svg:width="1.765cm" svg:height="1.701cm" svg:x="25.566cm" svg:y="4.333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63" draw:text-style-name="MP20" draw:layer="backgroundobjects" svg:width="1.765cm" svg:height="1.701cm" svg:x="17.449cm" svg:y="8.827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63" draw:text-style-name="MP20" draw:layer="backgroundobjects" svg:width="1.765cm" svg:height="1.701cm" svg:x="25.566cm" svg:y="8.827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63" draw:text-style-name="MP20" draw:layer="backgroundobjects" svg:width="1.765cm" svg:height="1.701cm" svg:x="17.449cm" svg:y="13.427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Рисунок 2" presentation:style-name="Mpr63" draw:text-style-name="MP20" draw:layer="backgroundobjects" svg:width="1.765cm" svg:height="1.701cm" svg:x="25.566cm" svg:y="13.427cm" presentation:class="outline" presentation:user-transformed="true">
        <draw:text-box>
          <text:p text:style-name="MP19"><text:span text:style-name="MT13">Окно для вставки пиктограммы </text:span><text:span text:style-name="MT14">PNG</text:span></text:p>
        </draw:text-box>
      </draw:frame>
      <draw:frame draw:name="Текст 2" presentation:style-name="Mpr64" draw:text-style-name="MP18" draw:layer="backgroundobjects" svg:width="15.385cm" svg:height="13.095cm" svg:x="1.032cm" svg:y="4.325cm" presentation:class="outline" presentation:user-transformed="true">
        <draw:text-box>
          <text:p text:style-name="MP19"><text:span text:style-name="MT9">Образец короткого </text:span><text:span text:style-name="MT9"><text:line-break/></text:span><text:span text:style-name="MT9">дополнительного текста, </text:span><text:span text:style-name="MT9"><text:line-break/></text:span><text:span text:style-name="MT9">который раскрывает суть</text:span></text:p>
          <text:p text:style-name="MP21"><text:span text:style-name="MT9"/></text:p>
        </draw:text-box>
      </draw:frame>
      <draw:frame draw:name="Текст 2" presentation:style-name="Mpr65" draw:text-style-name="MP22" draw:layer="backgroundobjects" svg:width="7.068cm" svg:height="1.901cm" svg:x="17.449cm" svg:y="6.441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Текст 2" presentation:style-name="Mpr65" draw:text-style-name="MP22" draw:layer="backgroundobjects" svg:width="7.268cm" svg:height="1.901cm" svg:x="25.566cm" svg:y="6.441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Текст 2" presentation:style-name="Mpr65" draw:text-style-name="MP22" draw:layer="backgroundobjects" svg:width="7.068cm" svg:height="1.901cm" svg:x="17.449cm" svg:y="10.979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Текст 2" presentation:style-name="Mpr65" draw:text-style-name="MP22" draw:layer="backgroundobjects" svg:width="7.268cm" svg:height="1.901cm" svg:x="25.566cm" svg:y="10.979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Текст 2" presentation:style-name="Mpr65" draw:text-style-name="MP22" draw:layer="backgroundobjects" svg:width="7.068cm" svg:height="1.901cm" svg:x="17.449cm" svg:y="15.518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Текст 2" presentation:style-name="Mpr65" draw:text-style-name="MP22" draw:layer="backgroundobjects" svg:width="7.3cm" svg:height="1.901cm" svg:x="25.566cm" svg:y="15.518cm" presentation:class="outline" presentation:user-transformed="true">
        <draw:text-box>
          <text:p text:style-name="MP14"><text:span text:style-name="MT15">Короткий текст </text:span><text:span text:style-name="MT15"><text:line-break/></text:span><text:span text:style-name="MT15">в одну-две строки</text:span></text:p>
          <text:p text:style-name="MP21"><text:span text:style-name="MT15"/></text:p>
        </draw:text-box>
      </draw:frame>
      <draw:frame draw:name="Заголовок 1" presentation:style-name="Mpr66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presentation:notes style:page-layout-name="PM0">
        <draw:page-thumbnail presentation:style-name="Заголовок_2c__20_текст_2c__20_6_20_объектов_20_с_20_текстовыми_20_блоками-title" draw:layer="backgroundobjects" svg:width="18.624cm" svg:height="10.476cm" svg:x="1.482cm" svg:y="2.123cm" presentation:class="page"/>
        <draw:frame presentation:style-name="Заголовок_2c__20_текст_2c__20_6_20_объектов_20_с_20_текстовыми_20_блоками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c__20_4_20_пункта_20_с_20_текстовыми_20_блоками" style:display-name="Заголовок, текст, 4 пункта с текстовыми блоками" style:page-layout-name="PM1" draw:style-name="Mdp2">
      <draw:frame draw:name="Нижний колонтитул 4" presentation:style-name="Mpr69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69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70" draw:text-style-name="MP18" draw:layer="backgroundobjects" svg:width="15.385cm" svg:height="11.999cm" svg:x="1.032cm" svg:y="4.325cm" presentation:class="outline" presentation:user-transformed="true">
        <draw:text-box>
          <text:list text:style-name="ML2">
            <text:list-item>
              <text:p text:style-name="MP19"><text:span text:style-name="MT20">Образец короткого </text:span><text:span text:style-name="MT20"><text:line-break/></text:span><text:span text:style-name="MT20">дополнительного текста, </text:span><text:span text:style-name="MT20"><text:line-break/></text:span><text:span text:style-name="MT20">который раскрывает суть</text:span></text:p>
              <text:list>
                <text:list-item>
                  <text:p text:style-name="MP15"><text:span text:style-name="MT20"/></text:p>
                </text:list-item>
              </text:list>
            </text:list-item>
          </text:list>
        </draw:text-box>
      </draw:frame>
      <draw:frame draw:name="Текст 2" presentation:style-name="Mpr71" draw:text-style-name="MP22" draw:layer="backgroundobjects" svg:width="7.068cm" svg:height="2.967cm" svg:x="17.449cm" svg:y="7.389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1" draw:text-style-name="MP22" draw:layer="backgroundobjects" svg:width="7.068cm" svg:height="2.967cm" svg:x="25.532cm" svg:y="7.389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1" draw:text-style-name="MP22" draw:layer="backgroundobjects" svg:width="7.068cm" svg:height="2.967cm" svg:x="17.449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1" draw:text-style-name="MP22" draw:layer="backgroundobjects" svg:width="7.068cm" svg:height="2.967cm" svg:x="25.532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Заголовок 1" presentation:style-name="Mpr72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Текст 2" presentation:style-name="Mpr71" draw:text-style-name="MP6" draw:layer="backgroundobjects" svg:width="7.068cm" svg:height="2.817cm" svg:x="17.433cm" svg:y="4.325cm" presentation:class="outline" presentation:user-transformed="true">
        <draw:text-box>
          <text:p text:style-name="MP19"><text:span text:style-name="MT22">01</text:span></text:p>
          <text:p text:style-name="MP21"><text:span text:style-name="MT22"/></text:p>
        </draw:text-box>
      </draw:frame>
      <draw:frame draw:name="Текст 2" presentation:style-name="Mpr71" draw:text-style-name="MP6" draw:layer="backgroundobjects" svg:width="7.068cm" svg:height="2.817cm" svg:x="25.532cm" svg:y="4.325cm" presentation:class="outline" presentation:user-transformed="true">
        <draw:text-box>
          <text:p text:style-name="MP19"><text:span text:style-name="MT22">02</text:span></text:p>
          <text:p text:style-name="MP21"><text:span text:style-name="MT22"/></text:p>
        </draw:text-box>
      </draw:frame>
      <draw:frame draw:name="Текст 2" presentation:style-name="Mpr71" draw:text-style-name="MP6" draw:layer="backgroundobjects" svg:width="7.068cm" svg:height="2.817cm" svg:x="17.433cm" svg:y="11.176cm" presentation:class="outline" presentation:user-transformed="true">
        <draw:text-box>
          <text:p text:style-name="MP19"><text:span text:style-name="MT22">03</text:span></text:p>
          <text:p text:style-name="MP21"><text:span text:style-name="MT22"/></text:p>
        </draw:text-box>
      </draw:frame>
      <draw:frame draw:name="Текст 2" presentation:style-name="Mpr71" draw:text-style-name="MP6" draw:layer="backgroundobjects" svg:width="7.068cm" svg:height="2.817cm" svg:x="25.532cm" svg:y="11.176cm" presentation:class="outline" presentation:user-transformed="true">
        <draw:text-box>
          <text:p text:style-name="MP19"><text:span text:style-name="MT22">04</text:span></text:p>
          <text:p text:style-name="MP21"><text:span text:style-name="MT22"/></text:p>
        </draw:text-box>
      </draw:frame>
      <presentation:notes style:page-layout-name="PM0">
        <draw:page-thumbnail presentation:style-name="Заголовок_2c__20_текст_2c__20_4_20_пункта_20_с_20_текстовыми_20_блоками-title" draw:layer="backgroundobjects" svg:width="18.624cm" svg:height="10.476cm" svg:x="1.482cm" svg:y="2.123cm" presentation:class="page"/>
        <draw:frame presentation:style-name="Заголовок_2c__20_текст_2c__20_4_20_пункта_20_с_20_текстовыми_20_блоками-notes" draw:layer="backgroundobjects" svg:width="17.271cm" svg:height="12.572cm" svg:x="2.159cm" svg:y="13.271cm" presentation:class="notes" presentation:placeholder="true">
          <draw:text-box/>
        </draw:frame>
        <draw:frame presentation:style-name="Mpr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8_20_пунктов_20_с_20_текстовыми_20_блоками" style:display-name="Заголовок, 8 пунктов с текстовыми блоками" style:page-layout-name="PM1" draw:style-name="Mdp2">
      <draw:frame draw:name="Нижний колонтитул 4" presentation:style-name="Mpr75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75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Заголовок 1" presentation:style-name="Mpr76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Текст 2" presentation:style-name="Mpr77" draw:text-style-name="MP22" draw:layer="backgroundobjects" svg:width="7.068cm" svg:height="2.967cm" svg:x="17.449cm" svg:y="7.389cm" presentation:class="outline" presentation:user-transformed="true">
        <draw:text-box>
          <text:list text:style-name="ML2">
            <text:list-item>
              <text:p text:style-name="MP14"><text:span text:style-name="MT21">Короткий текст раскрывающий основную суть, может быть в две, три или четыре строки</text:span></text:p>
              <text:list>
                <text:list-item>
                  <text:p text:style-name="MP15"><text:span text:style-name="MT21"/></text:p>
                </text:list-item>
              </text:list>
            </text:list-item>
          </text:list>
        </draw:text-box>
      </draw:frame>
      <draw:frame draw:name="Текст 2" presentation:style-name="Mpr77" draw:text-style-name="MP22" draw:layer="backgroundobjects" svg:width="7.068cm" svg:height="2.967cm" svg:x="25.532cm" svg:y="7.389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22" draw:layer="backgroundobjects" svg:width="7.068cm" svg:height="2.967cm" svg:x="17.449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22" draw:layer="backgroundobjects" svg:width="7.068cm" svg:height="2.967cm" svg:x="25.532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6" draw:layer="backgroundobjects" svg:width="7.068cm" svg:height="2.817cm" svg:x="17.433cm" svg:y="4.325cm" presentation:class="outline" presentation:user-transformed="true">
        <draw:text-box>
          <text:p text:style-name="MP19"><text:span text:style-name="MT23">&gt;2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25.532cm" svg:y="4.325cm" presentation:class="outline" presentation:user-transformed="true">
        <draw:text-box>
          <text:p text:style-name="MP19"><text:span text:style-name="MT23">10+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17.433cm" svg:y="11.176cm" presentation:class="outline" presentation:user-transformed="true">
        <draw:text-box>
          <text:p text:style-name="MP19"><text:span text:style-name="MT22">03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25.532cm" svg:y="11.176cm" presentation:class="outline" presentation:user-transformed="true">
        <draw:text-box>
          <text:p text:style-name="MP19"><text:span text:style-name="MT22">04</text:span></text:p>
          <text:p text:style-name="MP21"><text:span text:style-name="MT22"/></text:p>
        </draw:text-box>
      </draw:frame>
      <draw:frame draw:name="Текст 2" presentation:style-name="Mpr77" draw:text-style-name="MP22" draw:layer="backgroundobjects" svg:width="7.068cm" svg:height="2.967cm" svg:x="1.048cm" svg:y="7.389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22" draw:layer="backgroundobjects" svg:width="7.068cm" svg:height="2.967cm" svg:x="9.131cm" svg:y="7.389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22" draw:layer="backgroundobjects" svg:width="7.068cm" svg:height="2.967cm" svg:x="1.048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22" draw:layer="backgroundobjects" svg:width="7.068cm" svg:height="2.967cm" svg:x="9.131cm" svg:y="14.233cm" presentation:class="outline" presentation:user-transformed="true">
        <draw:text-box>
          <text:p text:style-name="MP14"><text:span text:style-name="MT21">Короткий текст раскрывающий основную суть, может быть в две, три или четыре строки</text:span></text:p>
          <text:p text:style-name="MP21"><text:span text:style-name="MT21"/></text:p>
        </draw:text-box>
      </draw:frame>
      <draw:frame draw:name="Текст 2" presentation:style-name="Mpr77" draw:text-style-name="MP6" draw:layer="backgroundobjects" svg:width="7.068cm" svg:height="2.817cm" svg:x="1.032cm" svg:y="4.325cm" presentation:class="outline" presentation:user-transformed="true">
        <draw:text-box>
          <text:p text:style-name="MP19"><text:span text:style-name="MT23">0,5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9.131cm" svg:y="4.325cm" presentation:class="outline" presentation:user-transformed="true">
        <draw:text-box>
          <text:p text:style-name="MP19"><text:span text:style-name="MT23">40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1.032cm" svg:y="11.176cm" presentation:class="outline" presentation:user-transformed="true">
        <draw:text-box>
          <text:p text:style-name="MP19"><text:span text:style-name="MT22">03</text:span></text:p>
          <text:p text:style-name="MP21"><text:span text:style-name="MT22"/></text:p>
        </draw:text-box>
      </draw:frame>
      <draw:frame draw:name="Текст 2" presentation:style-name="Mpr77" draw:text-style-name="MP6" draw:layer="backgroundobjects" svg:width="7.068cm" svg:height="2.817cm" svg:x="9.131cm" svg:y="11.176cm" presentation:class="outline" presentation:user-transformed="true">
        <draw:text-box>
          <text:p text:style-name="MP19"><text:span text:style-name="MT22">04</text:span></text:p>
          <text:p text:style-name="MP21"><text:span text:style-name="MT22"/></text:p>
        </draw:text-box>
      </draw:frame>
      <presentation:notes style:page-layout-name="PM0">
        <draw:page-thumbnail presentation:style-name="Заголовок_2c__20_8_20_пунктов_20_с_20_текстовыми_20_блоками-title" draw:layer="backgroundobjects" svg:width="18.624cm" svg:height="10.476cm" svg:x="1.482cm" svg:y="2.123cm" presentation:class="page"/>
        <draw:frame presentation:style-name="Заголовок_2c__20_8_20_пунктов_20_с_20_текстовыми_20_блоками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код_20_и_20_текстовый_20_блок_20_справа" style:display-name="Заголовок, код и текстовый блок справа" style:page-layout-name="PM1" draw:style-name="Mdp2">
      <draw:frame draw:name="Нижний колонтитул 4" presentation:style-name="Mpr80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80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81" draw:text-style-name="MP9" draw:layer="backgroundobjects" svg:width="9.954cm" svg:height="1.022cm" svg:x="20.836cm" svg:y="4.333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81" draw:text-style-name="MP9" draw:layer="backgroundobjects" svg:width="9.922cm" svg:height="1.022cm" svg:x="20.836cm" svg:y="5.709cm" presentation:class="outline" presentation:user-transformed="true">
        <draw:text-box>
          <text:p text:style-name="MP14"><text:span text:style-name="MT19">Ключевая мысль</text:span></text:p>
          <text:p text:style-name="MP21"><text:span text:style-name="MT16"/></text:p>
        </draw:text-box>
      </draw:frame>
      <draw:frame draw:name="Текст 2" presentation:style-name="Mpr81" draw:text-style-name="MP9" draw:layer="backgroundobjects" svg:width="9.954cm" svg:height="1.022cm" svg:x="20.836cm" svg:y="7.084cm" presentation:class="outline" presentation:user-transformed="true">
        <draw:text-box>
          <text:list text:style-name="ML5">
            <text:list-item>
              <text:p text:style-name="MP24"><text:span text:style-name="MT16">Маркированный список</text:span></text:p>
            </text:list-item>
          </text:list>
          <text:p text:style-name="MP24"><text:span text:style-name="MT16"/></text:p>
          <text:p text:style-name="MP21"><text:span text:style-name="MT16"/></text:p>
        </draw:text-box>
      </draw:frame>
      <draw:frame draw:name="Текст 2" presentation:style-name="Mpr81" draw:text-style-name="MP9" draw:layer="backgroundobjects" svg:width="9.954cm" svg:height="1.022cm" svg:x="20.836cm" svg:y="8.46cm" presentation:class="outline" presentation:user-transformed="true">
        <draw:text-box>
          <text:list text:style-name="ML6">
            <text:list-item>
              <text:p text:style-name="MP24"><text:span text:style-name="MT16">Нумерованный список</text:span></text:p>
            </text:list-item>
          </text:list>
        </draw:text-box>
      </draw:frame>
      <draw:frame draw:name="Текст 2" presentation:style-name="Mpr81" draw:text-style-name="MP9" draw:layer="backgroundobjects" svg:width="18.701cm" svg:height="11.991cm" svg:x="1.032cm" svg:y="4.333cm" presentation:class="outline" presentation:user-transformed="true">
        <draw:text-box>
          <text:p text:style-name="MP14"><text:span text:style-name="MT24">Код</text:span></text:p>
          <text:p text:style-name="MP21"><text:span text:style-name="MT24"/></text:p>
        </draw:text-box>
      </draw:frame>
      <draw:frame draw:name="Заголовок 1" presentation:style-name="Mpr82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presentation:notes style:page-layout-name="PM0">
        <draw:page-thumbnail presentation:style-name="Заголовок_2c__20_код_20_и_20_текстовый_20_блок_20_справа-title" draw:layer="backgroundobjects" svg:width="18.624cm" svg:height="10.476cm" svg:x="1.482cm" svg:y="2.123cm" presentation:class="page"/>
        <draw:frame presentation:style-name="Заголовок_2c__20_код_20_и_20_текстовый_20_блок_20_справа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и_20_объект_20__28_белый_20_фон_2c__20_текст_20_слева_29_" style:display-name="Текст и объект (белый фон, текст слева)" style:page-layout-name="PM1" draw:style-name="Mdp2">
      <draw:frame draw:name="Нижний колонтитул 4" presentation:style-name="Mpr85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85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86" draw:text-style-name="MP9" draw:layer="backgroundobjects" svg:width="14.838cm" svg:height="1.022cm" svg:x="1.032cm" svg:y="4.342cm" presentation:class="outline" presentation:user-transformed="true">
        <draw:text-box>
          <text:list text:style-name="ML2">
            <text:list-item>
              <text:p text:style-name="MP14"><text:span text:style-name="MT17">Образец текста</text:span></text:p>
              <text:list>
                <text:list-item>
                  <text:p text:style-name="MP15"><text:span text:style-name="MT17"/></text:p>
                </text:list-item>
              </text:list>
            </text:list-item>
          </text:list>
        </draw:text-box>
      </draw:frame>
      <draw:frame draw:name="Текст 2" presentation:style-name="Mpr86" draw:text-style-name="MP9" draw:layer="backgroundobjects" svg:width="14.838cm" svg:height="1.022cm" svg:x="1.032cm" svg:y="5.717cm" presentation:class="outline" presentation:user-transformed="true">
        <draw:text-box>
          <text:p text:style-name="MP14"><text:span text:style-name="MT18">Ключевая мысль</text:span></text:p>
          <text:p text:style-name="MP21"><text:span text:style-name="MT18"/></text:p>
        </draw:text-box>
      </draw:frame>
      <draw:frame draw:name="Текст 2" presentation:style-name="Mpr86" draw:text-style-name="MP9" draw:layer="backgroundobjects" svg:width="14.838cm" svg:height="1.022cm" svg:x="1.032cm" svg:y="7.093cm" presentation:class="outline" presentation:user-transformed="true">
        <draw:text-box>
          <text:list text:style-name="ML5">
            <text:list-item>
              <text:p text:style-name="MP24"><text:span text:style-name="MT17">Маркированный список</text:span></text:p>
            </text:list-item>
          </text:list>
          <text:p text:style-name="MP24"><text:span text:style-name="MT17"/></text:p>
          <text:p text:style-name="MP21"><text:span text:style-name="MT16"/></text:p>
        </draw:text-box>
      </draw:frame>
      <draw:frame draw:name="Текст 2" presentation:style-name="Mpr86" draw:text-style-name="MP9" draw:layer="backgroundobjects" svg:width="14.838cm" svg:height="1.022cm" svg:x="1.032cm" svg:y="8.469cm" presentation:class="outline" presentation:user-transformed="true">
        <draw:text-box>
          <text:list text:style-name="ML6">
            <text:list-item>
              <text:p text:style-name="MP24"><text:span text:style-name="MT17">Нумерованный список</text:span></text:p>
            </text:list-item>
          </text:list>
          <text:p text:style-name="MP17"><text:span text:style-name="MT17"/></text:p>
        </draw:text-box>
      </draw:frame>
      <draw:frame draw:name="Заголовок 1" presentation:style-name="Mpr87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5">Место </text:span><text:span text:style-name="MT5">под </text:span><text:span text:style-name="MT5">заголо</text:span><text:span text:style-name="MT5">вок</text:span></text:p>
        </draw:text-box>
      </draw:frame>
      <draw:frame draw:name="Picture Placeholder 5" presentation:style-name="Mpr88" draw:text-style-name="MP9" draw:layer="backgroundobjects" svg:width="15.9cm" svg:height="13.93cm" svg:x="16.933cm" svg:y="4.096cm" presentation:class="outline" presentation:user-transformed="true">
        <draw:text-box>
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<text:p text:style-name="MP19"><text:span text:style-name="MT12"/></text:p>
        </draw:text-box>
      </draw:frame>
      <presentation:notes style:page-layout-name="PM0">
        <draw:page-thumbnail presentation:style-name="Текст_20_и_20_объект_20__28_белый_20_фон_2c__20_текст_20_слева_29_-title" draw:layer="backgroundobjects" svg:width="18.624cm" svg:height="10.476cm" svg:x="1.482cm" svg:y="2.123cm" presentation:class="page"/>
        <draw:frame presentation:style-name="Текст_20_и_20_объект_20__28_белый_20_фон_2c__20_текст_20_слева_29_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Нижний колонтитул 4" presentation:style-name="Mpr91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91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Заголовок 1" presentation:style-name="Mpr92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6" presentation:style-name="Mpr93" draw:text-style-name="MP9" draw:layer="backgroundobjects" svg:width="31.802cm" svg:height="13.613cm" svg:x="1.032cm" svg:y="4.413cm" presentation:class="outline" presentation:user-transformed="true">
        <draw:text-box>
          <text:list text:style-name="ML2">
            <text:list-item>
              <text:p text:style-name="MP14"><text:span text:style-name="MT11">Окно для вставки таблицы, диаграммы, схемы,</text:span><text:span text:style-name="MT12"><text:line-break/></text:span><text:span text:style-name="MT11">фотографии, иллюстрации</text:span></text:p>
            </text:list-item>
          </text:list>
        </draw:text-box>
      </draw:frame>
      <presentation:notes style:page-layout-name="PM0">
        <draw:page-thumbnail presentation:style-name="Заголовок_20_и_20_объект-title" draw:layer="backgroundobjects" svg:width="18.624cm" svg:height="10.476cm" svg:x="1.482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мокап_20_ноутбука_20_и_20_текстовый_20_блок_20_справа" style:display-name="Заголовок, мокап ноутбука и текстовый блок справа" style:page-layout-name="PM1" draw:style-name="Mdp2">
      <draw:frame draw:name="Нижний колонтитул 4" presentation:style-name="Mpr96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96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Image 0" draw:style-name="Mgr4" draw:text-style-name="MP7" draw:layer="backgroundobjects" svg:width="19.816cm" svg:height="12.1cm" svg:x="1.019cm" svg:y="4.333cm">
        <draw:image xlink:href="Pictures/1000000100000475000002B9ECDF604BDCD7101F.png" xlink:type="simple" xlink:show="embed" xlink:actuate="onLoad" draw:mime-type="image/png">
          <text:p/>
        </draw:image>
        <svg:desc>preencoded.png</svg:desc>
      </draw:frame>
      <draw:frame draw:name="Текст 2" presentation:style-name="Mpr97" draw:text-style-name="MP9" draw:layer="backgroundobjects" svg:width="11.998cm" svg:height="1.022cm" svg:x="20.836cm" svg:y="4.333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97" draw:text-style-name="MP9" draw:layer="backgroundobjects" svg:width="12.03cm" svg:height="1.022cm" svg:x="20.836cm" svg:y="5.709cm" presentation:class="outline" presentation:user-transformed="true">
        <draw:text-box>
          <text:p text:style-name="MP14"><text:span text:style-name="MT19">Ключевая мысль</text:span></text:p>
          <text:p text:style-name="MP21"><text:span text:style-name="MT16"/></text:p>
        </draw:text-box>
      </draw:frame>
      <draw:frame draw:name="Текст 2" presentation:style-name="Mpr97" draw:text-style-name="MP9" draw:layer="backgroundobjects" svg:width="12.03cm" svg:height="1.022cm" svg:x="20.836cm" svg:y="7.084cm" presentation:class="outline" presentation:user-transformed="true">
        <draw:text-box>
          <text:list text:style-name="ML5">
            <text:list-item>
              <text:p text:style-name="MP24"><text:span text:style-name="MT16">Маркированный список</text:span></text:p>
            </text:list-item>
          </text:list>
          <text:p text:style-name="MP24"><text:span text:style-name="MT16"/></text:p>
          <text:p text:style-name="MP21"><text:span text:style-name="MT16"/></text:p>
        </draw:text-box>
      </draw:frame>
      <draw:frame draw:name="Текст 2" presentation:style-name="Mpr97" draw:text-style-name="MP9" draw:layer="backgroundobjects" svg:width="12.03cm" svg:height="1.022cm" svg:x="20.836cm" svg:y="8.46cm" presentation:class="outline" presentation:user-transformed="true">
        <draw:text-box>
          <text:list text:style-name="ML6">
            <text:list-item>
              <text:p text:style-name="MP24"><text:span text:style-name="MT16">Нумерованый список</text:span></text:p>
            </text:list-item>
          </text:list>
          <text:p text:style-name="MP17"><text:span text:style-name="MT16"/></text:p>
        </draw:text-box>
      </draw:frame>
      <draw:frame draw:name="Заголовок 1" presentation:style-name="Mpr98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11" presentation:style-name="Mpr99" draw:text-style-name="MP9" draw:layer="backgroundobjects" svg:width="16.033cm" svg:height="10.331cm" svg:x="2.91cm" svg:y="4.717cm" presentation:class="outline" presentation:user-transformed="true">
        <draw:text-box>
          <text:p text:style-name="MP14"><text:span text:style-name="MT25">Окно для вставки </text:span><text:span text:style-name="MT25"><text:line-break/></text:span><text:span text:style-name="MT25">скриншота или скринкаста</text:span></text:p>
          <text:p text:style-name="MP19"><text:span text:style-name="MT26"/></text:p>
        </draw:text-box>
      </draw:frame>
      <presentation:notes style:page-layout-name="PM0">
        <draw:page-thumbnail presentation:style-name="Заголовок_2c__20_мокап_20_ноутбука_20_и_20_текстовый_20_блок_20_справа-title" draw:layer="backgroundobjects" svg:width="18.624cm" svg:height="10.476cm" svg:x="1.482cm" svg:y="2.123cm" presentation:class="page"/>
        <draw:frame presentation:style-name="Заголовок_2c__20_мокап_20_ноутбука_20_и_20_текстовый_20_блок_20_справа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мокап_20_ноутбука" style:display-name="Заголовок и мокап ноутбука" style:page-layout-name="PM1" draw:style-name="Mdp2">
      <draw:frame draw:name="Нижний колонтитул 4" presentation:style-name="Mpr102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02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Image 0" draw:style-name="Mgr4" draw:text-style-name="MP7" draw:layer="backgroundobjects" svg:width="20.703cm" svg:height="12.641cm" svg:x="6.632cm" svg:y="4.347cm">
        <draw:image xlink:href="Pictures/1000000100000475000002B9ECDF604BDCD7101F.png" xlink:type="simple" xlink:show="embed" xlink:actuate="onLoad" draw:mime-type="image/png">
          <text:p/>
        </draw:image>
        <svg:desc>preencoded.png</svg:desc>
      </draw:frame>
      <draw:frame draw:name="Заголовок 1" presentation:style-name="Mpr103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11" presentation:style-name="Mpr104" draw:text-style-name="MP9" draw:layer="backgroundobjects" svg:width="16.673cm" svg:height="10.649cm" svg:x="8.647cm" svg:y="4.813cm" presentation:class="outline" presentation:user-transformed="true">
        <draw:text-box>
          <text:list text:style-name="ML2">
            <text:list-item>
              <text:p text:style-name="MP14"><text:span text:style-name="MT25">Окно для вставки </text:span><text:span text:style-name="MT25"><text:line-break/></text:span><text:span text:style-name="MT25">скриншота или скринкаста</text:span></text:p>
              <text:list>
                <text:list-item>
                  <text:p text:style-name="MP23"><text:span text:style-name="MT26"/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мокап_20_ноутбука-title" draw:layer="backgroundobjects" svg:width="18.624cm" svg:height="10.476cm" svg:x="1.482cm" svg:y="2.123cm" presentation:class="page"/>
        <draw:frame presentation:style-name="Заголовок_20_и_20_мокап_20_ноутбука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мокап_20_телефона" style:display-name="Заголовок и мокап телефона" style:page-layout-name="PM1" draw:style-name="Mdp2">
      <draw:frame draw:name="Рисунок 6" draw:style-name="Mgr4" draw:text-style-name="MP7" draw:layer="backgroundobjects" svg:width="6.363cm" svg:height="12.897cm" svg:x="13.751cm" svg:y="4.219cm">
        <draw:image xlink:href="Pictures/10000001000001BF0000038AF122C02E3D2D6B36.png" xlink:type="simple" xlink:show="embed" xlink:actuate="onLoad" draw:mime-type="image/png">
          <text:p/>
        </draw:image>
      </draw:frame>
      <draw:frame draw:name="Нижний колонтитул 4" presentation:style-name="Mpr107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07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Заголовок 1" presentation:style-name="Mpr108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Рисунок 1" draw:style-name="Mgr4" draw:text-style-name="MP7" draw:layer="backgroundobjects" svg:width="6.364cm" svg:height="1.736cm" svg:x="13.751cm" svg:y="4.219cm">
        <draw:image xlink:href="Pictures/10000001000001BF0000007A38BAF8680FF70C73.png" xlink:type="simple" xlink:show="embed" xlink:actuate="onLoad" draw:mime-type="image/png">
          <text:p/>
        </draw:image>
      </draw:frame>
      <draw:frame draw:name="Picture Placeholder 11" presentation:style-name="Mpr109" draw:text-style-name="MP25" draw:layer="backgroundobjects" svg:width="5.672cm" svg:height="12.188cm" svg:x="14.097cm" svg:y="4.533cm" presentation:class="outline" presentation:user-transformed="true">
        <draw:text-box>
          <text:list text:style-name="ML2">
            <text:list-item>
              <text:p text:style-name="MP14"><text:span text:style-name="MT25">Окно для вставки </text:span><text:span text:style-name="MT25"><text:line-break/></text:span><text:span text:style-name="MT25">скриншота или скринкаста</text:span></text:p>
              <text:list>
                <text:list-item>
                  <text:p text:style-name="MP23"><text:span text:style-name="MT26"/></text:p>
                </text:list-item>
              </text:list>
            </text:list-item>
          </text:list>
        </draw:text-box>
      </draw:frame>
      <draw:frame draw:name="Рисунок 16" draw:style-name="Mgr4" draw:text-style-name="MP7" draw:layer="backgroundobjects" svg:width="6.364cm" svg:height="1.736cm" svg:x="13.751cm" svg:y="4.136cm">
        <draw:image xlink:href="Pictures/10000001000001BF0000007A38BAF8680FF70C73.png" xlink:type="simple" xlink:show="embed" xlink:actuate="onLoad" draw:mime-type="image/png">
          <text:p/>
        </draw:image>
      </draw:frame>
      <presentation:notes style:page-layout-name="PM0">
        <draw:page-thumbnail presentation:style-name="Заголовок_20_и_20_мокап_20_телефона-title" draw:layer="backgroundobjects" svg:width="18.624cm" svg:height="10.476cm" svg:x="1.482cm" svg:y="2.123cm" presentation:class="page"/>
        <draw:frame presentation:style-name="Заголовок_20_и_20_мокап_20_телефона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мокап_20_телефона_20_и_20_текстовый_20_блок_20_справа" style:display-name="Заголовок, мокап телефона и текстовый блок справа" style:page-layout-name="PM1" draw:style-name="Mdp2">
      <draw:frame draw:name="Нижний колонтитул 4" presentation:style-name="Mpr112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12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Текст 2" presentation:style-name="Mpr113" draw:text-style-name="MP9" draw:layer="backgroundobjects" svg:width="11.998cm" svg:height="1.022cm" svg:x="20.836cm" svg:y="4.333cm" presentation:class="outline" presentation:user-transformed="true">
        <draw:text-box>
          <text:list text:style-name="ML2">
            <text:list-item>
              <text:p text:style-name="MP14"><text:span text:style-name="MT16">Образец текста</text:span></text:p>
              <text:list>
                <text:list-item>
                  <text:p text:style-name="MP15"><text:span text:style-name="MT16"/></text:p>
                </text:list-item>
              </text:list>
            </text:list-item>
          </text:list>
        </draw:text-box>
      </draw:frame>
      <draw:frame draw:name="Текст 2" presentation:style-name="Mpr113" draw:text-style-name="MP9" draw:layer="backgroundobjects" svg:width="12.03cm" svg:height="1.022cm" svg:x="20.836cm" svg:y="5.709cm" presentation:class="outline" presentation:user-transformed="true">
        <draw:text-box>
          <text:p text:style-name="MP14"><text:span text:style-name="MT19">Ключевая мысль</text:span></text:p>
          <text:p text:style-name="MP21"><text:span text:style-name="MT16"/></text:p>
        </draw:text-box>
      </draw:frame>
      <draw:frame draw:name="Текст 2" presentation:style-name="Mpr113" draw:text-style-name="MP9" draw:layer="backgroundobjects" svg:width="12.03cm" svg:height="1.022cm" svg:x="20.836cm" svg:y="7.084cm" presentation:class="outline" presentation:user-transformed="true">
        <draw:text-box>
          <text:list text:style-name="ML5">
            <text:list-item>
              <text:p text:style-name="MP24"><text:span text:style-name="MT16">Маркированный список</text:span></text:p>
            </text:list-item>
          </text:list>
          <text:p text:style-name="MP24"><text:span text:style-name="MT16"/></text:p>
          <text:p text:style-name="MP21"><text:span text:style-name="MT16"/></text:p>
        </draw:text-box>
      </draw:frame>
      <draw:frame draw:name="Текст 2" presentation:style-name="Mpr113" draw:text-style-name="MP9" draw:layer="backgroundobjects" svg:width="12.03cm" svg:height="1.022cm" svg:x="20.836cm" svg:y="8.46cm" presentation:class="outline" presentation:user-transformed="true">
        <draw:text-box>
          <text:list text:style-name="ML6">
            <text:list-item>
              <text:p text:style-name="MP24"><text:span text:style-name="MT16">Нумерованный список</text:span></text:p>
            </text:list-item>
          </text:list>
          <text:p text:style-name="MP17"><text:span text:style-name="MT16"/></text:p>
        </draw:text-box>
      </draw:frame>
      <draw:frame draw:name="Рисунок 14" draw:style-name="Mgr4" draw:text-style-name="MP7" draw:layer="backgroundobjects" svg:width="6.363cm" svg:height="12.897cm" svg:x="7.245cm" svg:y="4.219cm">
        <draw:image xlink:href="Pictures/10000001000001BF0000038AF122C02E3D2D6B36.png" xlink:type="simple" xlink:show="embed" xlink:actuate="onLoad" draw:mime-type="image/png">
          <text:p/>
        </draw:image>
      </draw:frame>
      <draw:frame draw:name="Заголовок 1" presentation:style-name="Mpr114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11" presentation:style-name="Mpr115" draw:text-style-name="MP25" draw:layer="backgroundobjects" svg:width="5.672cm" svg:height="12.188cm" svg:x="7.591cm" svg:y="4.574cm" presentation:class="outline" presentation:user-transformed="true">
        <draw:text-box>
          <text:p text:style-name="MP14"><text:span text:style-name="MT25">Окно для вставки </text:span><text:span text:style-name="MT25"><text:line-break/></text:span><text:span text:style-name="MT25">скриншота или скринкаста</text:span></text:p>
          <text:p text:style-name="MP19"><text:span text:style-name="MT26"/></text:p>
        </draw:text-box>
      </draw:frame>
      <draw:frame draw:name="Рисунок 16" draw:style-name="Mgr4" draw:text-style-name="MP7" draw:layer="backgroundobjects" svg:width="6.364cm" svg:height="1.736cm" svg:x="7.244cm" svg:y="4.219cm">
        <draw:image xlink:href="Pictures/10000001000001BF0000007A38BAF8680FF70C73.png" xlink:type="simple" xlink:show="embed" xlink:actuate="onLoad" draw:mime-type="image/png">
          <text:p/>
        </draw:image>
      </draw:frame>
      <presentation:notes style:page-layout-name="PM0">
        <draw:page-thumbnail presentation:style-name="Заголовок_2c__20_мокап_20_телефона_20_и_20_текстовый_20_блок_20_справа-title" draw:layer="backgroundobjects" svg:width="18.624cm" svg:height="10.476cm" svg:x="1.482cm" svg:y="2.123cm" presentation:class="page"/>
        <draw:frame presentation:style-name="Заголовок_2c__20_мокап_20_телефона_20_и_20_текстовый_20_блок_20_справа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кно_20_для_20_скриншота" style:display-name="Заголовок и окно для скриншота" style:page-layout-name="PM1" draw:style-name="Mdp2">
      <draw:frame draw:name="Нижний колонтитул 4" presentation:style-name="Mpr118" draw:text-style-name="MP11" draw:layer="backgroundobjects" svg:width="15.9cm" svg:height="1.022cm" svg:x="1.032cm" svg:y="18.02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18" draw:text-style-name="MP11" draw:layer="backgroundobjects" svg:width="7.587cm" svg:height="1.022cm" svg:x="25.247cm" svg:y="18.02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Image 0" draw:style-name="Mgr4" draw:text-style-name="MP7" draw:layer="backgroundobjects" svg:width="20.703cm" svg:height="12.438cm" svg:x="6.632cm" svg:y="4.449cm">
        <draw:image xlink:href="Pictures/10000001000004C9000002E0BBA5573393F9E807.png" xlink:type="simple" xlink:show="embed" xlink:actuate="onLoad" draw:mime-type="image/png">
          <text:p/>
        </draw:image>
        <svg:desc>preencoded.png</svg:desc>
      </draw:frame>
      <draw:custom-shape draw:name="Text 3" draw:style-name="Mgr6" draw:text-style-name="MP26" draw:layer="backgroundobjects" svg:width="14.308cm" svg:height="0.404cm" svg:x="8.643cm" svg:y="5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19" draw:text-style-name="MP6" draw:layer="backgroundobjects" svg:width="31.802cm" svg:height="2.286cm" svg:x="1.032cm" svg:y="1.023cm" presentation:class="title" presentation:user-transformed="true">
        <draw:text-box>
          <text:p text:style-name="MP5"><text:span text:style-name="MT10">Место </text:span><text:span text:style-name="MT10">под </text:span><text:span text:style-name="MT10">заголо</text:span><text:span text:style-name="MT10">вок</text:span></text:p>
        </draw:text-box>
      </draw:frame>
      <draw:frame draw:name="Picture Placeholder 11" presentation:style-name="Mpr120" draw:text-style-name="MP9" draw:layer="backgroundobjects" svg:width="20.703cm" svg:height="11.458cm" svg:x="6.632cm" svg:y="5.428cm" presentation:class="outline" presentation:user-transformed="true">
        <draw:text-box>
          <text:list text:style-name="ML2">
            <text:list-item>
              <text:p text:style-name="MP14"><text:span text:style-name="MT25">Окно для вставки </text:span><text:span text:style-name="MT25"><text:line-break/></text:span><text:span text:style-name="MT25">скриншота или скринкаста</text:span></text:p>
              <text:list>
                <text:list-item>
                  <text:p text:style-name="MP23"><text:span text:style-name="MT26"/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окно_20_для_20_скриншота-title" draw:layer="backgroundobjects" svg:width="18.624cm" svg:height="10.476cm" svg:x="1.482cm" svg:y="2.123cm" presentation:class="page"/>
        <draw:frame presentation:style-name="Заголовок_20_и_20_окно_20_для_20_скриншота-notes" draw:layer="backgroundobjects" svg:width="17.271cm" svg:height="12.572cm" svg:x="2.159cm" svg:y="13.271cm" presentation:class="notes" presentation:placeholder="true">
          <draw:text-box/>
        </draw:frame>
        <draw:frame presentation:style-name="Mpr1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Финальный_20_слайд_20__2013__20_спасибо_20_за_20_внимание" style:display-name="Финальный слайд – спасибо за внимание" style:page-layout-name="PM1" draw:style-name="Mdp1">
      <draw:frame draw:name="Заголовок 1" presentation:style-name="Mpr123" draw:text-style-name="MP6" draw:layer="backgroundobjects" svg:width="31.834cm" svg:height="2.507cm" svg:x="1.032cm" svg:y="1.091cm" presentation:class="title" presentation:user-transformed="true">
        <draw:text-box>
          <text:p text:style-name="MP27"><text:span text:style-name="MT10">Спасиб</text:span><text:span text:style-name="MT10">о за </text:span><text:span text:style-name="MT10">вниман</text:span><text:span text:style-name="MT10">ие!</text:span></text:p>
        </draw:text-box>
      </draw:frame>
      <draw:frame draw:name="Нижний колонтитул 4" presentation:style-name="Mpr124" draw:text-style-name="MP11" draw:layer="backgroundobjects" svg:width="15.9cm" svg:height="1.013cm" svg:x="1.032cm" svg:y="18.03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24" draw:text-style-name="MP11" draw:layer="backgroundobjects" svg:width="7.619cm" svg:height="1.013cm" svg:x="25.247cm" svg:y="18.036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line draw:name="Прямая соединительная линия 7" draw:style-name="Mgr3" draw:text-style-name="MP7" draw:layer="backgroundobjects" svg:x1="1.031cm" svg:y1="3.598cm" svg:x2="1.032cm" svg:y2="17.903cm">
        <text:p/>
      </draw:line>
      <draw:frame draw:name="Image 0" draw:style-name="Mgr4" draw:text-style-name="MP7" draw:layer="backgroundobjects" svg:width="8.039cm" svg:height="14.426cm" svg:x="24.795cm" svg:y="3.63cm">
        <draw:image xlink:href="Pictures/10000001000003BF000009C47C593384684B7131.png" xlink:type="simple" xlink:show="embed" xlink:actuate="onLoad" draw:mime-type="image/png">
          <text:p/>
        </draw:image>
        <svg:desc>preencoded.png</svg:desc>
      </draw:frame>
      <draw:frame draw:name="Image 1" draw:style-name="Mgr4" draw:text-style-name="MP7" draw:layer="backgroundobjects" svg:width="23.575cm" svg:height="8.501cm" svg:x="4.833cm" svg:y="9.525cm">
        <draw:image xlink:href="Pictures/1000000100000850000008C0F7C9CE469DE9D64D.png" xlink:type="simple" xlink:show="embed" xlink:actuate="onLoad" draw:mime-type="image/png">
          <text:p/>
        </draw:image>
        <svg:desc>preencoded.png</svg:desc>
      </draw:frame>
      <presentation:notes style:page-layout-name="PM0">
        <draw:page-thumbnail presentation:style-name="Финальный_20_слайд_20__2013__20_спасибо_20_за_20_внимание-title" draw:layer="backgroundobjects" svg:width="18.624cm" svg:height="10.476cm" svg:x="1.482cm" svg:y="2.123cm" presentation:class="page"/>
        <draw:frame presentation:style-name="Финальный_20_слайд_20__2013__20_спасибо_20_за_20_внимание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ложка_20_раздела_5f_2строки_5f_" style:display-name="Обложка раздела_2строки_" style:page-layout-name="PM1" draw:style-name="Mdp1">
      <draw:frame draw:name="Заголовок 1" presentation:style-name="Mpr127" draw:text-style-name="MP6" draw:layer="backgroundobjects" svg:width="21.384cm" svg:height="4.874cm" svg:x="4.583cm" svg:y="2.677cm" presentation:class="title" presentation:user-transformed="true">
        <draw:text-box>
          <text:p text:style-name="MP5"><text:span text:style-name="MT5">Описан</text:span><text:span text:style-name="MT5">ие </text:span><text:span text:style-name="MT5">раздел</text:span><text:span text:style-name="MT5">а</text:span><text:span text:style-name="MT5"><text:line-break/></text:span><text:span text:style-name="MT5">в две </text:span><text:span text:style-name="MT5">полны</text:span><text:span text:style-name="MT5">е </text:span><text:span text:style-name="MT5">строки</text:span></text:p>
        </draw:text-box>
      </draw:frame>
      <draw:frame draw:name="Нижний колонтитул 4" presentation:style-name="Mpr128" draw:text-style-name="MP11" draw:layer="backgroundobjects" svg:width="15.9cm" svg:height="1.013cm" svg:x="1.032cm" svg:y="18.03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Номер слайда 5" presentation:style-name="Mpr128" draw:text-style-name="MP11" draw:layer="backgroundobjects" svg:width="7.619cm" svg:height="1.013cm" svg:x="25.247cm" svg:y="18.036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line draw:name="Прямая соединительная линия 7" draw:style-name="Mgr3" draw:text-style-name="MP7" draw:layer="backgroundobjects" svg:x1="1.031cm" svg:y1="3.447cm" svg:x2="1.032cm" svg:y2="18.026cm">
        <text:p/>
      </draw:line>
      <draw:frame draw:name="Image 0" draw:style-name="Mgr4" draw:text-style-name="MP7" draw:layer="backgroundobjects" svg:width="6.986cm" svg:height="17.033cm" svg:x="25.848cm" svg:y="1.023cm">
        <draw:image xlink:href="Pictures/10000001000003BF000009C47C593384684B7131.png" xlink:type="simple" xlink:show="embed" xlink:actuate="onLoad" draw:mime-type="image/png">
          <text:p/>
        </draw:image>
        <svg:desc>preencoded.png</svg:desc>
      </draw:frame>
      <draw:frame draw:name="Image 1" draw:style-name="Mgr4" draw:text-style-name="MP7" draw:layer="backgroundobjects" svg:width="12.104cm" svg:height="6.528cm" svg:x="16.933cm" svg:y="11.498cm">
        <draw:image xlink:href="Pictures/1000000100000850000008C0F7C9CE469DE9D64D.png" xlink:type="simple" xlink:show="embed" xlink:actuate="onLoad" draw:mime-type="image/png">
          <text:p/>
        </draw:image>
        <svg:desc>preencoded.png</svg:desc>
      </draw:frame>
      <draw:line draw:name="Прямая соединительная линия 12" draw:style-name="Mgr3" draw:text-style-name="MP7" draw:layer="backgroundobjects" svg:x1="4.833cm" svg:y1="7.364cm" svg:x2="4.834cm" svg:y2="18.026cm">
        <text:p/>
      </draw:line>
      <draw:custom-shape draw:name="Заголовок 1" draw:style-name="Mgr7" draw:text-style-name="MP13" draw:layer="backgroundobjects" svg:width="31.834cm" svg:height="2.507cm" svg:x="1.016cm" svg:y="1.0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2" presentation:style-name="Mpr129" draw:text-style-name="MP6" draw:layer="backgroundobjects" svg:width="26.696cm" svg:height="2.817cm" svg:x="1.016cm" svg:y="1.023cm" presentation:class="outline" presentation:user-transformed="true">
        <draw:text-box>
          <text:list text:style-name="ML2">
            <text:list-item>
              <text:p text:style-name="MP14"><text:span text:style-name="MT7">01;</text:span></text:p>
              <text:list>
                <text:list-item>
                  <text:p text:style-name="MP15"><text:span text:style-name="MT8"/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Обложка_20_раздела_5f_2строки_5f_-title" draw:layer="backgroundobjects" svg:width="18.624cm" svg:height="10.476cm" svg:x="1.482cm" svg:y="2.123cm" presentation:class="page"/>
        <draw:frame presentation:style-name="Обложка_20_раздела_5f_2строки_5f_-notes" draw:layer="backgroundobjects" svg:width="17.271cm" svg:height="12.572cm" svg:x="2.159cm" svg:y="13.271cm" presentation:class="notes" presentation:placeholder="true">
          <draw:text-box/>
        </draw:frame>
        <draw:frame presentation:style-name="Mpr1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26 the beginning</dc:title>
    <meta:initial-creator>Максим Иванов</meta:initial-creator>
    <meta:editing-cycles>85</meta:editing-cycles>
    <meta:creation-date>2023-07-14T14:41:16</meta:creation-date>
    <dc:date>2023-07-27T16:20:21.698014138</dc:date>
    <meta:editing-duration>P1DT10H47M4S</meta:editing-duration>
    <meta:generator>LibreOffice/7.3.7.2$Linux_X86_64 LibreOffice_project/30$Build-2</meta:generator>
    <meta:document-statistic meta:object-count="1293"/>
    <meta:user-defined meta:name="AppVersion">16.0000</meta:user-defined>
    <meta:user-defined meta:name="PresentationFormat">Широкоэкранный</meta:user-defined>
    <meta:user-defined meta:name="Slides" meta:value-type="float">30</meta:user-defined>
  </office:meta>
</office:document-meta>
</file>